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MS Sans Serif" svg:font-family="'MS Sans Serif'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41.86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9.7mm"/>
    </style:style>
    <style:style style:name="co6" style:family="table-column">
      <style:table-column-properties fo:break-before="auto" style:column-width="69.02mm"/>
    </style:style>
    <style:style style:name="co7" style:family="table-column">
      <style:table-column-properties fo:break-before="auto" style:column-width="28.82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100.89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26.33mm"/>
    </style:style>
    <style:style style:name="co12" style:family="table-column">
      <style:table-column-properties fo:break-before="auto" style:column-width="28.54mm"/>
    </style:style>
    <style:style style:name="co13" style:family="table-column">
      <style:table-column-properties fo:break-before="auto" style:column-width="52.11mm"/>
    </style:style>
    <style:style style:name="co14" style:family="table-column">
      <style:table-column-properties fo:break-before="auto" style:column-width="19.95mm"/>
    </style:style>
    <style:style style:name="co15" style:family="table-column">
      <style:table-column-properties fo:break-before="auto" style:column-width="38.52mm"/>
    </style:style>
    <style:style style:name="co16" style:family="table-column">
      <style:table-column-properties fo:break-before="auto" style:column-width="26.05mm"/>
    </style:style>
    <style:style style:name="co17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Nebytové_5f_prostory_5f_2014_5f_10_5f_02_5f_Bá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818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8181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00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ff8181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ackground-color="#00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6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6">
      <style:table-cell-properties style:glyph-orientation-vertical="0" fo:background-color="#ff818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8181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00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818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00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ff8181"/>
    </style:style>
    <style:style style:name="ce44" style:family="table-cell" style:parent-style-name="Default">
      <style:table-cell-properties fo:background-color="#00ff00"/>
    </style:style>
    <style:style style:name="T1" style:family="text">
      <style:text-properties style:font-style-complex="normal" style:font-name="Arial CE" style:font-style-asian="normal" style:font-weight-complex="normal" style:font-weight-asian="normal" style:font-size-complex="8pt" style:font-size-asian="8pt" style:text-position="0% 100%" fo:text-shadow="none" style:text-outline="false" fo:font-style="normal" style:text-line-through-type="none" style:text-underline-style="none" style:text-underline-color="font-color" fo:font-weight="normal" fo:font-size="8pt"/>
    </style:style>
    <style:style style:name="T2" style:family="text">
      <style:text-properties style:font-style-complex="normal" style:font-name="Arial CE" style:font-style-asian="normal" style:font-weight-complex="normal" style:font-weight-asian="normal" style:text-position="0% 100%" fo:text-shadow="none" style:text-outline="false" fo:font-style="normal" style:text-line-through-type="none" style:text-underline-style="none" style:text-underline-color="font-color" fo:font-weight="normal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Nebytové_prostory_2014_10_02_Bá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8"/>
        <table:table-column table:style-name="co12" table:default-cell-style-name="ce6"/>
        <table:table-column table:style-name="co13" table:default-cell-style-name="ce10"/>
        <table:table-column table:style-name="co14" table:default-cell-style-name="ce6"/>
        <table:table-column table:style-name="co15" table:default-cell-style-name="ce3"/>
        <table:table-column table:style-name="co16" table:default-cell-style-name="ce3"/>
        <table:table-column table:style-name="co17" table:number-columns-repeated="241" table:default-cell-style-name="ce6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SPRAVCE</text:p>
          </table:table-cell>
          <table:table-cell table:style-name="ce1" office:value-type="string" calcext:value-type="string">
            <text:p>PORAD_CISLO</text:p>
          </table:table-cell>
          <table:table-cell table:style-name="ce15" office:value-type="string" calcext:value-type="string">
            <text:p>ULICE</text:p>
          </table:table-cell>
          <table:table-cell table:style-name="ce1" office:value-type="string" calcext:value-type="string">
            <text:p>CP_CO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PARCELY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KU</text:p>
          </table:table-cell>
          <table:table-cell table:style-name="ce15" office:value-type="string" calcext:value-type="string">
            <text:p>NAJEMCE</text:p>
          </table:table-cell>
          <table:table-cell table:style-name="ce1" office:value-type="string" calcext:value-type="string">
            <text:p>TYP_PROSTORU</text:p>
          </table:table-cell>
          <table:table-cell table:style-name="ce23" office:value-type="string" calcext:value-type="string">
            <text:p>NAJEM_M2_ROK</text:p>
          </table:table-cell>
          <table:table-cell table:style-name="ce15" office:value-type="string" calcext:value-type="string">
            <text:p>PLOCHA_CELKEM</text:p>
          </table:table-cell>
          <table:table-cell table:style-name="ce28" office:value-type="string" calcext:value-type="string">
            <text:p>DOBA_NAJMU</text:p>
          </table:table-cell>
          <table:table-cell table:style-name="ce15" office:value-type="string" calcext:value-type="string">
            <text:p>NAJEM_ROK</text:p>
          </table:table-cell>
          <table:table-cell table:style-name="ce1" office:value-type="string" calcext:value-type="string">
            <text:p>POZNAMKA</text:p>
          </table:table-cell>
          <table:table-cell table:style-name="ce1" office:value-type="string" calcext:value-type="string">
            <text:p>VYBER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Ďáblická</text:p>
          </table:table-cell>
          <table:table-cell table:style-name="ce2" office:value-type="string" calcext:value-type="string">
            <text:p>736/48a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194/37 255/2, 256/8. 257/2,3 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JARA PRAHA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0.25" calcext:value-type="float">
            <text:p>110,25</text:p>
          </table:table-cell>
          <table:table-cell office:value-type="string" calcext:value-type="string">
            <text:p>doba neurčitá</text:p>
          </table:table-cell>
          <table:table-cell office:value-type="float" office:value="88200" calcext:value-type="float">
            <text:p>882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HASA GROUP S R 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40" calcext:value-type="float">
            <text:p>840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doba neurčitá</text:p>
          </table:table-cell>
          <table:table-cell office:value-type="float" office:value="302400" calcext:value-type="float">
            <text:p>302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TO MAS KEJMAR KETO.S R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35" calcext:value-type="float">
            <text:p>735</text:p>
          </table:table-cell>
          <table:table-cell office:value-type="string" calcext:value-type="string">
            <text:p>doba neurčitá</text:p>
          </table:table-cell>
          <table:table-cell office:value-type="float" office:value="294000" calcext:value-type="float">
            <text:p>294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lavni</text:p>
          </table:table-cell>
          <table:table-cell table:style-name="ce2" office:value-type="string" calcext:value-type="string">
            <text:p>22</text:p>
          </table:table-cell>
          <table:table-cell/>
          <table:table-cell table:style-name="ce2" office:value-type="string" calcext:value-type="string">
            <text:p>750</text:p>
          </table:table-cell>
          <table:table-cell table:number-columns-repeated="2" table:style-name="ce2" office:value-type="string" calcext:value-type="string">
            <text:p>Káraný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6.4" calcext:value-type="float">
            <text:p>456</text:p>
          </table:table-cell>
          <table:table-cell table:style-name="ce5" office:value-type="float" office:value="272.3" calcext:value-type="float">
            <text:p>272,3</text:p>
          </table:table-cell>
          <table:table-cell office:value-type="string" calcext:value-type="string">
            <text:p>doba neurčitá</text:p>
          </table:table-cell>
          <table:table-cell office:value-type="float" office:value="124277.72" calcext:value-type="float">
            <text:p>124277,72</text:p>
          </table:table-cell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řenská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027/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ELEFONICA 02 CR AS.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é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 Letňanům</text:p>
          </table:table-cell>
          <table:table-cell table:style-name="ce2" office:value-type="string" calcext:value-type="string">
            <text:p>816/2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1729/25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HI THANH THUY NG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" calcext:value-type="float">
            <text:p>945</text:p>
          </table:table-cell>
          <table:table-cell table:style-name="ce5" office:value-type="float" office:value="126.99" calcext:value-type="float">
            <text:p>126,99</text:p>
          </table:table-cell>
          <table:table-cell office:value-type="string" calcext:value-type="string">
            <text:p>doba neurčitá</text:p>
          </table:table-cell>
          <table:table-cell office:value-type="float" office:value="120005.55" calcext:value-type="float">
            <text:p>120005,5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77/1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2442/1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AREL POKOR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78.25" calcext:value-type="float">
            <text:p>1 578</text:p>
          </table:table-cell>
          <table:table-cell table:style-name="ce5" office:value-type="float" office:value="42.62" calcext:value-type="float">
            <text:p>42,62</text:p>
          </table:table-cell>
          <table:table-cell office:value-type="string" calcext:value-type="string">
            <text:p>doba neurčitá</text:p>
          </table:table-cell>
          <table:table-cell office:value-type="float" office:value="67265.015" calcext:value-type="float">
            <text:p>67265,01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315.07" calcext:value-type="float">
            <text:p>315,07</text:p>
          </table:table-cell>
          <table:table-cell office:value-type="string" calcext:value-type="string">
            <text:p>doba neurčitá</text:p>
          </table:table-cell>
          <table:table-cell office:value-type="float" office:value="258357.4" calcext:value-type="float">
            <text:p>258357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66" calcext:value-type="float">
            <text:p>29,66</text:p>
          </table:table-cell>
          <table:table-cell office:value-type="string" calcext:value-type="string">
            <text:p>doba neurčitá</text:p>
          </table:table-cell>
          <table:table-cell office:value-type="float" office:value="11864" calcext:value-type="float">
            <text:p>118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86/7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string" calcext:value-type="string">
            <text:p>2442/2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 &amp; K COMPANY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7.46" calcext:value-type="float">
            <text:p>27,46</text:p>
          </table:table-cell>
          <table:table-cell office:value-type="string" calcext:value-type="string">
            <text:p>doba neurčité</text:p>
          </table:table-cell>
          <table:table-cell office:value-type="float" office:value="24714" calcext:value-type="float">
            <text:p>2471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87/9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2442/22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HA VAN D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7.58" calcext:value-type="float">
            <text:p>27,58</text:p>
          </table:table-cell>
          <table:table-cell office:value-type="string" calcext:value-type="string">
            <text:p>doba neurčitá</text:p>
          </table:table-cell>
          <table:table-cell office:value-type="float" office:value="23443" calcext:value-type="float">
            <text:p>2344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-41/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2442/28 3830/2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OMÁŠ RIPCSíK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0.75" calcext:value-type="float">
            <text:p>20,75</text:p>
          </table:table-cell>
          <table:table-cell office:value-type="string" calcext:value-type="string">
            <text:p>doba neurčitá</text:p>
          </table:table-cell>
          <table:table-cell office:value-type="float" office:value="16807.5" calcext:value-type="float">
            <text:p>16807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43/6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2442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ÁCLAV PETERKA DANA RAKOVANOV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20.9" calcext:value-type="float">
            <text:p>1 121</text:p>
          </table:table-cell>
          <table:table-cell table:style-name="ce5" office:value-type="float" office:value="84.75" calcext:value-type="float">
            <text:p>84,75</text:p>
          </table:table-cell>
          <table:table-cell office:value-type="string" calcext:value-type="string">
            <text:p>doba neurčitá</text:p>
          </table:table-cell>
          <table:table-cell office:value-type="float" office:value="94996.275" calcext:value-type="float">
            <text:p>94996,2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MINISTERSTVO VNITR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podstř prostoru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186970" calcext:value-type="float">
            <text:p>18697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03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DVEŘE CZ SR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doba neurčitá</text:p>
          </table:table-cell>
          <table:table-cell office:value-type="float" office:value="31440" calcext:value-type="float">
            <text:p>314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/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ZDENĚK BAR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15" calcext:value-type="float">
            <text:p>27,15</text:p>
          </table:table-cell>
          <table:table-cell office:value-type="string" calcext:value-type="string">
            <text:p>doba neurčitá</text:p>
          </table:table-cell>
          <table:table-cell office:value-type="float" office:value="21720" calcext:value-type="float">
            <text:p>217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MICHAL STEFANISKO -M M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64.5" calcext:value-type="float">
            <text:p>264,5</text:p>
          </table:table-cell>
          <table:table-cell office:value-type="string" calcext:value-type="string">
            <text:p>doba neurčitá</text:p>
          </table:table-cell>
          <table:table-cell office:value-type="float" office:value="132250" calcext:value-type="float">
            <text:p>1322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i areá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7/6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1293/159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JAROSLAV ZEM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3.11" calcext:value-type="float">
            <text:p>643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doba neurčitá</text:p>
          </table:table-cell>
          <table:table-cell office:value-type="float" office:value="10257.6045" calcext:value-type="float">
            <text:p>10257,60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8/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1293/160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Fittness centru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dřanská</text:p>
          </table:table-cell>
          <table:table-cell table:number-columns-repeated="2"/>
          <table:table-cell table:style-name="ce2" office:value-type="string" calcext:value-type="string">
            <text:p>1978/1-5 1979/1-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ývalý areál vodárny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GOOD LUCK SP SRO</text:p>
          </table:table-cell>
          <table:table-cell table:style-name="ce2" office:value-type="string" calcext:value-type="string">
            <text:p>kotelna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doba neurčitá</text:p>
          </table:table-cell>
          <table:table-cell office:value-type="float" office:value="14400" calcext:value-type="float">
            <text:p>14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PETR PŘÍHOD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10/6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1208/2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LUDMILA FILIPOVÁ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výpověd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8/60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1142/23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RADKA ZEMA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1.2" calcext:value-type="float">
            <text:p>61,2</text:p>
          </table:table-cell>
          <table:table-cell office:value-type="string" calcext:value-type="string">
            <text:p>doba neurčitá</text:p>
          </table:table-cell>
          <table:table-cell office:value-type="float" office:value="48960" calcext:value-type="float">
            <text:p>489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9/5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1142/24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ACTON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0.26" calcext:value-type="float">
            <text:p>70,26</text:p>
          </table:table-cell>
          <table:table-cell office:value-type="string" calcext:value-type="string">
            <text:p>doba neurčitá</text:p>
          </table:table-cell>
          <table:table-cell office:value-type="float" office:value="42156" calcext:value-type="float">
            <text:p>4215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OCNl-DABLICE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4.6" calcext:value-type="float">
            <text:p>134,6</text:p>
          </table:table-cell>
          <table:table-cell office:value-type="string" calcext:value-type="string">
            <text:p>doba neurčitá</text:p>
          </table:table-cell>
          <table:table-cell office:value-type="float" office:value="141330" calcext:value-type="float">
            <text:p>1413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MČ PRAHA-ĎÁBLICE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3.67" calcext:value-type="float">
            <text:p>133,67</text:p>
          </table:table-cell>
          <table:table-cell office:value-type="string" calcext:value-type="string">
            <text:p>doba 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Podzámecká</text:p>
          </table:table-cell>
          <table:table-cell table:style-name="ce2" office:value-type="string" calcext:value-type="string">
            <text:p>211/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aha - Koloděje</text:p>
          </table:table-cell>
          <table:table-cell table:style-name="ce2" office:value-type="string" calcext:value-type="string">
            <text:p>Koloděje</text:p>
          </table:table-cell>
          <table:table-cell table:style-name="ce5" office:value-type="string" calcext:value-type="string">
            <text:p>VODAFONE CZECH REPUBLIC. A S</text:p>
          </table:table-cell>
          <table:table-cell table:style-name="ce2" office:value-type="string" calcext:value-type="string">
            <text:p>část podstř. prostoru (antény)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45/9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1521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ARHULiKOVÁ IVANA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3" calcext:value-type="float">
            <text:p>83</text:p>
          </table:table-cell>
          <table:table-cell office:value-type="string" calcext:value-type="string">
            <text:p>doba neurčitá</text:p>
          </table:table-cell>
          <table:table-cell office:value-type="float" office:value="66400" calcext:value-type="float">
            <text:p>66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5 let s automat, prodlužováním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9/1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1149/2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LANIT PL AST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oba neurčitá</text:p>
          </table:table-cell>
          <table:table-cell office:value-type="float" office:value="3300" calcext:value-type="float">
            <text:p>330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Acton s.r.o.</text:p>
          </table:table-cell>
          <table:table-cell table:style-name="ce7" office:value-type="float" office:value="37" calcext:value-type="float">
            <text:p>37</text:p>
          </table:table-cell>
          <table:table-cell table:style-name="ce18" office:value-type="string" calcext:value-type="string">
            <text:p>Staroměstské nám.</text:p>
          </table:table-cell>
          <table:table-cell table:style-name="ce7" office:value-type="string" calcext:value-type="string">
            <text:p>608/10</text:p>
          </table:table-cell>
          <table:table-cell table:style-name="ce7" office:value-type="float" office:value="608" calcext:value-type="float">
            <text:p>608</text:p>
          </table:table-cell>
          <table:table-cell table:style-name="ce7" office:value-type="string" calcext:value-type="string">
            <text:p>767</text:p>
          </table:table-cell>
          <table:table-cell table:style-name="ce7" office:value-type="string" calcext:value-type="string">
            <text:p>Praha 1</text:p>
          </table:table-cell>
          <table:table-cell table:style-name="ce7" office:value-type="string" calcext:value-type="string">
            <text:p>Staré Město</text:p>
          </table:table-cell>
          <table:table-cell table:style-name="ce18" office:value-type="string" calcext:value-type="string">
            <text:p>PM immo, a s</text:p>
          </table:table-cell>
          <table:table-cell table:style-name="ce7" office:value-type="string" calcext:value-type="string">
            <text:p>kancelářské prostory</text:p>
          </table:table-cell>
          <table:table-cell table:style-name="ce25" office:value-type="float" office:value="1800" calcext:value-type="float">
            <text:p>1 800</text:p>
          </table:table-cell>
          <table:table-cell table:style-name="ce18" office:value-type="float" office:value="697.5" calcext:value-type="float">
            <text:p>697,5</text:p>
          </table:table-cell>
          <table:table-cell table:style-name="ce30" office:value-type="string" calcext:value-type="string">
            <text:p>5 let od kolaudace</text:p>
          </table:table-cell>
          <table:table-cell table:style-name="ce33" office:value-type="float" office:value="1255500" calcext:value-type="float">
            <text:p>1255500</text:p>
          </table:table-cell>
          <table:table-cell table:style-name="ce37" table:number-columns-repeated="2"/>
          <table:table-cell table:style-name="ce33" table:number-columns-repeated="241"/>
          <table:table-cell table:style-name="ce42" table:number-columns-repeated="767"/>
        </table:table-row>
        <table:table-row table:style-name="ro2">
          <table:table-cell table:style-name="ce9" office:value-type="string" calcext:value-type="string">
            <text:p>Acton s.r.o.</text:p>
          </table:table-cell>
          <table:table-cell table:style-name="ce9" office:value-type="float" office:value="38" calcext:value-type="float">
            <text:p>38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608/10</text:p>
          </table:table-cell>
          <table:table-cell table:style-name="ce9" office:value-type="float" office:value="608" calcext:value-type="float">
            <text:p>608</text:p>
          </table:table-cell>
          <table:table-cell table:style-name="ce9" office:value-type="string" calcext:value-type="string">
            <text:p>767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OWEBU GmgH</text:p>
          </table:table-cell>
          <table:table-cell table:style-name="ce9" office:value-type="string" calcext:value-type="string">
            <text:p>kancelář</text:p>
          </table:table-cell>
          <table:table-cell table:style-name="ce26" office:value-type="float" office:value="4072" calcext:value-type="float">
            <text:p>4 072</text:p>
          </table:table-cell>
          <table:table-cell table:style-name="ce20" office:value-type="float" office:value="413.89" calcext:value-type="float">
            <text:p>413,89</text:p>
          </table:table-cell>
          <table:table-cell table:style-name="ce31"/>
          <table:table-cell table:style-name="ce34" office:value-type="float" office:value="1685360.08" calcext:value-type="float">
            <text:p>1685360,08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CR-KRAJSKE RP HL. M.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0.79" calcext:value-type="float">
            <text:p>930,79</text:p>
          </table:table-cell>
          <table:table-cell office:value-type="string" calcext:value-type="string">
            <text:p>doba neurčitá</text:p>
          </table:table-cell>
          <table:table-cell office:value-type="float" office:value="474237.505" calcext:value-type="float">
            <text:p>474237,5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 R 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office:value-type="float" office:value="85162" calcext:value-type="float">
            <text:p>8516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.R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office:value-type="float" office:value="85162" calcext:value-type="float">
            <text:p>8516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T-MOBILE CZECH REPUBLIC A S.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Zahradníčkova</text:p>
          </table:table-cell>
          <table:table-cell table:number-columns-repeated="2"/>
          <table:table-cell table:style-name="ce2" office:value-type="string" calcext:value-type="string">
            <text:p>51/6.7,9,10 ,12,13,14,1 ,2,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Motol</text:p>
          </table:table-cell>
          <table:table-cell table:style-name="ce5" office:value-type="string" calcext:value-type="string">
            <text:p>MILAN KIRLIK</text:p>
          </table:table-cell>
          <table:table-cell table:style-name="ce2" office:value-type="string" calcext:value-type="string">
            <text:p>areál koupaliště Motol</text:p>
          </table:table-cell>
          <table:table-cell/>
          <table:table-cell table:style-name="ce5" office:value-type="float" office:value="1103" calcext:value-type="float">
            <text:p>1103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areál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Zenklova</text:p>
          </table:table-cell>
          <table:table-cell table:style-name="ce2" office:value-type="string" calcext:value-type="string">
            <text:p>1513/115</text:p>
          </table:table-cell>
          <table:table-cell table:style-name="ce2" office:value-type="float" office:value="1513" calcext:value-type="float">
            <text:p>1513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TUPARICOVA Helen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1" calcext:value-type="float">
            <text:p>111</text:p>
          </table:table-cell>
          <table:table-cell office:value-type="string" calcext:value-type="string">
            <text:p>16.10.2013</text:p>
          </table:table-cell>
          <table:table-cell office:value-type="float" office:value="44400" calcext:value-type="float">
            <text:p>44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8/1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221/2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Pospíši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.3" calcext:value-type="float">
            <text:p>15,3</text:p>
          </table:table-cell>
          <table:table-cell office:value-type="string" calcext:value-type="string">
            <text:p>neurčitá</text:p>
          </table:table-cell>
          <table:table-cell office:value-type="float" office:value="12240" calcext:value-type="float">
            <text:p>122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9/3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221/2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sche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office:value-type="float" office:value="24650" calcext:value-type="float">
            <text:p>246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neurčitá</text:p>
          </table:table-cell>
          <table:table-cell office:value-type="float" office:value="33600" calcext:value-type="float">
            <text:p>33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" calcext:value-type="float">
            <text:p>113</text:p>
          </table:table-cell>
          <table:table-cell office:value-type="string" calcext:value-type="string">
            <text:p>neurčitá</text:p>
          </table:table-cell>
          <table:table-cell office:value-type="float" office:value="67800" calcext:value-type="float">
            <text:p>67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Prest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53.94" calcext:value-type="float">
            <text:p>954</text:p>
          </table:table-cell>
          <table:table-cell table:style-name="ce5" office:value-type="float" office:value="52.7" calcext:value-type="float">
            <text:p>52,7</text:p>
          </table:table-cell>
          <table:table-cell office:value-type="string" calcext:value-type="string">
            <text:p>neurčitá</text:p>
          </table:table-cell>
          <table:table-cell office:value-type="float" office:value="50272.638" calcext:value-type="float">
            <text:p>50272,63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ichal Kubá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34.4" calcext:value-type="float">
            <text:p>34,4</text:p>
          </table:table-cell>
          <table:table-cell office:value-type="string" calcext:value-type="string">
            <text:p>neurčitá</text:p>
          </table:table-cell>
          <table:table-cell office:value-type="float" office:value="28042.88" calcext:value-type="float">
            <text:p>28042,8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.7" calcext:value-type="float">
            <text:p>113,7</text:p>
          </table:table-cell>
          <table:table-cell office:value-type="string" calcext:value-type="string">
            <text:p>neurčitá</text:p>
          </table:table-cell>
          <table:table-cell office:value-type="float" office:value="68220" calcext:value-type="float">
            <text:p>682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54" calcext:value-type="float">
            <text:p>27,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Jakub Pass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9.8" calcext:value-type="float">
            <text:p>9,8</text:p>
          </table:table-cell>
          <table:table-cell office:value-type="string" calcext:value-type="string">
            <text:p>neurčitá</text:p>
          </table:table-cell>
          <table:table-cell office:value-type="float" office:value="3920" calcext:value-type="float">
            <text:p>3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Eva Kotrbat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104.81" calcext:value-type="float">
            <text:p>1 105</text:p>
          </table:table-cell>
          <table:table-cell table:style-name="ce5" office:value-type="float" office:value="34.6" calcext:value-type="float">
            <text:p>34,6</text:p>
          </table:table-cell>
          <table:table-cell office:value-type="string" calcext:value-type="string">
            <text:p>neurčitá</text:p>
          </table:table-cell>
          <table:table-cell office:value-type="float" office:value="38226.426" calcext:value-type="float">
            <text:p>38226,42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Viet H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3.8" calcext:value-type="float">
            <text:p>43,8</text:p>
          </table:table-cell>
          <table:table-cell office:value-type="string" calcext:value-type="string">
            <text:p>neurčitá</text:p>
          </table:table-cell>
          <table:table-cell office:value-type="float" office:value="59130" calcext:value-type="float">
            <text:p>591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Thi Thuong H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4.5" calcext:value-type="float">
            <text:p>44,5</text:p>
          </table:table-cell>
          <table:table-cell office:value-type="string" calcext:value-type="string">
            <text:p>neurčitá</text:p>
          </table:table-cell>
          <table:table-cell office:value-type="float" office:value="60075" calcext:value-type="float">
            <text:p>600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fmann foto Renat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.75" calcext:value-type="float">
            <text:p>1,75</text:p>
          </table:table-cell>
          <table:table-cell office:value-type="string" calcext:value-type="string">
            <text:p>neurčitá</text:p>
          </table:table-cell>
          <table:table-cell office:value-type="float" office:value="700" calcext:value-type="float">
            <text:p>7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1.4" calcext:value-type="float">
            <text:p>131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3/39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21/7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Tvrdý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51.05" calcext:value-type="float">
            <text:p>51,05</text:p>
          </table:table-cell>
          <table:table-cell office:value-type="string" calcext:value-type="string">
            <text:p>neurčitá</text:p>
          </table:table-cell>
          <table:table-cell office:value-type="float" office:value="45945" calcext:value-type="float">
            <text:p>459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8" calcext:value-type="float">
            <text:p>5,8</text:p>
          </table:table-cell>
          <table:table-cell office:value-type="string" calcext:value-type="string">
            <text:p>neurčitá</text:p>
          </table:table-cell>
          <table:table-cell office:value-type="float" office:value="4640" calcext:value-type="float">
            <text:p>46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31" calcext:value-type="float">
            <text:p>7,31</text:p>
          </table:table-cell>
          <table:table-cell office:value-type="string" calcext:value-type="string">
            <text:p>neurčitá</text:p>
          </table:table-cell>
          <table:table-cell office:value-type="float" office:value="2924" calcext:value-type="float">
            <text:p>29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Exnerové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00" calcext:value-type="float">
            <text:p>2 500</text:p>
          </table:table-cell>
          <table:table-cell table:style-name="ce5" office:value-type="float" office:value="24.36" calcext:value-type="float">
            <text:p>24,36</text:p>
          </table:table-cell>
          <table:table-cell office:value-type="string" calcext:value-type="string">
            <text:p>neurčitá</text:p>
          </table:table-cell>
          <table:table-cell office:value-type="float" office:value="60900" calcext:value-type="float">
            <text:p>609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3409" calcext:value-type="float">
            <text:p>2340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řetislav Nádvor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0230" calcext:value-type="float">
            <text:p>202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něžana Lužaič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0230" calcext:value-type="float">
            <text:p>202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abriela Hro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0230" calcext:value-type="float">
            <text:p>202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55.9" calcext:value-type="float">
            <text:p>55,9</text:p>
          </table:table-cell>
          <table:table-cell office:value-type="string" calcext:value-type="string">
            <text:p>neurčitá</text:p>
          </table:table-cell>
          <table:table-cell office:value-type="float" office:value="46452.9" calcext:value-type="float">
            <text:p>46452,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35.9" calcext:value-type="float">
            <text:p>35,9</text:p>
          </table:table-cell>
          <table:table-cell office:value-type="string" calcext:value-type="string">
            <text:p>neurčitá</text:p>
          </table:table-cell>
          <table:table-cell office:value-type="float" office:value="29832.9" calcext:value-type="float">
            <text:p>29832,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eurčitá</text:p>
          </table:table-cell>
          <table:table-cell office:value-type="float" office:value="53252.5" calcext:value-type="float">
            <text:p>53252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office:value-type="float" office:value="62305" calcext:value-type="float">
            <text:p>623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1" calcext:value-type="float">
            <text:p>11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slav Novotn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neurčitá</text:p>
          </table:table-cell>
          <table:table-cell office:value-type="float" office:value="6380" calcext:value-type="float">
            <text:p>63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616" calcext:value-type="float">
            <text:p>616</text:p>
          </table:table-cell>
          <table:table-cell table:style-name="ce5" office:value-type="float" office:value="18.4" calcext:value-type="float">
            <text:p>18,4</text:p>
          </table:table-cell>
          <table:table-cell office:value-type="string" calcext:value-type="string">
            <text:p>neurčitá</text:p>
          </table:table-cell>
          <table:table-cell office:value-type="float" office:value="11334.4" calcext:value-type="float">
            <text:p>11334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7.6" calcext:value-type="float">
            <text:p>107,6</text:p>
          </table:table-cell>
          <table:table-cell office:value-type="string" calcext:value-type="string">
            <text:p>neurčitá</text:p>
          </table:table-cell>
          <table:table-cell office:value-type="float" office:value="129120" calcext:value-type="float">
            <text:p>1291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dilizic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0" calcext:value-type="float">
            <text:p>86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32207" calcext:value-type="float">
            <text:p>3220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rátký Jaromí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8" calcext:value-type="float">
            <text:p>458</text:p>
          </table:table-cell>
          <table:table-cell table:style-name="ce5" office:value-type="float" office:value="26.2" calcext:value-type="float">
            <text:p>26,2</text:p>
          </table:table-cell>
          <table:table-cell office:value-type="string" calcext:value-type="string">
            <text:p>neurčitá</text:p>
          </table:table-cell>
          <table:table-cell office:value-type="float" office:value="11999.6" calcext:value-type="float">
            <text:p>11999,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1" calcext:value-type="float">
            <text:p>1 031</text:p>
          </table:table-cell>
          <table:table-cell table:style-name="ce5" office:value-type="float" office:value="37.15" calcext:value-type="float">
            <text:p>37,15</text:p>
          </table:table-cell>
          <table:table-cell office:value-type="string" calcext:value-type="string">
            <text:p>neurčitá</text:p>
          </table:table-cell>
          <table:table-cell office:value-type="float" office:value="38301.65" calcext:value-type="float">
            <text:p>38301,6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a Consulting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29960" calcext:value-type="float">
            <text:p>299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25" calcext:value-type="float">
            <text:p>37,25</text:p>
          </table:table-cell>
          <table:table-cell office:value-type="string" calcext:value-type="string">
            <text:p>neurčitá</text:p>
          </table:table-cell>
          <table:table-cell office:value-type="float" office:value="45549.3" calcext:value-type="float">
            <text:p>45549,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lborn group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33705" calcext:value-type="float">
            <text:p>337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45793.86" calcext:value-type="float">
            <text:p>45793,8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0" calcext:value-type="float">
            <text:p>1 600</text:p>
          </table:table-cell>
          <table:table-cell table:style-name="ce5" office:value-type="float" office:value="43.85" calcext:value-type="float">
            <text:p>43,85</text:p>
          </table:table-cell>
          <table:table-cell office:value-type="string" calcext:value-type="string">
            <text:p>neurčitá</text:p>
          </table:table-cell>
          <table:table-cell office:value-type="float" office:value="70160" calcext:value-type="float">
            <text:p>701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3.2" calcext:value-type="float">
            <text:p>73,2</text:p>
          </table:table-cell>
          <table:table-cell office:value-type="string" calcext:value-type="string">
            <text:p>neurčitá</text:p>
          </table:table-cell>
          <table:table-cell office:value-type="float" office:value="123983.964" calcext:value-type="float">
            <text:p>123983,9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7.55" calcext:value-type="float">
            <text:p>77,55</text:p>
          </table:table-cell>
          <table:table-cell office:value-type="string" calcext:value-type="string">
            <text:p>neurčitá</text:p>
          </table:table-cell>
          <table:table-cell office:value-type="float" office:value="131351.8635" calcext:value-type="float">
            <text:p>131351,863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2.55" calcext:value-type="float">
            <text:p>72,55</text:p>
          </table:table-cell>
          <table:table-cell office:value-type="string" calcext:value-type="string">
            <text:p>neurčitá</text:p>
          </table:table-cell>
          <table:table-cell office:value-type="float" office:value="59200.8" calcext:value-type="float">
            <text:p>59200,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94/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232/3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1.86" calcext:value-type="float">
            <text:p>41,86</text:p>
          </table:table-cell>
          <table:table-cell office:value-type="string" calcext:value-type="string">
            <text:p>neurčitá</text:p>
          </table:table-cell>
          <table:table-cell office:value-type="float" office:value="33488" calcext:value-type="float">
            <text:p>3348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Bojčenkova</text:p>
          </table:table-cell>
          <table:table-cell table:style-name="ce2" office:value-type="string" calcext:value-type="string">
            <text:p>1094/2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C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 office:value-type="float" office:value="2444.2" calcext:value-type="float">
            <text:p>2444,2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7/14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string" calcext:value-type="string">
            <text:p>2342/7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adrma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11400" calcext:value-type="float">
            <text:p>11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8/16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string" calcext:value-type="string">
            <text:p>2342/7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6000" calcext:value-type="float">
            <text:p>6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3600" calcext:value-type="float">
            <text:p>13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uřic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office:value-type="float" office:value="6400" calcext:value-type="float">
            <text:p>6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31/2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string" calcext:value-type="string">
            <text:p>2342/8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CENTR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19.87" calcext:value-type="float">
            <text:p>420</text:p>
          </table:table-cell>
          <table:table-cell table:style-name="ce5" office:value-type="float" office:value="18.1" calcext:value-type="float">
            <text:p>18,1</text:p>
          </table:table-cell>
          <table:table-cell office:value-type="string" calcext:value-type="string">
            <text:p>neurčitá</text:p>
          </table:table-cell>
          <table:table-cell office:value-type="float" office:value="7599.647" calcext:value-type="float">
            <text:p>7599,64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5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31764" calcext:value-type="float">
            <text:p>31764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6/1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omáš Wyrwo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office:value-type="float" office:value="16800" calcext:value-type="float">
            <text:p>16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3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P Spektrum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6000" calcext:value-type="float">
            <text:p>6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666/4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221/7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8.85" calcext:value-type="float">
            <text:p>48,8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CS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Lanka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66.22" calcext:value-type="float">
            <text:p>66,22</text:p>
          </table:table-cell>
          <table:table-cell office:value-type="string" calcext:value-type="string">
            <text:p>neurčitá</text:p>
          </table:table-cell>
          <table:table-cell office:value-type="float" office:value="66551.1" calcext:value-type="float">
            <text:p>66551,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Ríege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95" calcext:value-type="float">
            <text:p>44,95</text:p>
          </table:table-cell>
          <table:table-cell office:value-type="string" calcext:value-type="string">
            <text:p>neurčitá</text:p>
          </table:table-cell>
          <table:table-cell office:value-type="float" office:value="35960" calcext:value-type="float">
            <text:p>359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š Nový</text:p>
          </table:table-cell>
          <table:table-cell table:style-name="ce2" office:value-type="string" calcext:value-type="string">
            <text:p>servis a prodej výp. techniky</text:p>
          </table:table-cell>
          <table:table-cell office:value-type="float" office:value="1273.75" calcext:value-type="float">
            <text:p>1 274</text:p>
          </table:table-cell>
          <table:table-cell table:style-name="ce5" office:value-type="float" office:value="32.04" calcext:value-type="float">
            <text:p>32,04</text:p>
          </table:table-cell>
          <table:table-cell office:value-type="string" calcext:value-type="string">
            <text:p>neurčitá</text:p>
          </table:table-cell>
          <table:table-cell office:value-type="float" office:value="40810.95" calcext:value-type="float">
            <text:p>40810,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85" calcext:value-type="float">
            <text:p>9,85</text:p>
          </table:table-cell>
          <table:table-cell office:value-type="string" calcext:value-type="string">
            <text:p>neurčitá</text:p>
          </table:table-cell>
          <table:table-cell office:value-type="float" office:value="7880" calcext:value-type="float">
            <text:p>78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4.2" calcext:value-type="float">
            <text:p>64,2</text:p>
          </table:table-cell>
          <table:table-cell office:value-type="string" calcext:value-type="string">
            <text:p>neurčitá</text:p>
          </table:table-cell>
          <table:table-cell office:value-type="float" office:value="51360" calcext:value-type="float">
            <text:p>513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9/69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232/6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mislav Vojnovič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55" calcext:value-type="float">
            <text:p>1 255</text:p>
          </table:table-cell>
          <table:table-cell table:style-name="ce5" office:value-type="float" office:value="34.9" calcext:value-type="float">
            <text:p>34,9</text:p>
          </table:table-cell>
          <table:table-cell office:value-type="string" calcext:value-type="string">
            <text:p>neurčitá</text:p>
          </table:table-cell>
          <table:table-cell office:value-type="float" office:value="43799.5" calcext:value-type="float">
            <text:p>43799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4.7" calcext:value-type="float">
            <text:p>34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ranová Thi May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office:value-type="float" office:value="48580" calcext:value-type="float">
            <text:p>485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Veselý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20" calcext:value-type="float">
            <text:p>1 020</text:p>
          </table:table-cell>
          <table:table-cell table:style-name="ce5" office:value-type="float" office:value="87.4" calcext:value-type="float">
            <text:p>87,4</text:p>
          </table:table-cell>
          <table:table-cell office:value-type="string" calcext:value-type="string">
            <text:p>neurčitá</text:p>
          </table:table-cell>
          <table:table-cell office:value-type="float" office:value="89148" calcext:value-type="float">
            <text:p>891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.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Roušavá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66.08" calcext:value-type="float">
            <text:p>66,08</text:p>
          </table:table-cell>
          <table:table-cell office:value-type="string" calcext:value-type="string">
            <text:p>neurčitá</text:p>
          </table:table-cell>
          <table:table-cell office:value-type="float" office:value="53868.416" calcext:value-type="float">
            <text:p>53868,4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9" calcext:value-type="float">
            <text:p>24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4" calcext:value-type="float">
            <text:p>27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ter Globál s.r.o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neurčitá</text:p>
          </table:table-cell>
          <table:table-cell office:value-type="float" office:value="74800" calcext:value-type="float">
            <text:p>74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6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office:value-type="float" office:value="87500" calcext:value-type="float">
            <text:p>875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adevosyan Gag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neurčitá</text:p>
          </table:table-cell>
          <table:table-cell office:value-type="float" office:value="94920" calcext:value-type="float">
            <text:p>94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talieonline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office:value-type="float" office:value="91875" calcext:value-type="float">
            <text:p>918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3" calcext:value-type="float">
            <text:p>12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5" calcext:value-type="float">
            <text:p>23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3" calcext:value-type="float">
            <text:p>29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befi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00" calcext:value-type="float">
            <text:p>2 600</text:p>
          </table:table-cell>
          <table:table-cell table:style-name="ce5" office:value-type="float" office:value="42.7" calcext:value-type="float">
            <text:p>42,7</text:p>
          </table:table-cell>
          <table:table-cell office:value-type="string" calcext:value-type="string">
            <text:p>neurčitá</text:p>
          </table:table-cell>
          <table:table-cell office:value-type="float" office:value="111020" calcext:value-type="float">
            <text:p>1110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řitelna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500" calcext:value-type="float">
            <text:p>3 500</text:p>
          </table:table-cell>
          <table:table-cell table:style-name="ce5" office:value-type="float" office:value="137.25" calcext:value-type="float">
            <text:p>137,25</text:p>
          </table:table-cell>
          <table:table-cell office:value-type="string" calcext:value-type="string">
            <text:p>neurčitá</text:p>
          </table:table-cell>
          <table:table-cell office:value-type="float" office:value="480375" calcext:value-type="float">
            <text:p>4803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erční banka a.s</text:p>
          </table:table-cell>
          <table:table-cell table:style-name="ce2" office:value-type="string" calcext:value-type="string">
            <text:p>pobočka KB</text:p>
          </table:table-cell>
          <table:table-cell office:value-type="float" office:value="5196.9" calcext:value-type="float">
            <text:p>5 197</text:p>
          </table:table-cell>
          <table:table-cell table:style-name="ce5" office:value-type="float" office:value="129.39" calcext:value-type="float">
            <text:p>129,39</text:p>
          </table:table-cell>
          <table:table-cell office:value-type="string" calcext:value-type="string">
            <text:p>neurčitá</text:p>
          </table:table-cell>
          <table:table-cell office:value-type="float" office:value="672426.891" calcext:value-type="float">
            <text:p>672426,89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2.4" calcext:value-type="float">
            <text:p>72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0.1" calcext:value-type="float">
            <text:p>80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.7" calcext:value-type="float">
            <text:p>45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Bořkova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20" calcext:value-type="float">
            <text:p>1 1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49616" calcext:value-type="float">
            <text:p>496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lanka Ryb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34.89" calcext:value-type="float">
            <text:p>1 335</text:p>
          </table:table-cell>
          <table:table-cell table:style-name="ce5" office:value-type="float" office:value="71.2" calcext:value-type="float">
            <text:p>71,2</text:p>
          </table:table-cell>
          <table:table-cell office:value-type="string" calcext:value-type="string">
            <text:p>neurčitá</text:p>
          </table:table-cell>
          <table:table-cell office:value-type="float" office:value="95044.168" calcext:value-type="float">
            <text:p>95044,1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ei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.12" calcext:value-type="float">
            <text:p>2,12</text:p>
          </table:table-cell>
          <table:table-cell office:value-type="string" calcext:value-type="string">
            <text:p>neurčitá</text:p>
          </table:table-cell>
          <table:table-cell office:value-type="float" office:value="1272" calcext:value-type="float">
            <text:p>127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35440" calcext:value-type="float">
            <text:p>354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Serobjan</text:p>
          </table:table-cell>
          <table:table-cell table:style-name="ce2" office:value-type="string" calcext:value-type="string">
            <text:p>krejčovství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8690.45" calcext:value-type="float">
            <text:p>18690,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Nepoví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office:value-type="float" office:value="18800" calcext:value-type="float">
            <text:p>18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oš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99.3" calcext:value-type="float">
            <text:p>99,3</text:p>
          </table:table-cell>
          <table:table-cell office:value-type="string" calcext:value-type="string">
            <text:p>neurčitá</text:p>
          </table:table-cell>
          <table:table-cell office:value-type="float" office:value="89370" calcext:value-type="float">
            <text:p>8937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8.7" calcext:value-type="float">
            <text:p>48,7</text:p>
          </table:table-cell>
          <table:table-cell office:value-type="string" calcext:value-type="string">
            <text:p>neurčitá</text:p>
          </table:table-cell>
          <table:table-cell office:value-type="float" office:value="46265" calcext:value-type="float">
            <text:p>4626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Haranto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85.63" calcext:value-type="float">
            <text:p>85,63</text:p>
          </table:table-cell>
          <table:table-cell office:value-type="string" calcext:value-type="string">
            <text:p>neurčitá</text:p>
          </table:table-cell>
          <table:table-cell office:value-type="float" office:value="73316.406" calcext:value-type="float">
            <text:p>73316,40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Kolling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20" calcext:value-type="float">
            <text:p>2 020</text:p>
          </table:table-cell>
          <table:table-cell table:style-name="ce5" office:value-type="float" office:value="74.8" calcext:value-type="float">
            <text:p>74,8</text:p>
          </table:table-cell>
          <table:table-cell office:value-type="string" calcext:value-type="string">
            <text:p>neurčitá</text:p>
          </table:table-cell>
          <table:table-cell office:value-type="float" office:value="151096" calcext:value-type="float">
            <text:p>1510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2.25" calcext:value-type="float">
            <text:p>22,25</text:p>
          </table:table-cell>
          <table:table-cell office:value-type="string" calcext:value-type="string">
            <text:p>neurčitá</text:p>
          </table:table-cell>
          <table:table-cell office:value-type="float" office:value="22250" calcext:value-type="float">
            <text:p>222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adislava Bernáth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4.5" calcext:value-type="float">
            <text:p>74,5</text:p>
          </table:table-cell>
          <table:table-cell office:value-type="string" calcext:value-type="string">
            <text:p>neurčitá</text:p>
          </table:table-cell>
          <table:table-cell office:value-type="float" office:value="59600" calcext:value-type="float">
            <text:p>59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Ptačinsk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6.71" calcext:value-type="float">
            <text:p>1 017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office:value-type="float" office:value="74524.843" calcext:value-type="float">
            <text:p>74524,84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.87" calcext:value-type="float">
            <text:p>7,87</text:p>
          </table:table-cell>
          <table:table-cell office:value-type="string" calcext:value-type="string">
            <text:p>neurčitá</text:p>
          </table:table-cell>
          <table:table-cell office:value-type="float" office:value="4722" calcext:value-type="float">
            <text:p>472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920" calcext:value-type="float">
            <text:p>920</text:p>
          </table:table-cell>
          <table:table-cell table:style-name="ce5" office:value-type="float" office:value="85.05" calcext:value-type="float">
            <text:p>85,05</text:p>
          </table:table-cell>
          <table:table-cell office:value-type="string" calcext:value-type="string">
            <text:p>neurčitá</text:p>
          </table:table-cell>
          <table:table-cell office:value-type="float" office:value="78246" calcext:value-type="float">
            <text:p>7824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ela Růžičk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office:value-type="float" office:value="24348.03" calcext:value-type="float">
            <text:p>24348,0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9" calcext:value-type="float">
            <text:p>7,9</text:p>
          </table:table-cell>
          <table:table-cell office:value-type="string" calcext:value-type="string">
            <text:p>neurčitá</text:p>
          </table:table-cell>
          <table:table-cell office:value-type="float" office:value="3160" calcext:value-type="float">
            <text:p>31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ladovni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735" calcext:value-type="float">
            <text:p>1 735</text:p>
          </table:table-cell>
          <table:table-cell table:style-name="ce5" office:value-type="float" office:value="89.15" calcext:value-type="float">
            <text:p>89,15</text:p>
          </table:table-cell>
          <table:table-cell office:value-type="string" calcext:value-type="string">
            <text:p>neurčitá</text:p>
          </table:table-cell>
          <table:table-cell office:value-type="float" office:value="154675.25" calcext:value-type="float">
            <text:p>154675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office:value-type="float" office:value="115044.804" calcext:value-type="float">
            <text:p>115044,8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office:value-type="float" office:value="115044.804" calcext:value-type="float">
            <text:p>115044,8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Nová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85.5" calcext:value-type="float">
            <text:p>85,5</text:p>
          </table:table-cell>
          <table:table-cell office:value-type="string" calcext:value-type="string">
            <text:p>neurčitá</text:p>
          </table:table-cell>
          <table:table-cell office:value-type="float" office:value="128250" calcext:value-type="float">
            <text:p>1282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7" calcext:value-type="float">
            <text:p>5,7</text:p>
          </table:table-cell>
          <table:table-cell office:value-type="string" calcext:value-type="string">
            <text:p>neurčitá</text:p>
          </table:table-cell>
          <table:table-cell office:value-type="float" office:value="4560" calcext:value-type="float">
            <text:p>45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rena Bohat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1.69" calcext:value-type="float">
            <text:p>3 282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office:value-type="float" office:value="61695.772" calcext:value-type="float">
            <text:p>61695,77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Hamoud</text:p>
          </table:table-cell>
          <table:table-cell table:style-name="ce2" office:value-type="string" calcext:value-type="string">
            <text:p>herna</text:p>
          </table:table-cell>
          <table:table-cell office:value-type="float" office:value="3212.92" calcext:value-type="float">
            <text:p>3 213</text:p>
          </table:table-cell>
          <table:table-cell table:style-name="ce5" office:value-type="float" office:value="64.7" calcext:value-type="float">
            <text:p>64,7</text:p>
          </table:table-cell>
          <table:table-cell office:value-type="string" calcext:value-type="string">
            <text:p>neurčitá</text:p>
          </table:table-cell>
          <table:table-cell office:value-type="float" office:value="207875.924" calcext:value-type="float">
            <text:p>207875,9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Záhrubs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44.56" calcext:value-type="float">
            <text:p>24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office:value-type="float" office:value="3912.96" calcext:value-type="float">
            <text:p>3912,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1/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250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imcnek Petr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127.81" calcext:value-type="float">
            <text:p>127,81</text:p>
          </table:table-cell>
          <table:table-cell office:value-type="string" calcext:value-type="string">
            <text:p>neurčitá</text:p>
          </table:table-cell>
          <table:table-cell office:value-type="float" office:value="115284.62" calcext:value-type="float">
            <text:p>115284,6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54.23" calcext:value-type="float">
            <text:p>54,23</text:p>
          </table:table-cell>
          <table:table-cell office:value-type="string" calcext:value-type="string">
            <text:p>neurčitá</text:p>
          </table:table-cell>
          <table:table-cell office:value-type="float" office:value="48915.46" calcext:value-type="float">
            <text:p>48915,4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k elektrosystém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44378.5" calcext:value-type="float">
            <text:p>44378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41768" calcext:value-type="float">
            <text:p>417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8/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243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asta Grube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95.22" calcext:value-type="float">
            <text:p>95,22</text:p>
          </table:table-cell>
          <table:table-cell office:value-type="string" calcext:value-type="string">
            <text:p>neurčitá</text:p>
          </table:table-cell>
          <table:table-cell office:value-type="float" office:value="142830" calcext:value-type="float">
            <text:p>1428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94.32" calcext:value-type="float">
            <text:p>594</text:p>
          </table:table-cell>
          <table:table-cell table:style-name="ce5" office:value-type="float" office:value="209.63" calcext:value-type="float">
            <text:p>209,63</text:p>
          </table:table-cell>
          <table:table-cell office:value-type="string" calcext:value-type="string">
            <text:p>neurčitá</text:p>
          </table:table-cell>
          <table:table-cell office:value-type="float" office:value="124587.3016" calcext:value-type="float">
            <text:p>124587,30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EZ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78315" calcext:value-type="float">
            <text:p>7831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occer realit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49599.5" calcext:value-type="float">
            <text:p>49599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na Smej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3.71" calcext:value-type="float">
            <text:p>53,71</text:p>
          </table:table-cell>
          <table:table-cell office:value-type="string" calcext:value-type="string">
            <text:p>neurčitá</text:p>
          </table:table-cell>
          <table:table-cell office:value-type="float" office:value="53710" calcext:value-type="float">
            <text:p>537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lezáková Kateři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83" calcext:value-type="float">
            <text:p>1 783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office:value-type="float" office:value="83997.13" calcext:value-type="float">
            <text:p>83997,1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office:value-type="float" office:value="42493.22" calcext:value-type="float">
            <text:p>42493,2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mona dent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573.36" calcext:value-type="float">
            <text:p>573</text:p>
          </table:table-cell>
          <table:table-cell table:style-name="ce5" office:value-type="float" office:value="142.4" calcext:value-type="float">
            <text:p>142,4</text:p>
          </table:table-cell>
          <table:table-cell office:value-type="string" calcext:value-type="string">
            <text:p>neurčitá</text:p>
          </table:table-cell>
          <table:table-cell office:value-type="float" office:value="81646.464" calcext:value-type="float">
            <text:p>81646,4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Broumo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neurčitá</text:p>
          </table:table-cell>
          <table:table-cell office:value-type="float" office:value="360" calcext:value-type="float">
            <text:p>3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6/2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515, 221/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8" calcext:value-type="float">
            <text:p>24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8/5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221/5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328.68" calcext:value-type="float">
            <text:p>12 32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123286.8" calcext:value-type="float">
            <text:p>123286,8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0.5" calcext:value-type="float">
            <text:p>30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roslava Má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11400" calcext:value-type="float">
            <text:p>11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5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Zdenka Zelen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29.8" calcext:value-type="float">
            <text:p>29,8</text:p>
          </table:table-cell>
          <table:table-cell office:value-type="string" calcext:value-type="string">
            <text:p>neurčitá</text:p>
          </table:table-cell>
          <table:table-cell office:value-type="float" office:value="53640" calcext:value-type="float">
            <text:p>536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na Bene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3.9" calcext:value-type="float">
            <text:p>23,9</text:p>
          </table:table-cell>
          <table:table-cell office:value-type="string" calcext:value-type="string">
            <text:p>neurčitá</text:p>
          </table:table-cell>
          <table:table-cell office:value-type="float" office:value="47800" calcext:value-type="float">
            <text:p>47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S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iří Horáč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.9" calcext:value-type="float">
            <text:p>48,9</text:p>
          </table:table-cell>
          <table:table-cell office:value-type="string" calcext:value-type="string">
            <text:p>neurčitá</text:p>
          </table:table-cell>
          <table:table-cell office:value-type="float" office:value="39120" calcext:value-type="float">
            <text:p>391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IC Praha s.r.o</text:p>
          </table:table-cell>
          <table:table-cell table:style-name="ce2" office:value-type="string" calcext:value-type="string">
            <text:p>hobby obcho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45.6" calcext:value-type="float">
            <text:p>45,6</text:p>
          </table:table-cell>
          <table:table-cell office:value-type="string" calcext:value-type="string">
            <text:p>neurčitá</text:p>
          </table:table-cell>
          <table:table-cell office:value-type="float" office:value="82080" calcext:value-type="float">
            <text:p>820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řítenská</text:p>
          </table:table-cell>
          <table:table-cell table:style-name="ce2" office:value-type="string" calcext:value-type="string">
            <text:p>1266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793/10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České truhlářstvi a dřevař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831.91" calcext:value-type="float">
            <text:p>2 832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neurčitá</text:p>
          </table:table-cell>
          <table:table-cell office:value-type="float" office:value="133099.77" calcext:value-type="float">
            <text:p>133099,7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Dřitenská</text:p>
          </table:table-cell>
          <table:table-cell table:style-name="ce2" office:value-type="string" calcext:value-type="string">
            <text:p>1268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string" calcext:value-type="string">
            <text:p>793/10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12.75" calcext:value-type="float">
            <text:p>12,75</text:p>
          </table:table-cell>
          <table:table-cell office:value-type="string" calcext:value-type="string">
            <text:p>neurčitá</text:p>
          </table:table-cell>
          <table:table-cell office:value-type="float" office:value="10595.25" calcext:value-type="float">
            <text:p>10595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37/1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cel Kaš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468.51" calcext:value-type="float">
            <text:p>10 469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neurčitá</text:p>
          </table:table-cell>
          <table:table-cell office:value-type="float" office:value="125622.12" calcext:value-type="float">
            <text:p>125622,12</text:p>
          </table:table-cell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7/1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 office:value-type="float" office:value="3160" calcext:value-type="float">
            <text:p>316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8/3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221/59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us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.55" calcext:value-type="float">
            <text:p>6,55</text:p>
          </table:table-cell>
          <table:table-cell office:value-type="string" calcext:value-type="string">
            <text:p>neurčitá</text:p>
          </table:table-cell>
          <table:table-cell office:value-type="float" office:value="2620" calcext:value-type="float">
            <text:p>26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5/10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31.221/26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Pospíši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 office:value-type="float" office:value="1580" calcext:value-type="float">
            <text:p>15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6/8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221/2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asociace parapleg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03" calcext:value-type="float">
            <text:p>203</text:p>
          </table:table-cell>
          <table:table-cell office:value-type="string" calcext:value-type="string">
            <text:p>neurčitá</text:p>
          </table:table-cell>
          <table:table-cell office:value-type="float" office:value="20300" calcext:value-type="float">
            <text:p>20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3/17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27. 221/2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6/11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221/21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i H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.17" calcext:value-type="float">
            <text:p>840</text:p>
          </table:table-cell>
          <table:table-cell table:style-name="ce5" office:value-type="float" office:value="72.5" calcext:value-type="float">
            <text:p>72,5</text:p>
          </table:table-cell>
          <table:table-cell office:value-type="string" calcext:value-type="string">
            <text:p>neurčitá</text:p>
          </table:table-cell>
          <table:table-cell office:value-type="float" office:value="60912.325" calcext:value-type="float">
            <text:p>60912,3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8/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221/21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office:value-type="float" office:value="75000" calcext:value-type="float">
            <text:p>75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9/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221/21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la Pelikán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3600" calcext:value-type="float">
            <text:p>13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sial Gastro servi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35" calcext:value-type="float">
            <text:p>1 435</text:p>
          </table:table-cell>
          <table:table-cell table:style-name="ce5" office:value-type="float" office:value="99.05" calcext:value-type="float">
            <text:p>99,05</text:p>
          </table:table-cell>
          <table:table-cell office:value-type="string" calcext:value-type="string">
            <text:p>neurčitá</text:p>
          </table:table-cell>
          <table:table-cell office:value-type="float" office:value="142136.75" calcext:value-type="float">
            <text:p>142136,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6" calcext:value-type="float">
            <text:p>18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2/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221/9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 Kep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office:value-type="float" office:value="5775" calcext:value-type="float">
            <text:p>57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2/4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221/7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ichard Čern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8.2" calcext:value-type="float">
            <text:p>38,2</text:p>
          </table:table-cell>
          <table:table-cell office:value-type="string" calcext:value-type="string">
            <text:p>neurčitá</text:p>
          </table:table-cell>
          <table:table-cell office:value-type="float" office:value="30560" calcext:value-type="float">
            <text:p>305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4.45" calcext:value-type="float">
            <text:p>44,45</text:p>
          </table:table-cell>
          <table:table-cell office:value-type="string" calcext:value-type="string">
            <text:p>neurčitá</text:p>
          </table:table-cell>
          <table:table-cell office:value-type="float" office:value="42227.5" calcext:value-type="float">
            <text:p>42227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office:value-type="float" office:value="36240" calcext:value-type="float">
            <text:p>362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25" calcext:value-type="float">
            <text:p>39,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5/10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221/76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adim Chmel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8.9" calcext:value-type="float">
            <text:p>58,9</text:p>
          </table:table-cell>
          <table:table-cell office:value-type="string" calcext:value-type="string">
            <text:p>neurčitá</text:p>
          </table:table-cell>
          <table:table-cell office:value-type="float" office:value="47120" calcext:value-type="float">
            <text:p>471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Jandova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278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29.19" calcext:value-type="float">
            <text:p>529</text:p>
          </table:table-cell>
          <table:table-cell table:style-name="ce5" office:value-type="float" office:value="1414" calcext:value-type="float">
            <text:p>1414</text:p>
          </table:table-cell>
          <table:table-cell office:value-type="string" calcext:value-type="string">
            <text:p>3.11.2014</text:p>
          </table:table-cell>
          <table:table-cell office:value-type="float" office:value="748274.66" calcext:value-type="float">
            <text:p>748274,6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6/81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string" calcext:value-type="string">
            <text:p>2342/1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kéta Matuš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725.85" calcext:value-type="float">
            <text:p>726</text:p>
          </table:table-cell>
          <table:table-cell table:style-name="ce5" office:value-type="float" office:value="14.8" calcext:value-type="float">
            <text:p>14,8</text:p>
          </table:table-cell>
          <table:table-cell office:value-type="string" calcext:value-type="string">
            <text:p>neurčitá</text:p>
          </table:table-cell>
          <table:table-cell office:value-type="float" office:value="10742.58" calcext:value-type="float">
            <text:p>10742,5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8/85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string" calcext:value-type="string">
            <text:p>2342/1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aniel Štromaj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.86" calcext:value-type="float">
            <text:p>9,86</text:p>
          </table:table-cell>
          <table:table-cell office:value-type="string" calcext:value-type="string">
            <text:p>neurčitá</text:p>
          </table:table-cell>
          <table:table-cell office:value-type="float" office:value="5916" calcext:value-type="float">
            <text:p>59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office:value-type="float" office:value="55440" calcext:value-type="float">
            <text:p>554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ažská správa soc. zab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65" calcext:value-type="float">
            <text:p>465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8835" calcext:value-type="float">
            <text:p>883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lub lidové tvorby, zájm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á</text:p>
          </table:table-cell>
          <table:table-cell office:value-type="float" office:value="13240" calcext:value-type="float">
            <text:p>132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ístní úřad Praha 13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9.55" calcext:value-type="float">
            <text:p>210</text:p>
          </table:table-cell>
          <table:table-cell table:style-name="ce5" office:value-type="float" office:value="978.5" calcext:value-type="float">
            <text:p>978,5</text:p>
          </table:table-cell>
          <table:table-cell office:value-type="string" calcext:value-type="string">
            <text:p>neurčitá</text:p>
          </table:table-cell>
          <table:table-cell office:value-type="float" office:value="205044.675" calcext:value-type="float">
            <text:p>205044,6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ima interier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eurčitá</text:p>
          </table:table-cell>
          <table:table-cell office:value-type="float" office:value="26400" calcext:value-type="float">
            <text:p>26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839.79" calcext:value-type="float">
            <text:p>4 84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 office:value-type="float" office:value="4839.79" calcext:value-type="float">
            <text:p>4839,79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0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string" calcext:value-type="string">
            <text:p>765/2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2" calcext:value-type="float">
            <text:p>12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string" calcext:value-type="string">
            <text:p>765/3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2" calcext:value-type="float">
            <text:p>16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65.26" calcext:value-type="float">
            <text:p>465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neurčitá</text:p>
          </table:table-cell>
          <table:table-cell office:value-type="float" office:value="19075.66" calcext:value-type="float">
            <text:p>19075,6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5.77" calcext:value-type="float">
            <text:p>55,77</text:p>
          </table:table-cell>
          <table:table-cell office:value-type="string" calcext:value-type="string">
            <text:p>neurčitá</text:p>
          </table:table-cell>
          <table:table-cell office:value-type="float" office:value="669.24" calcext:value-type="float">
            <text:p>669,2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83.5" calcext:value-type="float">
            <text:p>83,5</text:p>
          </table:table-cell>
          <table:table-cell office:value-type="string" calcext:value-type="string">
            <text:p>neurčitá</text:p>
          </table:table-cell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04.2" calcext:value-type="float">
            <text:p>104,2</text:p>
          </table:table-cell>
          <table:table-cell office:value-type="string" calcext:value-type="string">
            <text:p>neurčitá</text:p>
          </table:table-cell>
          <table:table-cell office:value-type="float" office:value="1250.4" calcext:value-type="float">
            <text:p>1250,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eurčitá</text:p>
          </table:table-cell>
          <table:table-cell office:value-type="float" office:value="32300" calcext:value-type="float">
            <text:p>32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ohod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office:value-type="float" office:value="97500" calcext:value-type="float">
            <text:p>975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75.42" calcext:value-type="float">
            <text:p>475</text:p>
          </table:table-cell>
          <table:table-cell table:style-name="ce5" office:value-type="float" office:value="120.47" calcext:value-type="float">
            <text:p>120,47</text:p>
          </table:table-cell>
          <table:table-cell office:value-type="string" calcext:value-type="string">
            <text:p>neurčitá</text:p>
          </table:table-cell>
          <table:table-cell office:value-type="float" office:value="57273.8474" calcext:value-type="float">
            <text:p>57273,847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0.44" calcext:value-type="float">
            <text:p>20,44</text:p>
          </table:table-cell>
          <table:table-cell office:value-type="string" calcext:value-type="string">
            <text:p>neurčitá</text:p>
          </table:table-cell>
          <table:table-cell office:value-type="float" office:value="8489.5496" calcext:value-type="float">
            <text:p>8489,54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pro postižené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.56" calcext:value-type="float">
            <text:p>10,56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23.02" calcext:value-type="float">
            <text:p>623</text:p>
          </table:table-cell>
          <table:table-cell table:style-name="ce5" office:value-type="float" office:value="6.93" calcext:value-type="float">
            <text:p>6,93</text:p>
          </table:table-cell>
          <table:table-cell office:value-type="string" calcext:value-type="string">
            <text:p>neurčitá</text:p>
          </table:table-cell>
          <table:table-cell office:value-type="float" office:value="4317.5286" calcext:value-type="float">
            <text:p>4317,528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office:value-type="float" office:value="13062" calcext:value-type="float">
            <text:p>1306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office:value-type="float" office:value="9041.9518" calcext:value-type="float">
            <text:p>9041,951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centrum pro zdr.p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.77" calcext:value-type="float">
            <text:p>9,77</text:p>
          </table:table-cell>
          <table:table-cell office:value-type="string" calcext:value-type="string">
            <text:p>neurčitá</text:p>
          </table:table-cell>
          <table:table-cell office:value-type="float" office:value="9.77" calcext:value-type="float">
            <text:p>9,7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2.14" calcext:value-type="float">
            <text:p>22,14</text:p>
          </table:table-cell>
          <table:table-cell office:value-type="string" calcext:value-type="string">
            <text:p>neurčitá</text:p>
          </table:table-cell>
          <table:table-cell office:value-type="float" office:value="17712" calcext:value-type="float">
            <text:p>177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.4" calcext:value-type="float">
            <text:p>8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8" calcext:value-type="float">
            <text:p>21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96" calcext:value-type="float">
            <text:p>21,96</text:p>
          </table:table-cell>
          <table:table-cell office:value-type="string" calcext:value-type="string">
            <text:p>neurčitá</text:p>
          </table:table-cell>
          <table:table-cell office:value-type="float" office:value="13176" calcext:value-type="float">
            <text:p>1317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edor Peva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13200" calcext:value-type="float">
            <text:p>132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dmila Lang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6" calcext:value-type="float">
            <text:p>10,66</text:p>
          </table:table-cell>
          <table:table-cell office:value-type="string" calcext:value-type="string">
            <text:p>neurčitá</text:p>
          </table:table-cell>
          <table:table-cell office:value-type="float" office:value="4264" calcext:value-type="float">
            <text:p>42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Prokůp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2.48" calcext:value-type="float">
            <text:p>42,48</text:p>
          </table:table-cell>
          <table:table-cell office:value-type="string" calcext:value-type="string">
            <text:p>neurčitá</text:p>
          </table:table-cell>
          <table:table-cell office:value-type="float" office:value="16992" calcext:value-type="float">
            <text:p>1699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ý červený křiž</text:p>
          </table:table-cell>
          <table:table-cell table:style-name="ce2" office:value-type="string" calcext:value-type="string">
            <text:p>středisko soc. služeb</text:p>
          </table:table-cell>
          <table:table-cell office:value-type="float" office:value="489.49" calcext:value-type="float">
            <text:p>489</text:p>
          </table:table-cell>
          <table:table-cell table:style-name="ce5" office:value-type="float" office:value="125.92" calcext:value-type="float">
            <text:p>125,92</text:p>
          </table:table-cell>
          <table:table-cell office:value-type="string" calcext:value-type="string">
            <text:p>neurčitá</text:p>
          </table:table-cell>
          <table:table-cell office:value-type="float" office:value="61636.5808" calcext:value-type="float">
            <text:p>61636,580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51.69" calcext:value-type="float">
            <text:p>452</text:p>
          </table:table-cell>
          <table:table-cell table:style-name="ce5" office:value-type="float" office:value="6.95" calcext:value-type="float">
            <text:p>6,95</text:p>
          </table:table-cell>
          <table:table-cell office:value-type="string" calcext:value-type="string">
            <text:p>neurčitá</text:p>
          </table:table-cell>
          <table:table-cell office:value-type="float" office:value="3139.2455" calcext:value-type="float">
            <text:p>3139,245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i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44" calcext:value-type="float">
            <text:p>451</text:p>
          </table:table-cell>
          <table:table-cell table:style-name="ce5" office:value-type="float" office:value="32.6" calcext:value-type="float">
            <text:p>32,6</text:p>
          </table:table-cell>
          <table:table-cell office:value-type="string" calcext:value-type="string">
            <text:p>neurčitá</text:p>
          </table:table-cell>
          <table:table-cell office:value-type="float" office:value="14716.944" calcext:value-type="float">
            <text:p>14716,94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Kloc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21.93" calcext:value-type="float">
            <text:p>21,93</text:p>
          </table:table-cell>
          <table:table-cell office:value-type="string" calcext:value-type="string">
            <text:p>neurčitá</text:p>
          </table:table-cell>
          <table:table-cell office:value-type="float" office:value="9868.5" calcext:value-type="float">
            <text:p>9868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2" calcext:value-type="float">
            <text:p>21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office:value-type="float" office:value="8913.3037" calcext:value-type="float">
            <text:p>8913,303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office:value-type="float" office:value="18408.0904" calcext:value-type="float">
            <text:p>18408,09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káš Wartha</text:p>
          </table:table-cell>
          <table:table-cell table:style-name="ce2" office:value-type="string" calcext:value-type="string">
            <text:p>archiv fotografii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26" calcext:value-type="float">
            <text:p>22,26</text:p>
          </table:table-cell>
          <table:table-cell office:value-type="string" calcext:value-type="string">
            <text:p>neurčitá</text:p>
          </table:table-cell>
          <table:table-cell office:value-type="float" office:value="8904" calcext:value-type="float">
            <text:p>89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mír Adamec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office:value-type="float" office:value="10783.65" calcext:value-type="float">
            <text:p>10783,6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27.81" calcext:value-type="float">
            <text:p>428</text:p>
          </table:table-cell>
          <table:table-cell table:style-name="ce5" office:value-type="float" office:value="22.05" calcext:value-type="float">
            <text:p>22,05</text:p>
          </table:table-cell>
          <table:table-cell office:value-type="string" calcext:value-type="string">
            <text:p>neurčitá</text:p>
          </table:table-cell>
          <table:table-cell office:value-type="float" office:value="9433.2105" calcext:value-type="float">
            <text:p>9433,21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.75" calcext:value-type="float">
            <text:p>10,75</text:p>
          </table:table-cell>
          <table:table-cell office:value-type="string" calcext:value-type="string">
            <text:p>neurčitá</text:p>
          </table:table-cell>
          <table:table-cell office:value-type="float" office:value="10.75" calcext:value-type="float">
            <text:p>10,7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.91" calcext:value-type="float">
            <text:p>21,91</text:p>
          </table:table-cell>
          <table:table-cell office:value-type="string" calcext:value-type="string">
            <text:p>neurčitá</text:p>
          </table:table-cell>
          <table:table-cell office:value-type="float" office:value="21.91" calcext:value-type="float">
            <text:p>21,9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7" calcext:value-type="float">
            <text:p>10,67</text:p>
          </table:table-cell>
          <table:table-cell office:value-type="string" calcext:value-type="string">
            <text:p>neurčitá</text:p>
          </table:table-cell>
          <table:table-cell office:value-type="float" office:value="4268" calcext:value-type="float">
            <text:p>42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office:value-type="float" office:value="8864" calcext:value-type="float">
            <text:p>88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8" calcext:value-type="float">
            <text:p>22,08</text:p>
          </table:table-cell>
          <table:table-cell office:value-type="string" calcext:value-type="string">
            <text:p>neurčitá</text:p>
          </table:table-cell>
          <table:table-cell office:value-type="float" office:value="8832" calcext:value-type="float">
            <text:p>88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0.72" calcext:value-type="float">
            <text:p>10,72</text:p>
          </table:table-cell>
          <table:table-cell office:value-type="string" calcext:value-type="string">
            <text:p>neurčitá</text:p>
          </table:table-cell>
          <table:table-cell office:value-type="float" office:value="6432" calcext:value-type="float">
            <text:p>64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rej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1.82" calcext:value-type="float">
            <text:p>21,82</text:p>
          </table:table-cell>
          <table:table-cell office:value-type="string" calcext:value-type="string">
            <text:p>neurčitá</text:p>
          </table:table-cell>
          <table:table-cell office:value-type="float" office:value="8728" calcext:value-type="float">
            <text:p>87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6146.79" calcext:value-type="float">
            <text:p>6 14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 office:value-type="float" office:value="6146.79" calcext:value-type="float">
            <text:p>6146,79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8/2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Hai Nam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2.39" calcext:value-type="float">
            <text:p>22,39</text:p>
          </table:table-cell>
          <table:table-cell office:value-type="string" calcext:value-type="string">
            <text:p>neurčitá</text:p>
          </table:table-cell>
          <table:table-cell office:value-type="float" office:value="11195" calcext:value-type="float">
            <text:p>111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rina Vompany s.s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office:value-type="float" office:value="18171.2" calcext:value-type="float">
            <text:p>18171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l. přát. drobné p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4" calcext:value-type="float">
            <text:p>22,04</text:p>
          </table:table-cell>
          <table:table-cell office:value-type="string" calcext:value-type="string">
            <text:p>neurčitá</text:p>
          </table:table-cell>
          <table:table-cell office:value-type="float" office:value="8816" calcext:value-type="float">
            <text:p>88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Škop-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5" calcext:value-type="float">
            <text:p>22,15</text:p>
          </table:table-cell>
          <table:table-cell office:value-type="string" calcext:value-type="string">
            <text:p>neurčitá</text:p>
          </table:table-cell>
          <table:table-cell office:value-type="float" office:value="18163" calcext:value-type="float">
            <text:p>1816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9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0.7" calcext:value-type="float">
            <text:p>10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Such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635.16" calcext:value-type="float">
            <text:p>635</text:p>
          </table:table-cell>
          <table:table-cell table:style-name="ce5" office:value-type="float" office:value="52.65" calcext:value-type="float">
            <text:p>52,65</text:p>
          </table:table-cell>
          <table:table-cell office:value-type="string" calcext:value-type="string">
            <text:p>neurčitá</text:p>
          </table:table-cell>
          <table:table-cell office:value-type="float" office:value="33441.174" calcext:value-type="float">
            <text:p>33441,17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0.2" calcext:value-type="float">
            <text:p>50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olámi studio s.r.o.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53250" calcext:value-type="float">
            <text:p>532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otraviny Hani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66350.92" calcext:value-type="float">
            <text:p>66350,9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a Cestr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92300" calcext:value-type="float">
            <text:p>92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na Hl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99.64" calcext:value-type="float">
            <text:p>1 8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127774.44" calcext:value-type="float">
            <text:p>127774,4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9" calcext:value-type="float">
            <text:p>29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2.5" calcext:value-type="float">
            <text:p>32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 p.s.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office:value-type="float" office:value="65840" calcext:value-type="float">
            <text:p>658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77.35" calcext:value-type="float">
            <text:p>177,35</text:p>
          </table:table-cell>
          <table:table-cell office:value-type="string" calcext:value-type="string">
            <text:p>neurčitá</text:p>
          </table:table-cell>
          <table:table-cell office:value-type="float" office:value="70940" calcext:value-type="float">
            <text:p>709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4.65" calcext:value-type="float">
            <text:p>34,65</text:p>
          </table:table-cell>
          <table:table-cell office:value-type="string" calcext:value-type="string">
            <text:p>neurčitá</text:p>
          </table:table-cell>
          <table:table-cell office:value-type="float" office:value="13860" calcext:value-type="float">
            <text:p>138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31.1" calcext:value-type="float">
            <text:p>131,1</text:p>
          </table:table-cell>
          <table:table-cell office:value-type="string" calcext:value-type="string">
            <text:p>neurčitá</text:p>
          </table:table-cell>
          <table:table-cell office:value-type="float" office:value="78660" calcext:value-type="float">
            <text:p>786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 Kovác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2.25" calcext:value-type="float">
            <text:p>42,25</text:p>
          </table:table-cell>
          <table:table-cell office:value-type="string" calcext:value-type="string">
            <text:p>neurčitá</text:p>
          </table:table-cell>
          <table:table-cell office:value-type="float" office:value="42250" calcext:value-type="float">
            <text:p>422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8.7" calcext:value-type="float">
            <text:p>78,7</text:p>
          </table:table-cell>
          <table:table-cell office:value-type="string" calcext:value-type="string">
            <text:p>neurčitá</text:p>
          </table:table-cell>
          <table:table-cell office:value-type="float" office:value="47220" calcext:value-type="float">
            <text:p>472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1" calcext:value-type="float">
            <text:p>27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5" calcext:value-type="float">
            <text:p>38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65.02" calcext:value-type="float">
            <text:p>65,02</text:p>
          </table:table-cell>
          <table:table-cell office:value-type="string" calcext:value-type="string">
            <text:p>neurčitá</text:p>
          </table:table-cell>
          <table:table-cell office:value-type="float" office:value="84526" calcext:value-type="float">
            <text:p>8452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dybalantes s.r.o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950.5" calcext:value-type="float">
            <text:p>951</text:p>
          </table:table-cell>
          <table:table-cell table:style-name="ce5" office:value-type="float" office:value="75.75" calcext:value-type="float">
            <text:p>75,75</text:p>
          </table:table-cell>
          <table:table-cell office:value-type="string" calcext:value-type="string">
            <text:p>neurčitá</text:p>
          </table:table-cell>
          <table:table-cell office:value-type="float" office:value="72000.375" calcext:value-type="float">
            <text:p>72000,3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eslád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9" calcext:value-type="float">
            <text:p>29,9</text:p>
          </table:table-cell>
          <table:table-cell office:value-type="string" calcext:value-type="string">
            <text:p>neurčitá</text:p>
          </table:table-cell>
          <table:table-cell office:value-type="float" office:value="11960" calcext:value-type="float">
            <text:p>119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47.45" calcext:value-type="float">
            <text:p>47,45</text:p>
          </table:table-cell>
          <table:table-cell office:value-type="string" calcext:value-type="string">
            <text:p>neurčitá</text:p>
          </table:table-cell>
          <table:table-cell office:value-type="float" office:value="21352.5" calcext:value-type="float">
            <text:p>21352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1.15" calcext:value-type="float">
            <text:p>31,15</text:p>
          </table:table-cell>
          <table:table-cell office:value-type="string" calcext:value-type="string">
            <text:p>neurčitá</text:p>
          </table:table-cell>
          <table:table-cell office:value-type="float" office:value="12460" calcext:value-type="float">
            <text:p>124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arglas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2.15" calcext:value-type="float">
            <text:p>42,15</text:p>
          </table:table-cell>
          <table:table-cell office:value-type="string" calcext:value-type="string">
            <text:p>neurčitá</text:p>
          </table:table-cell>
          <table:table-cell office:value-type="float" office:value="40042.5" calcext:value-type="float">
            <text:p>40042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750" calcext:value-type="float">
            <text:p>1 750</text:p>
          </table:table-cell>
          <table:table-cell table:style-name="ce5" office:value-type="float" office:value="48.35" calcext:value-type="float">
            <text:p>48,35</text:p>
          </table:table-cell>
          <table:table-cell office:value-type="string" calcext:value-type="string">
            <text:p>neurčitá</text:p>
          </table:table-cell>
          <table:table-cell office:value-type="float" office:value="84612.5" calcext:value-type="float">
            <text:p>84612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nance garan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48.3" calcext:value-type="float">
            <text:p>48,3</text:p>
          </table:table-cell>
          <table:table-cell office:value-type="string" calcext:value-type="string">
            <text:p>neurčitá</text:p>
          </table:table-cell>
          <table:table-cell office:value-type="float" office:value="36225" calcext:value-type="float">
            <text:p>362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2.65" calcext:value-type="float">
            <text:p>42,65</text:p>
          </table:table-cell>
          <table:table-cell office:value-type="string" calcext:value-type="string">
            <text:p>neurčitá</text:p>
          </table:table-cell>
          <table:table-cell office:value-type="float" office:value="34120" calcext:value-type="float">
            <text:p>341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7" calcext:value-type="float">
            <text:p>39,7</text:p>
          </table:table-cell>
          <table:table-cell office:value-type="string" calcext:value-type="string">
            <text:p>neurčitá</text:p>
          </table:table-cell>
          <table:table-cell office:value-type="float" office:value="39.7" calcext:value-type="float">
            <text:p>39,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neurčitá</text:p>
          </table:table-cell>
          <table:table-cell office:value-type="float" office:value="39.3" calcext:value-type="float">
            <text:p>39,3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2" calcext:value-type="float">
            <text:p>10,2</text:p>
          </table:table-cell>
          <table:table-cell office:value-type="string" calcext:value-type="string">
            <text:p>neurčitá</text:p>
          </table:table-cell>
          <table:table-cell office:value-type="float" office:value="4080" calcext:value-type="float">
            <text:p>40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6.5" calcext:value-type="float">
            <text:p>66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inar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22.53" calcext:value-type="float">
            <text:p>1 723</text:p>
          </table:table-cell>
          <table:table-cell table:style-name="ce5" office:value-type="float" office:value="36.4" calcext:value-type="float">
            <text:p>36,4</text:p>
          </table:table-cell>
          <table:table-cell office:value-type="string" calcext:value-type="string">
            <text:p>neurčitá</text:p>
          </table:table-cell>
          <table:table-cell office:value-type="float" office:value="62700.092" calcext:value-type="float">
            <text:p>62700,09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E Money Bank a.s.kan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141.71" calcext:value-type="float">
            <text:p>141,71</text:p>
          </table:table-cell>
          <table:table-cell office:value-type="string" calcext:value-type="string">
            <text:p>neurčitá</text:p>
          </table:table-cell>
          <table:table-cell office:value-type="float" office:value="453472" calcext:value-type="float">
            <text:p>45347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2" calcext:value-type="float">
            <text:p>15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6" calcext:value-type="float">
            <text:p>14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232/44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28.1" calcext:value-type="float">
            <text:p>428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eurčitá</text:p>
          </table:table-cell>
          <table:table-cell office:value-type="float" office:value="31251.3" calcext:value-type="float">
            <text:p>31251,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Hlaváček</text:p>
          </table:table-cell>
          <table:table-cell table:style-name="ce2" office:value-type="string" calcext:value-type="string">
            <text:p>autoškola</text:p>
          </table:table-cell>
          <table:table-cell office:value-type="float" office:value="2803.57" calcext:value-type="float">
            <text:p>2 80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office:value-type="float" office:value="123357.08" calcext:value-type="float">
            <text:p>123357,0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5.18" calcext:value-type="float">
            <text:p>5,18</text:p>
          </table:table-cell>
          <table:table-cell office:value-type="string" calcext:value-type="string">
            <text:p>neurčitá</text:p>
          </table:table-cell>
          <table:table-cell office:value-type="float" office:value="1036" calcext:value-type="float">
            <text:p>103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.2" calcext:value-type="float">
            <text:p>2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ython-Import s.r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3" calcext:value-type="float">
            <text:p>72,3</text:p>
          </table:table-cell>
          <table:table-cell office:value-type="string" calcext:value-type="string">
            <text:p>neurčitá</text:p>
          </table:table-cell>
          <table:table-cell office:value-type="float" office:value="72300" calcext:value-type="float">
            <text:p>72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pil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office:value-type="float" office:value="54825.32" calcext:value-type="float">
            <text:p>54825,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enario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67.93" calcext:value-type="float">
            <text:p>1 568</text:p>
          </table:table-cell>
          <table:table-cell table:style-name="ce5" office:value-type="float" office:value="65.65" calcext:value-type="float">
            <text:p>65,65</text:p>
          </table:table-cell>
          <table:table-cell office:value-type="string" calcext:value-type="string">
            <text:p>neurčitá</text:p>
          </table:table-cell>
          <table:table-cell office:value-type="float" office:value="102934.6045" calcext:value-type="float">
            <text:p>102934,60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23.45" calcext:value-type="float">
            <text:p>423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á</text:p>
          </table:table-cell>
          <table:table-cell office:value-type="float" office:value="35273.385" calcext:value-type="float">
            <text:p>35273,38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.1" calcext:value-type="float">
            <text:p>53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7.4" calcext:value-type="float">
            <text:p>87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aorle tour s 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office:value-type="float" office:value="45300" calcext:value-type="float">
            <text:p>45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i AB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70.03" calcext:value-type="float">
            <text:p>70,03</text:p>
          </table:table-cell>
          <table:table-cell office:value-type="string" calcext:value-type="string">
            <text:p>neurčitá</text:p>
          </table:table-cell>
          <table:table-cell office:value-type="float" office:value="63197.8732" calcext:value-type="float">
            <text:p>63197,87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nka Gruberová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1661.38" calcext:value-type="float">
            <text:p>1 661</text:p>
          </table:table-cell>
          <table:table-cell table:style-name="ce5" office:value-type="float" office:value="75.25" calcext:value-type="float">
            <text:p>75,25</text:p>
          </table:table-cell>
          <table:table-cell office:value-type="string" calcext:value-type="string">
            <text:p>neurčitá</text:p>
          </table:table-cell>
          <table:table-cell office:value-type="float" office:value="125018.845" calcext:value-type="float">
            <text:p>125018,8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0/11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string" calcext:value-type="string">
            <text:p>2342/8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Naděžda Doškářové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2228" calcext:value-type="float">
            <text:p>122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3/25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string" calcext:value-type="string">
            <text:p>2342/72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ICTUS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6.3" calcext:value-type="float">
            <text:p>36,3</text:p>
          </table:table-cell>
          <table:table-cell office:value-type="string" calcext:value-type="string">
            <text:p>neurčitá</text:p>
          </table:table-cell>
          <table:table-cell office:value-type="float" office:value="14520" calcext:value-type="float">
            <text:p>145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6" calcext:value-type="float">
            <text:p>1 426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office:value-type="float" office:value="28520" calcext:value-type="float">
            <text:p>285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office:value-type="float" office:value="4290" calcext:value-type="float">
            <text:p>429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Gaye Pap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office:value-type="float" office:value="5434" calcext:value-type="float">
            <text:p>543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5/21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string" calcext:value-type="string">
            <text:p>2342/7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5.55" calcext:value-type="float">
            <text:p>15,55</text:p>
          </table:table-cell>
          <table:table-cell office:value-type="string" calcext:value-type="string">
            <text:p>neurčitá</text:p>
          </table:table-cell>
          <table:table-cell office:value-type="float" office:value="9330" calcext:value-type="float">
            <text:p>93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6/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string" calcext:value-type="string">
            <text:p>2342/7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45" calcext:value-type="float">
            <text:p>14,45</text:p>
          </table:table-cell>
          <table:table-cell office:value-type="string" calcext:value-type="string">
            <text:p>neurčitá</text:p>
          </table:table-cell>
          <table:table-cell office:value-type="float" office:value="8670" calcext:value-type="float">
            <text:p>867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Blanka Babič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1.84" calcext:value-type="float">
            <text:p>852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4481.28" calcext:value-type="float">
            <text:p>14481,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.38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31764.76" calcext:value-type="float">
            <text:p>31764,76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8/15</text:p>
          </table:table-cell>
          <table:table-cell table:style-name="ce2" office:value-type="float" office:value="2388" calcext:value-type="float">
            <text:p>2388</text:p>
          </table:table-cell>
          <table:table-cell table:style-name="ce2" office:value-type="string" calcext:value-type="string">
            <text:p>2342/8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omuald Wasilewski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2000" calcext:value-type="float">
            <text:p>12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tin Koube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76.42" calcext:value-type="float">
            <text:p>576</text:p>
          </table:table-cell>
          <table:table-cell table:style-name="ce5" office:value-type="float" office:value="11.02" calcext:value-type="float">
            <text:p>11,02</text:p>
          </table:table-cell>
          <table:table-cell office:value-type="string" calcext:value-type="string">
            <text:p>neurčitá</text:p>
          </table:table-cell>
          <table:table-cell office:value-type="float" office:value="6352.1484" calcext:value-type="float">
            <text:p>6352,148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iří Skalic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office:value-type="float" office:value="6400" calcext:value-type="float">
            <text:p>6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1/9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string" calcext:value-type="string">
            <text:p>2342/9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SK Velká Ohrad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.71" calcext:value-type="float">
            <text:p>18,71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uhemed Keki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71.7" calcext:value-type="float">
            <text:p>71,7</text:p>
          </table:table-cell>
          <table:table-cell office:value-type="string" calcext:value-type="string">
            <text:p>neurčitá</text:p>
          </table:table-cell>
          <table:table-cell office:value-type="float" office:value="58794" calcext:value-type="float">
            <text:p>5879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Cald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426.6" calcext:value-type="float">
            <text:p>1 427</text:p>
          </table:table-cell>
          <table:table-cell table:style-name="ce5" office:value-type="float" office:value="71.6" calcext:value-type="float">
            <text:p>71,6</text:p>
          </table:table-cell>
          <table:table-cell office:value-type="string" calcext:value-type="string">
            <text:p>neurčitá</text:p>
          </table:table-cell>
          <table:table-cell office:value-type="float" office:value="102144.56" calcext:value-type="float">
            <text:p>102144,5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iod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office:value-type="float" office:value="57920" calcext:value-type="float">
            <text:p>57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Brože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250" calcext:value-type="float">
            <text:p>1 250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office:value-type="float" office:value="89562.5" calcext:value-type="float">
            <text:p>89562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Folkman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05.5" calcext:value-type="float">
            <text:p>1 906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office:value-type="float" office:value="137958.2" calcext:value-type="float">
            <text:p>137958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hobey Vitaliy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office:value-type="float" office:value="66958.358" calcext:value-type="float">
            <text:p>66958,35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yklo Jan Faltý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9.15" calcext:value-type="float">
            <text:p>49,15</text:p>
          </table:table-cell>
          <table:table-cell office:value-type="string" calcext:value-type="string">
            <text:p>neurčitá</text:p>
          </table:table-cell>
          <table:table-cell office:value-type="float" office:value="39320" calcext:value-type="float">
            <text:p>393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30.4" calcext:value-type="float">
            <text:p>30,4</text:p>
          </table:table-cell>
          <table:table-cell office:value-type="string" calcext:value-type="string">
            <text:p>neurčitá</text:p>
          </table:table-cell>
          <table:table-cell office:value-type="float" office:value="33440" calcext:value-type="float">
            <text:p>334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30.55" calcext:value-type="float">
            <text:p>30,55</text:p>
          </table:table-cell>
          <table:table-cell office:value-type="string" calcext:value-type="string">
            <text:p>neurčitá</text:p>
          </table:table-cell>
          <table:table-cell office:value-type="float" office:value="19857.5" calcext:value-type="float">
            <text:p>19857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Sklenář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49.3" calcext:value-type="float">
            <text:p>49,3</text:p>
          </table:table-cell>
          <table:table-cell office:value-type="string" calcext:value-type="string">
            <text:p>neurčitá</text:p>
          </table:table-cell>
          <table:table-cell office:value-type="float" office:value="60284.04" calcext:value-type="float">
            <text:p>60284,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4" calcext:value-type="float">
            <text:p>16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,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-Pharma s.r.o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140.85" calcext:value-type="float">
            <text:p>140,85</text:p>
          </table:table-cell>
          <table:table-cell office:value-type="string" calcext:value-type="string">
            <text:p>neurčitá</text:p>
          </table:table-cell>
          <table:table-cell office:value-type="float" office:value="197190" calcext:value-type="float">
            <text:p>19719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9" calcext:value-type="float">
            <text:p>11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.3" calcext:value-type="float">
            <text:p>3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elace s.r.o</text:p>
          </table:table-cell>
          <table:table-cell table:style-name="ce2" office:value-type="string" calcext:value-type="string">
            <text:p>středisko péče o tělo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06.4" calcext:value-type="float">
            <text:p>106,4</text:p>
          </table:table-cell>
          <table:table-cell office:value-type="string" calcext:value-type="string">
            <text:p>neurčitá</text:p>
          </table:table-cell>
          <table:table-cell office:value-type="float" office:value="106400" calcext:value-type="float">
            <text:p>106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9.9" calcext:value-type="float">
            <text:p>19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9" calcext:value-type="float">
            <text:p>16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9.6" calcext:value-type="float">
            <text:p>79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3" calcext:value-type="float">
            <text:p>23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vid Tesař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2.7" calcext:value-type="float">
            <text:p>2,7</text:p>
          </table:table-cell>
          <table:table-cell office:value-type="string" calcext:value-type="string">
            <text:p>neurčitá</text:p>
          </table:table-cell>
          <table:table-cell office:value-type="float" office:value="2311.74" calcext:value-type="float">
            <text:p>2311,7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ří Šime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952.74" calcext:value-type="float">
            <text:p>953</text:p>
          </table:table-cell>
          <table:table-cell table:style-name="ce5" office:value-type="float" office:value="95.4" calcext:value-type="float">
            <text:p>95,4</text:p>
          </table:table-cell>
          <table:table-cell office:value-type="string" calcext:value-type="string">
            <text:p>neurčitá</text:p>
          </table:table-cell>
          <table:table-cell office:value-type="float" office:value="90891.396" calcext:value-type="float">
            <text:p>90891,3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kéta Bučkové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25.01" calcext:value-type="float">
            <text:p>25,01</text:p>
          </table:table-cell>
          <table:table-cell office:value-type="string" calcext:value-type="string">
            <text:p>neurčitá</text:p>
          </table:table-cell>
          <table:table-cell office:value-type="float" office:value="23372.3452" calcext:value-type="float">
            <text:p>23372,345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ha s.r.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.51" calcext:value-type="float">
            <text:p>1</text:p>
          </table:table-cell>
          <table:table-cell table:style-name="ce5" office:value-type="float" office:value="98.6" calcext:value-type="float">
            <text:p>98,6</text:p>
          </table:table-cell>
          <table:table-cell office:value-type="string" calcext:value-type="string">
            <text:p>neurčitá</text:p>
          </table:table-cell>
          <table:table-cell office:value-type="float" office:value="50.286" calcext:value-type="float">
            <text:p>50,28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rko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7.79" calcext:value-type="float">
            <text:p>47,79</text:p>
          </table:table-cell>
          <table:table-cell office:value-type="string" calcext:value-type="string">
            <text:p>neurčitá</text:p>
          </table:table-cell>
          <table:table-cell office:value-type="float" office:value="38232" calcext:value-type="float">
            <text:p>382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vahelp obč.sdružení</text:p>
          </table:table-cell>
          <table:table-cell table:style-name="ce2" office:value-type="string" calcext:value-type="string">
            <text:p>centrum pro zdr. post.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8.81" calcext:value-type="float">
            <text:p>78,81</text:p>
          </table:table-cell>
          <table:table-cell office:value-type="string" calcext:value-type="string">
            <text:p>neurčitá</text:p>
          </table:table-cell>
          <table:table-cell office:value-type="float" office:value="31524" calcext:value-type="float">
            <text:p>315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ažské vod. Stav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51" calcext:value-type="float">
            <text:p>72,51</text:p>
          </table:table-cell>
          <table:table-cell office:value-type="string" calcext:value-type="string">
            <text:p>neurčitá</text:p>
          </table:table-cell>
          <table:table-cell office:value-type="float" office:value="72510" calcext:value-type="float">
            <text:p>725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6.85" calcext:value-type="float">
            <text:p>76,85</text:p>
          </table:table-cell>
          <table:table-cell office:value-type="string" calcext:value-type="string">
            <text:p>neurčitá</text:p>
          </table:table-cell>
          <table:table-cell office:value-type="float" office:value="46110" calcext:value-type="float">
            <text:p>461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office:value-type="float" office:value="59700" calcext:value-type="float">
            <text:p>597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1" calcext:value-type="float">
            <text:p>56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2" calcext:value-type="float">
            <text:p>56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 o.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146.95" calcext:value-type="float">
            <text:p>146,95</text:p>
          </table:table-cell>
          <table:table-cell office:value-type="string" calcext:value-type="string">
            <text:p>neurčitá</text:p>
          </table:table-cell>
          <table:table-cell office:value-type="float" office:value="119911.2" calcext:value-type="float">
            <text:p>119911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konom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office:value-type="float" office:value="19252.5" calcext:value-type="float">
            <text:p>19252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ejan Veljanovski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9.75" calcext:value-type="float">
            <text:p>19,75</text:p>
          </table:table-cell>
          <table:table-cell office:value-type="string" calcext:value-type="string">
            <text:p>neurčitá</text:p>
          </table:table-cell>
          <table:table-cell office:value-type="float" office:value="8050.1" calcext:value-type="float">
            <text:p>8050,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n Phuc Bui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64740" calcext:value-type="float">
            <text:p>647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církve bratrské</text:p>
          </table:table-cell>
          <table:table-cell table:style-name="ce2" office:value-type="string" calcext:value-type="string">
            <text:p>poradenské centrum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6.9" calcext:value-type="float">
            <text:p>96,9</text:p>
          </table:table-cell>
          <table:table-cell office:value-type="string" calcext:value-type="string">
            <text:p>neurčitá</text:p>
          </table:table-cell>
          <table:table-cell office:value-type="float" office:value="96.9" calcext:value-type="float">
            <text:p>96,9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eře CZ srov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9.6" calcext:value-type="float">
            <text:p>59,6</text:p>
          </table:table-cell>
          <table:table-cell office:value-type="string" calcext:value-type="string">
            <text:p>neurčitá</text:p>
          </table:table-cell>
          <table:table-cell office:value-type="float" office:value="59600" calcext:value-type="float">
            <text:p>59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ořáčková Zuz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4.95" calcext:value-type="float">
            <text:p>1 715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85404.51" calcext:value-type="float">
            <text:p>85404,5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36326" calcext:value-type="float">
            <text:p>3632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office:value-type="float" office:value="155200" calcext:value-type="float">
            <text:p>1552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'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office:value-type="float" office:value="155200" calcext:value-type="float">
            <text:p>1552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/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75859.32" calcext:value-type="float">
            <text:p>75859,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71.85" calcext:value-type="float">
            <text:p>71,85</text:p>
          </table:table-cell>
          <table:table-cell office:value-type="string" calcext:value-type="string">
            <text:p>neurčitá</text:p>
          </table:table-cell>
          <table:table-cell office:value-type="float" office:value="123035.94" calcext:value-type="float">
            <text:p>123035,9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sco fr.stor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0" calcext:value-type="float">
            <text:p>2 820</text:p>
          </table:table-cell>
          <table:table-cell table:style-name="ce5" office:value-type="float" office:value="74.85" calcext:value-type="float">
            <text:p>74,85</text:p>
          </table:table-cell>
          <table:table-cell office:value-type="string" calcext:value-type="string">
            <text:p>neurčitá</text:p>
          </table:table-cell>
          <table:table-cell office:value-type="float" office:value="211077" calcext:value-type="float">
            <text:p>21107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.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473.31" calcext:value-type="float">
            <text:p>12 473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 office:value-type="float" office:value="74839.86" calcext:value-type="float">
            <text:p>74839,86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pojišťovn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0" calcext:value-type="float">
            <text:p>2 800</text:p>
          </table:table-cell>
          <table:table-cell table:style-name="ce5" office:value-type="float" office:value="61.46" calcext:value-type="float">
            <text:p>61,46</text:p>
          </table:table-cell>
          <table:table-cell office:value-type="string" calcext:value-type="string">
            <text:p>neurčitá</text:p>
          </table:table-cell>
          <table:table-cell office:value-type="float" office:value="172088" calcext:value-type="float">
            <text:p>17208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rá pyrami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81.7" calcext:value-type="float">
            <text:p>81,7</text:p>
          </table:table-cell>
          <table:table-cell office:value-type="string" calcext:value-type="string">
            <text:p>neurčitá</text:p>
          </table:table-cell>
          <table:table-cell office:value-type="float" office:value="196080" calcext:value-type="float">
            <text:p>1960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03/15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Van Linh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553" calcext:value-type="float">
            <text:p>2 553</text:p>
          </table:table-cell>
          <table:table-cell table:style-name="ce5" office:value-type="float" office:value="82.25" calcext:value-type="float">
            <text:p>82,25</text:p>
          </table:table-cell>
          <table:table-cell office:value-type="string" calcext:value-type="string">
            <text:p>neurčitá</text:p>
          </table:table-cell>
          <table:table-cell office:value-type="float" office:value="209984.25" calcext:value-type="float">
            <text:p>209984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3/15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.6" calcext:value-type="float">
            <text:p>28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Frej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64.7" calcext:value-type="float">
            <text:p>164,7</text:p>
          </table:table-cell>
          <table:table-cell office:value-type="string" calcext:value-type="string">
            <text:p>neurčitá</text:p>
          </table:table-cell>
          <table:table-cell office:value-type="float" office:value="247050" calcext:value-type="float">
            <text:p>2470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4" calcext:value-type="float">
            <text:p>42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8" calcext:value-type="float">
            <text:p>42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Mart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kařství Moravec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office:value-type="float" office:value="121668.6" calcext:value-type="float">
            <text:p>121668,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lga Mitošin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47749.734" calcext:value-type="float">
            <text:p>47749,73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hadžanjan Ruzanna</text:p>
          </table:table-cell>
          <table:table-cell table:style-name="ce2" office:value-type="string" calcext:value-type="string">
            <text:p>prodej a výroba cukr.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198.8" calcext:value-type="float">
            <text:p>198,8</text:p>
          </table:table-cell>
          <table:table-cell office:value-type="string" calcext:value-type="string">
            <text:p>neurčitá</text:p>
          </table:table-cell>
          <table:table-cell office:value-type="float" office:value="163016" calcext:value-type="float">
            <text:p>1630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lazyan Hovhann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94.12" calcext:value-type="float">
            <text:p>1 194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59467.176" calcext:value-type="float">
            <text:p>59467,17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0/7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232/3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Pec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5.24" calcext:value-type="float">
            <text:p>1 015</text:p>
          </table:table-cell>
          <table:table-cell table:style-name="ce5" office:value-type="float" office:value="49.1" calcext:value-type="float">
            <text:p>49,1</text:p>
          </table:table-cell>
          <table:table-cell office:value-type="string" calcext:value-type="string">
            <text:p>neurčitá</text:p>
          </table:table-cell>
          <table:table-cell office:value-type="float" office:value="49848.284" calcext:value-type="float">
            <text:p>49848,28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1/5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232/3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Brouček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80" calcext:value-type="float">
            <text:p>1 280</text:p>
          </table:table-cell>
          <table:table-cell table:style-name="ce5" office:value-type="float" office:value="67.41" calcext:value-type="float">
            <text:p>67,41</text:p>
          </table:table-cell>
          <table:table-cell office:value-type="string" calcext:value-type="string">
            <text:p>neurčitá</text:p>
          </table:table-cell>
          <table:table-cell office:value-type="float" office:value="86284.8" calcext:value-type="float">
            <text:p>86284,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2/3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232/3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tavby Praha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10" calcext:value-type="float">
            <text:p>1 310</text:p>
          </table:table-cell>
          <table:table-cell table:style-name="ce5" office:value-type="float" office:value="71.77" calcext:value-type="float">
            <text:p>71,77</text:p>
          </table:table-cell>
          <table:table-cell office:value-type="string" calcext:value-type="string">
            <text:p>neurčitá</text:p>
          </table:table-cell>
          <table:table-cell office:value-type="float" office:value="94018.7" calcext:value-type="float">
            <text:p>94018,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vét vyšívání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office:value-type="float" office:value="63762.195" calcext:value-type="float">
            <text:p>63762,1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sien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56.22" calcext:value-type="float">
            <text:p>856</text:p>
          </table:table-cell>
          <table:table-cell table:style-name="ce5" office:value-type="float" office:value="214.36" calcext:value-type="float">
            <text:p>214,36</text:p>
          </table:table-cell>
          <table:table-cell office:value-type="string" calcext:value-type="string">
            <text:p>neurčitá</text:p>
          </table:table-cell>
          <table:table-cell office:value-type="float" office:value="183539.3192" calcext:value-type="float">
            <text:p>183539,319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4/3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string" calcext:value-type="string">
            <text:p>282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 Čtvrt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36.6" calcext:value-type="float">
            <text:p>36,6</text:p>
          </table:table-cell>
          <table:table-cell office:value-type="string" calcext:value-type="string">
            <text:p>neurčitá</text:p>
          </table:table-cell>
          <table:table-cell office:value-type="float" office:value="27450" calcext:value-type="float">
            <text:p>274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7/11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string" calcext:value-type="string">
            <text:p>28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ěra Havlen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27.27" calcext:value-type="float">
            <text:p>927</text:p>
          </table:table-cell>
          <table:table-cell table:style-name="ce5" office:value-type="float" office:value="14.03" calcext:value-type="float">
            <text:p>14,03</text:p>
          </table:table-cell>
          <table:table-cell office:value-type="string" calcext:value-type="string">
            <text:p>neurčitá</text:p>
          </table:table-cell>
          <table:table-cell office:value-type="float" office:value="13009.5981" calcext:value-type="float">
            <text:p>13009,598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48.1" calcext:value-type="float">
            <text:p>48,1</text:p>
          </table:table-cell>
          <table:table-cell office:value-type="string" calcext:value-type="string">
            <text:p>neurčitá</text:p>
          </table:table-cell>
          <table:table-cell office:value-type="float" office:value="72150" calcext:value-type="float">
            <text:p>721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9.8" calcext:value-type="float">
            <text:p>69,8</text:p>
          </table:table-cell>
          <table:table-cell office:value-type="string" calcext:value-type="string">
            <text:p>neurčitá</text:p>
          </table:table-cell>
          <table:table-cell office:value-type="float" office:value="69800" calcext:value-type="float">
            <text:p>69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indlová Pet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5" calcext:value-type="float">
            <text:p>1 055</text:p>
          </table:table-cell>
          <table:table-cell table:style-name="ce5" office:value-type="float" office:value="80.7" calcext:value-type="float">
            <text:p>80,7</text:p>
          </table:table-cell>
          <table:table-cell office:value-type="string" calcext:value-type="string">
            <text:p>neurčitá</text:p>
          </table:table-cell>
          <table:table-cell office:value-type="float" office:value="85138.5" calcext:value-type="float">
            <text:p>85138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Luděk Tvrdí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neurčitá</text:p>
          </table:table-cell>
          <table:table-cell office:value-type="float" office:value="65216" calcext:value-type="float">
            <text:p>652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5.05" calcext:value-type="float">
            <text:p>95,05</text:p>
          </table:table-cell>
          <table:table-cell office:value-type="string" calcext:value-type="string">
            <text:p>neurčitá</text:p>
          </table:table-cell>
          <table:table-cell office:value-type="float" office:value="285.15" calcext:value-type="float">
            <text:p>285,1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95.02" calcext:value-type="float">
            <text:p>95,02</text:p>
          </table:table-cell>
          <table:table-cell office:value-type="string" calcext:value-type="string">
            <text:p>neurčitá</text:p>
          </table:table-cell>
          <table:table-cell office:value-type="float" office:value="99771" calcext:value-type="float">
            <text:p>99771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7/3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221/5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.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7.8" calcext:value-type="float">
            <text:p>197,8</text:p>
          </table:table-cell>
          <table:table-cell office:value-type="string" calcext:value-type="string">
            <text:p>neurčitá</text:p>
          </table:table-cell>
          <table:table-cell office:value-type="float" office:value="593.4" calcext:value-type="float">
            <text:p>593,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8/2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221/5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ierce&amp;Valmen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106.42" calcext:value-type="float">
            <text:p>106,42</text:p>
          </table:table-cell>
          <table:table-cell office:value-type="string" calcext:value-type="string">
            <text:p>neurčitá</text:p>
          </table:table-cell>
          <table:table-cell office:value-type="float" office:value="138346" calcext:value-type="float">
            <text:p>13834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9/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221/5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87.3" calcext:value-type="float">
            <text:p>87,3</text:p>
          </table:table-cell>
          <table:table-cell office:value-type="string" calcext:value-type="string">
            <text:p>neurčitá</text:p>
          </table:table-cell>
          <table:table-cell office:value-type="float" office:value="100395" calcext:value-type="float">
            <text:p>1003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tatex s.r.o.</text:p>
          </table:table-cell>
          <table:table-cell table:style-name="ce2" office:value-type="string" calcext:value-type="string">
            <text:p>výrobna</text:p>
          </table:table-cell>
          <table:table-cell office:value-type="float" office:value="570" calcext:value-type="float">
            <text:p>570</text:p>
          </table:table-cell>
          <table:table-cell table:style-name="ce5" office:value-type="float" office:value="108.1" calcext:value-type="float">
            <text:p>108,1</text:p>
          </table:table-cell>
          <table:table-cell office:value-type="string" calcext:value-type="string">
            <text:p>neurčitá</text:p>
          </table:table-cell>
          <table:table-cell office:value-type="float" office:value="61617" calcext:value-type="float">
            <text:p>6161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6" calcext:value-type="float">
            <text:p>15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9/2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221/9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office:value-type="float" office:value="27760" calcext:value-type="float">
            <text:p>277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6/30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221/76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ciál Gastro servi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5" calcext:value-type="float">
            <text:p>1 155</text:p>
          </table:table-cell>
          <table:table-cell table:style-name="ce5" office:value-type="float" office:value="83.11" calcext:value-type="float">
            <text:p>83,11</text:p>
          </table:table-cell>
          <table:table-cell office:value-type="string" calcext:value-type="string">
            <text:p>neurčitá</text:p>
          </table:table-cell>
          <table:table-cell office:value-type="float" office:value="95992.05" calcext:value-type="float">
            <text:p>95992,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9/36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221/77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Dub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11" calcext:value-type="float">
            <text:p>1 211</text:p>
          </table:table-cell>
          <table:table-cell table:style-name="ce5" office:value-type="float" office:value="32.11" calcext:value-type="float">
            <text:p>32,11</text:p>
          </table:table-cell>
          <table:table-cell office:value-type="string" calcext:value-type="string">
            <text:p>neurčitá</text:p>
          </table:table-cell>
          <table:table-cell office:value-type="float" office:value="38885.21" calcext:value-type="float">
            <text:p>38885,2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 Kro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6.3" calcext:value-type="float">
            <text:p>56,3</text:p>
          </table:table-cell>
          <table:table-cell office:value-type="string" calcext:value-type="string">
            <text:p>neurčitá</text:p>
          </table:table-cell>
          <table:table-cell office:value-type="float" office:value="45040" calcext:value-type="float">
            <text:p>450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 Petrů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neurčitá</text:p>
          </table:table-cell>
          <table:table-cell office:value-type="float" office:value="30276" calcext:value-type="float">
            <text:p>3027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etr Šimo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4.38" calcext:value-type="float">
            <text:p>84,38</text:p>
          </table:table-cell>
          <table:table-cell office:value-type="string" calcext:value-type="string">
            <text:p>neurčitá</text:p>
          </table:table-cell>
          <table:table-cell office:value-type="float" office:value="67504" calcext:value-type="float">
            <text:p>675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ýková Anet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7.6" calcext:value-type="float">
            <text:p>487,6</text:p>
          </table:table-cell>
          <table:table-cell office:value-type="string" calcext:value-type="string">
            <text:p>neurčitá</text:p>
          </table:table-cell>
          <table:table-cell office:value-type="float" office:value="390080" calcext:value-type="float">
            <text:p>3900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9.68" calcext:value-type="float">
            <text:p>7 26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08895.2" calcext:value-type="float">
            <text:p>108895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7/1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tanislav Bend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83.04" calcext:value-type="float">
            <text:p>883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office:value-type="float" office:value="37087.68" calcext:value-type="float">
            <text:p>37087,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8/1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271/1. 2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0.3" calcext:value-type="float">
            <text:p>40,3</text:p>
          </table:table-cell>
          <table:table-cell office:value-type="string" calcext:value-type="string">
            <text:p>neurčitá</text:p>
          </table:table-cell>
          <table:table-cell office:value-type="float" office:value="46345" calcext:value-type="float">
            <text:p>463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5/2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string" calcext:value-type="string">
            <text:p>4130/24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ran Manh Chi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" calcext:value-type="float">
            <text:p>912</text:p>
          </table:table-cell>
          <table:table-cell table:style-name="ce5" office:value-type="float" office:value="18.36" calcext:value-type="float">
            <text:p>18,36</text:p>
          </table:table-cell>
          <table:table-cell office:value-type="string" calcext:value-type="string">
            <text:p>neurčitá</text:p>
          </table:table-cell>
          <table:table-cell office:value-type="float" office:value="16744.32" calcext:value-type="float">
            <text:p>16744,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7/6</text:p>
          </table:table-cell>
          <table:table-cell table:style-name="ce2" office:value-type="float" office:value="3117" calcext:value-type="float">
            <text:p>3117</text:p>
          </table:table-cell>
          <table:table-cell table:style-name="ce2" office:value-type="string" calcext:value-type="string">
            <text:p>4130/20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36" calcext:value-type="float">
            <text:p>18,3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Podnádražní</text:p>
          </table:table-cell>
          <table:table-cell table:style-name="ce2" office:value-type="string" calcext:value-type="string">
            <text:p>367/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CLO-ZOLL servi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42.18" calcext:value-type="float">
            <text:p>842</text:p>
          </table:table-cell>
          <table:table-cell table:style-name="ce5" office:value-type="float" office:value="58.26" calcext:value-type="float">
            <text:p>58,26</text:p>
          </table:table-cell>
          <table:table-cell office:value-type="string" calcext:value-type="string">
            <text:p>neurčitá</text:p>
          </table:table-cell>
          <table:table-cell office:value-type="float" office:value="49065.4068" calcext:value-type="float">
            <text:p>49065,40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Iva Erban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42.57" calcext:value-type="float">
            <text:p>943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office:value-type="float" office:value="155429.793" calcext:value-type="float">
            <text:p>155429,79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Zuzana Jedličk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39.72" calcext:value-type="float">
            <text:p>940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office:value-type="float" office:value="154959.828" calcext:value-type="float">
            <text:p>154959,8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Ruka pro život o.s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0.43" calcext:value-type="float">
            <text:p>0</text:p>
          </table:table-cell>
          <table:table-cell table:style-name="ce5" office:value-type="float" office:value="275.54" calcext:value-type="float">
            <text:p>275,54</text:p>
          </table:table-cell>
          <table:table-cell office:value-type="string" calcext:value-type="string">
            <text:p>neurčitá</text:p>
          </table:table-cell>
          <table:table-cell office:value-type="float" office:value="118.4822" calcext:value-type="float">
            <text:p>118,482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Královská mateřs. Škola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13.8" calcext:value-type="float">
            <text:p>413,8</text:p>
          </table:table-cell>
          <table:table-cell office:value-type="string" calcext:value-type="string">
            <text:p>neurčitá</text:p>
          </table:table-cell>
          <table:table-cell office:value-type="float" office:value="413800" calcext:value-type="float">
            <text:p>413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Fccu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256" calcext:value-type="float">
            <text:p>1 256</text:p>
          </table:table-cell>
          <table:table-cell table:style-name="ce5" office:value-type="float" office:value="277.4" calcext:value-type="float">
            <text:p>277,4</text:p>
          </table:table-cell>
          <table:table-cell office:value-type="string" calcext:value-type="string">
            <text:p>neurčitá</text:p>
          </table:table-cell>
          <table:table-cell office:value-type="float" office:value="348414.4" calcext:value-type="float">
            <text:p>348414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vaz důchodců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1.78" calcext:value-type="float">
            <text:p>31,78</text:p>
          </table:table-cell>
          <table:table-cell office:value-type="string" calcext:value-type="string">
            <text:p>neurčitá</text:p>
          </table:table-cell>
          <table:table-cell office:value-type="float" office:value="15890" calcext:value-type="float">
            <text:p>1589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dafone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6620" calcext:value-type="float">
            <text:p>26 62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eurčitá</text:p>
          </table:table-cell>
          <table:table-cell office:value-type="float" office:value="133100" calcext:value-type="float">
            <text:p>1331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Smikova</text:p>
          </table:table-cell>
          <table:table-cell table:style-name="ce2" office:value-type="string" calcext:value-type="string">
            <text:p>831/12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221/1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 office:value-type="float" office:value="2444.2" calcext:value-type="float">
            <text:p>2444,2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eurčitá</text:p>
          </table:table-cell>
          <table:table-cell office:value-type="float" office:value="5712" calcext:value-type="float">
            <text:p>57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Jiří Doležal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478.61" calcext:value-type="float">
            <text:p>1 47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14786.1" calcext:value-type="float">
            <text:p>14786,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Šedova</text:p>
          </table:table-cell>
          <table:table-cell table:style-name="ce2" office:value-type="string" calcext:value-type="string">
            <text:p>655/6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221/9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1" calcext:value-type="float">
            <text:p>13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0/1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1798/15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unmay Trade s.r.o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04.56" calcext:value-type="float">
            <text:p>204,56</text:p>
          </table:table-cell>
          <table:table-cell office:value-type="string" calcext:value-type="string">
            <text:p>neurčitá</text:p>
          </table:table-cell>
          <table:table-cell office:value-type="float" office:value="163648" calcext:value-type="float">
            <text:p>1636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1/17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1798/16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3.44" calcext:value-type="float">
            <text:p>213,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2/28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1798/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etr Ziká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56.52" calcext:value-type="float">
            <text:p>156,52</text:p>
          </table:table-cell>
          <table:table-cell office:value-type="string" calcext:value-type="string">
            <text:p>neurčitá</text:p>
          </table:table-cell>
          <table:table-cell office:value-type="float" office:value="140868" calcext:value-type="float">
            <text:p>1408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3/2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1798/4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Elektroservis B MIK</text:p>
          </table:table-cell>
          <table:table-cell table:style-name="ce2" office:value-type="string" calcext:value-type="string">
            <text:p>opravna</text:p>
          </table:table-cell>
          <table:table-cell office:value-type="float" office:value="1048.53" calcext:value-type="float">
            <text:p>1 049</text:p>
          </table:table-cell>
          <table:table-cell table:style-name="ce5" office:value-type="float" office:value="74.13" calcext:value-type="float">
            <text:p>74,13</text:p>
          </table:table-cell>
          <table:table-cell office:value-type="string" calcext:value-type="string">
            <text:p>neurčitá</text:p>
          </table:table-cell>
          <table:table-cell office:value-type="float" office:value="77727.5289" calcext:value-type="float">
            <text:p>77727,528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0/15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221/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1/13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221/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MT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66.45" calcext:value-type="float">
            <text:p>1 466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office:value-type="float" office:value="36661.25" calcext:value-type="float">
            <text:p>36661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2/1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221/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825.2" calcext:value-type="float">
            <text:p>9 825</text:p>
          </table:table-cell>
          <table:table-cell table:style-name="ce5" office:value-type="float" office:value="0.5" calcext:value-type="float">
            <text:p>0,5</text:p>
          </table:table-cell>
          <table:table-cell office:value-type="string" calcext:value-type="string">
            <text:p>neurčitá</text:p>
          </table:table-cell>
          <table:table-cell office:value-type="float" office:value="4912.6" calcext:value-type="float">
            <text:p>4912,6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5/5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221/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ien Pham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8.13" calcext:value-type="float">
            <text:p>18,13</text:p>
          </table:table-cell>
          <table:table-cell office:value-type="string" calcext:value-type="string">
            <text:p>neurčitá</text:p>
          </table:table-cell>
          <table:table-cell office:value-type="float" office:value="30821" calcext:value-type="float">
            <text:p>3082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20/3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221/2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arbora Vaničk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office:value-type="float" office:value="31944" calcext:value-type="float">
            <text:p>3194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RA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65.3" calcext:value-type="float">
            <text:p>465</text:p>
          </table:table-cell>
          <table:table-cell table:style-name="ce5" office:value-type="float" office:value="21.1" calcext:value-type="float">
            <text:p>21,1</text:p>
          </table:table-cell>
          <table:table-cell office:value-type="string" calcext:value-type="string">
            <text:p>neurčitá</text:p>
          </table:table-cell>
          <table:table-cell office:value-type="float" office:value="9817.83" calcext:value-type="float">
            <text:p>9817,8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bility Czech s.r.o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eurčitá</text:p>
          </table:table-cell>
          <table:table-cell office:value-type="float" office:value="19744.144" calcext:value-type="float">
            <text:p>19744,14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Lhoták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67.65" calcext:value-type="float">
            <text:p>67,65</text:p>
          </table:table-cell>
          <table:table-cell office:value-type="string" calcext:value-type="string">
            <text:p>neurčitá</text:p>
          </table:table-cell>
          <table:table-cell office:value-type="float" office:value="37207.5" calcext:value-type="float">
            <text:p>37207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3" calcext:value-type="float">
            <text:p>13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9/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Cádr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12.84" calcext:value-type="float">
            <text:p>12,84</text:p>
          </table:table-cell>
          <table:table-cell office:value-type="string" calcext:value-type="string">
            <text:p>neurčitá</text:p>
          </table:table-cell>
          <table:table-cell office:value-type="float" office:value="11587.3296" calcext:value-type="float">
            <text:p>11587,32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Vocelova</text:p>
          </table:table-cell>
          <table:table-cell table:style-name="ce2" office:value-type="string" calcext:value-type="string">
            <text:p>602/3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nár menšin o.p.s</text:p>
          </table:table-cell>
          <table:table-cell table:style-name="ce2" office:value-type="string" calcext:value-type="string">
            <text:p>kanceláře</text:p>
          </table:table-cell>
          <table:table-cell/>
          <table:table-cell table:style-name="ce5" office:value-type="float" office:value="985.45" calcext:value-type="float">
            <text:p>985,45</text:p>
          </table:table-cell>
          <table:table-cell office:value-type="string" calcext:value-type="string">
            <text:p>neurčitá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2/16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1798/16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rcela Moudfich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26" calcext:value-type="float">
            <text:p>226</text:p>
          </table:table-cell>
          <table:table-cell office:value-type="string" calcext:value-type="string">
            <text:p>neurčitá</text:p>
          </table:table-cell>
          <table:table-cell office:value-type="float" office:value="203400" calcext:value-type="float">
            <text:p>203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8" calcext:value-type="float">
            <text:p>468</text:p>
          </table:table-cell>
          <table:table-cell office:value-type="string" calcext:value-type="string">
            <text:p>neurčitá</text:p>
          </table:table-cell>
          <table:table-cell office:value-type="float" office:value="280800" calcext:value-type="float">
            <text:p>280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tárková Jan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7600" calcext:value-type="float">
            <text:p>7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an Quang Hu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650" calcext:value-type="float">
            <text:p>1 650</text:p>
          </table:table-cell>
          <table:table-cell table:style-name="ce5" office:value-type="float" office:value="78.5" calcext:value-type="float">
            <text:p>78,5</text:p>
          </table:table-cell>
          <table:table-cell office:value-type="string" calcext:value-type="string">
            <text:p>neurčitá</text:p>
          </table:table-cell>
          <table:table-cell office:value-type="float" office:value="129525" calcext:value-type="float">
            <text:p>1295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49.4" calcext:value-type="float">
            <text:p>49,4</text:p>
          </table:table-cell>
          <table:table-cell office:value-type="string" calcext:value-type="string">
            <text:p>neurčitá</text:p>
          </table:table-cell>
          <table:table-cell office:value-type="float" office:value="54340" calcext:value-type="float">
            <text:p>543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iři Koír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1.09" calcext:value-type="float">
            <text:p>831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neurčitá</text:p>
          </table:table-cell>
          <table:table-cell office:value-type="float" office:value="149596.2" calcext:value-type="float">
            <text:p>149596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neurčitá</text:p>
          </table:table-cell>
          <table:table-cell office:value-type="float" office:value="18330" calcext:value-type="float">
            <text:p>183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ěra Pospíšil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80" calcext:value-type="float">
            <text:p>480</text:p>
          </table:table-cell>
          <table:table-cell table:style-name="ce5" office:value-type="float" office:value="280" calcext:value-type="float">
            <text:p>280</text:p>
          </table:table-cell>
          <table:table-cell office:value-type="string" calcext:value-type="string">
            <text:p>neurčitá</text:p>
          </table:table-cell>
          <table:table-cell office:value-type="float" office:value="134400" calcext:value-type="float">
            <text:p>134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3.71" calcext:value-type="float">
            <text:p>1 424</text:p>
          </table:table-cell>
          <table:table-cell table:style-name="ce5" office:value-type="float" office:value="39.4" calcext:value-type="float">
            <text:p>39,4</text:p>
          </table:table-cell>
          <table:table-cell office:value-type="string" calcext:value-type="string">
            <text:p>neurčitá</text:p>
          </table:table-cell>
          <table:table-cell office:value-type="float" office:value="56094.174" calcext:value-type="float">
            <text:p>56094,17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neurčitá</text:p>
          </table:table-cell>
          <table:table-cell office:value-type="float" office:value="58650" calcext:value-type="float">
            <text:p>586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edicim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410" calcext:value-type="float">
            <text:p>1 410</text:p>
          </table:table-cell>
          <table:table-cell table:style-name="ce5" office:value-type="float" office:value="88.5" calcext:value-type="float">
            <text:p>88,5</text:p>
          </table:table-cell>
          <table:table-cell office:value-type="string" calcext:value-type="string">
            <text:p>1.2.2022</text:p>
          </table:table-cell>
          <table:table-cell office:value-type="float" office:value="124785" calcext:value-type="float">
            <text:p>12478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istián Koub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.5" calcext:value-type="float">
            <text:p>18,5</text:p>
          </table:table-cell>
          <table:table-cell office:value-type="string" calcext:value-type="string">
            <text:p>neurčitá</text:p>
          </table:table-cell>
          <table:table-cell office:value-type="float" office:value="9250" calcext:value-type="float">
            <text:p>92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ibor Mar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9" calcext:value-type="float">
            <text:p>139</text:p>
          </table:table-cell>
          <table:table-cell office:value-type="string" calcext:value-type="string">
            <text:p>neurčitá</text:p>
          </table:table-cell>
          <table:table-cell office:value-type="float" office:value="145950" calcext:value-type="float">
            <text:p>1459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ilm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73.8" calcext:value-type="float">
            <text:p>73,8</text:p>
          </table:table-cell>
          <table:table-cell office:value-type="string" calcext:value-type="string">
            <text:p>neurčitá</text:p>
          </table:table-cell>
          <table:table-cell office:value-type="float" office:value="66420" calcext:value-type="float">
            <text:p>664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ina-lnter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89" calcext:value-type="float">
            <text:p>1 189</text:p>
          </table:table-cell>
          <table:table-cell table:style-name="ce5" office:value-type="float" office:value="555.5" calcext:value-type="float">
            <text:p>555,5</text:p>
          </table:table-cell>
          <table:table-cell office:value-type="string" calcext:value-type="string">
            <text:p>4.10.2017</text:p>
          </table:table-cell>
          <table:table-cell office:value-type="float" office:value="660489.5" calcext:value-type="float">
            <text:p>660489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CENTRA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.98" calcext:value-type="float">
            <text:p>321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office:value-type="float" office:value="26416.654" calcext:value-type="float">
            <text:p>26416,65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net int s.r o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21780" calcext:value-type="float">
            <text:p>2178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8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dafon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2.57" calcext:value-type="float">
            <text:p>7 253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23293.69" calcext:value-type="float">
            <text:p>123293,69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ld Training ASS.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722.58" calcext:value-type="float">
            <text:p>723</text:p>
          </table:table-cell>
          <table:table-cell table:style-name="ce5" office:value-type="float" office:value="248" calcext:value-type="float">
            <text:p>248</text:p>
          </table:table-cell>
          <table:table-cell office:value-type="string" calcext:value-type="string">
            <text:p>neurčitá</text:p>
          </table:table-cell>
          <table:table-cell office:value-type="float" office:value="179199.84" calcext:value-type="float">
            <text:p>179199,8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td Training AS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60" calcext:value-type="float">
            <text:p>160</text:p>
          </table:table-cell>
          <table:table-cell office:value-type="string" calcext:value-type="string">
            <text:p>neurčitá</text:p>
          </table:table-cell>
          <table:table-cell office:value-type="float" office:value="96000" calcext:value-type="float">
            <text:p>96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uk c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neurčití</text:p>
          </table:table-cell>
          <table:table-cell office:value-type="float" office:value="40000" calcext:value-type="float">
            <text:p>40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2.66" calcext:value-type="float">
            <text:p>82,6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Ivana Danie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office:value-type="float" office:value="14850" calcext:value-type="float">
            <text:p>148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-Mobil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148.56" calcext:value-type="float">
            <text:p>4 149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eurčitá</text:p>
          </table:table-cell>
          <table:table-cell office:value-type="float" office:value="145199.6" calcext:value-type="float">
            <text:p>145199,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elefó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3512.75" calcext:value-type="float">
            <text:p>3 513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neurčitá</text:p>
          </table:table-cell>
          <table:table-cell office:value-type="float" office:value="108895.25" calcext:value-type="float">
            <text:p>108895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MK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00" calcext:value-type="float">
            <text:p>300</text:p>
          </table:table-cell>
          <table:table-cell office:value-type="string" calcext:value-type="string">
            <text:p>neurčitá</text:p>
          </table:table-cell>
          <table:table-cell office:value-type="float" office:value="240000" calcext:value-type="float">
            <text:p>240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04" calcext:value-type="float">
            <text:p>451</text:p>
          </table:table-cell>
          <table:table-cell table:style-name="ce5" office:value-type="float" office:value="874.06" calcext:value-type="float">
            <text:p>874,06</text:p>
          </table:table-cell>
          <table:table-cell office:value-type="string" calcext:value-type="string">
            <text:p>neurčitá</text:p>
          </table:table-cell>
          <table:table-cell office:value-type="float" office:value="394236.0224" calcext:value-type="float">
            <text:p>394236,02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50.57" calcext:value-type="float">
            <text:p>651</text:p>
          </table:table-cell>
          <table:table-cell table:style-name="ce5" office:value-type="float" office:value="361.47" calcext:value-type="float">
            <text:p>361,47</text:p>
          </table:table-cell>
          <table:table-cell office:value-type="string" calcext:value-type="string">
            <text:p>neurčitá</text:p>
          </table:table-cell>
          <table:table-cell office:value-type="float" office:value="235161.5379" calcext:value-type="float">
            <text:p>235161,537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teřské centrum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335.8" calcext:value-type="float">
            <text:p>335,8</text:p>
          </table:table-cell>
          <table:table-cell office:value-type="string" calcext:value-type="string">
            <text:p>neurčitá</text:p>
          </table:table-cell>
          <table:table-cell office:value-type="float" office:value="136872.08" calcext:value-type="float">
            <text:p>136872,0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lena Peníšková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62.59" calcext:value-type="float">
            <text:p>463</text:p>
          </table:table-cell>
          <table:table-cell table:style-name="ce5" office:value-type="float" office:value="80.02" calcext:value-type="float">
            <text:p>80,02</text:p>
          </table:table-cell>
          <table:table-cell office:value-type="string" calcext:value-type="string">
            <text:p>neurčitá</text:p>
          </table:table-cell>
          <table:table-cell office:value-type="float" office:value="37016.4518" calcext:value-type="float">
            <text:p>37016,451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í Herrm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eurčitá</text:p>
          </table:table-cell>
          <table:table-cell office:value-type="float" office:value="53590" calcext:value-type="float">
            <text:p>5359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Městská knihovna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441.33" calcext:value-type="float">
            <text:p>441</text:p>
          </table:table-cell>
          <table:table-cell table:style-name="ce5" office:value-type="float" office:value="216.61" calcext:value-type="float">
            <text:p>216,61</text:p>
          </table:table-cell>
          <table:table-cell office:value-type="string" calcext:value-type="string">
            <text:p>neurčitá</text:p>
          </table:table-cell>
          <table:table-cell office:value-type="float" office:value="95596.4913" calcext:value-type="float">
            <text:p>95596,491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č.p. 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 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121.58" calcext:value-type="float">
            <text:p>121,58</text:p>
          </table:table-cell>
          <table:table-cell office:value-type="string" calcext:value-type="string">
            <text:p>1.9.2022</text:p>
          </table:table-cell>
          <table:table-cell table:style-name="ce5" office:value-type="float" office:value="716832" calcext:value-type="float">
            <text:p>716832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 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419.69" calcext:value-type="float">
            <text:p>419,69</text:p>
          </table:table-cell>
          <table:table-cell office:value-type="string" calcext:value-type="string">
            <text:p>1.9.2022</text:p>
          </table:table-cell>
          <table:table-cell office:value-type="float" office:value="138917.39" calcext:value-type="float">
            <text:p>138917,39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ĚMECKÁ OBCH.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1.89" calcext:value-type="float">
            <text:p>541,89</text:p>
          </table:table-cell>
          <table:table-cell office:value-type="string" calcext:value-type="string">
            <text:p>1.9.2022</text:p>
          </table:table-cell>
          <table:table-cell office:value-type="float" office:value="179365.59" calcext:value-type="float">
            <text:p>179365,59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-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38.43" calcext:value-type="float">
            <text:p>538,43</text:p>
          </table:table-cell>
          <table:table-cell office:value-type="string" calcext:value-type="string">
            <text:p>1.9.2022</text:p>
          </table:table-cell>
          <table:table-cell office:value-type="float" office:value="178220.33" calcext:value-type="float">
            <text:p>178220,33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.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5.5" calcext:value-type="float">
            <text:p>545,5</text:p>
          </table:table-cell>
          <table:table-cell office:value-type="string" calcext:value-type="string">
            <text:p>1.9.2022</text:p>
          </table:table-cell>
          <table:table-cell office:value-type="float" office:value="180560.5" calcext:value-type="float">
            <text:p>180560,5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327.69" calcext:value-type="float">
            <text:p>1327,6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15.84" calcext:value-type="float">
            <text:p>115,84</text:p>
          </table:table-cell>
          <table:table-cell office:value-type="string" calcext:value-type="string">
            <text:p>neurčito</text:p>
          </table:table-cell>
          <table:table-cell office:value-type="float" office:value="32087.68" calcext:value-type="float">
            <text:p>32087,68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RENINOVÁ AN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o</text:p>
          </table:table-cell>
          <table:table-cell office:value-type="float" office:value="13770" calcext:value-type="float">
            <text:p>1377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AIKO A.S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65" calcext:value-type="float">
            <text:p>565</text:p>
          </table:table-cell>
          <table:table-cell table:style-name="ce5" office:value-type="float" office:value="44.05" calcext:value-type="float">
            <text:p>44,05</text:p>
          </table:table-cell>
          <table:table-cell office:value-type="string" calcext:value-type="string">
            <text:p>neurčito</text:p>
          </table:table-cell>
          <table:table-cell office:value-type="float" office:value="24888.25" calcext:value-type="float">
            <text:p>24888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ZEMĚDĚLSKÁ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700" calcext:value-type="float">
            <text:p>2 700</text:p>
          </table:table-cell>
          <table:table-cell table:style-name="ce5" office:value-type="float" office:value="691.31" calcext:value-type="float">
            <text:p>691,31</text:p>
          </table:table-cell>
          <table:table-cell office:value-type="string" calcext:value-type="string">
            <text:p>neurčito</text:p>
          </table:table-cell>
          <table:table-cell office:value-type="float" office:value="1866537" calcext:value-type="float">
            <text:p>186653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RINFA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50" calcext:value-type="float">
            <text:p>6 350</text:p>
          </table:table-cell>
          <table:table-cell table:style-name="ce5" office:value-type="float" office:value="106.18" calcext:value-type="float">
            <text:p>106,18</text:p>
          </table:table-cell>
          <table:table-cell office:value-type="string" calcext:value-type="string">
            <text:p>neurčito</text:p>
          </table:table-cell>
          <table:table-cell office:value-type="float" office:value="674243" calcext:value-type="float">
            <text:p>67424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84.71" calcext:value-type="float">
            <text:p>184,71</text:p>
          </table:table-cell>
          <table:table-cell office:value-type="string" calcext:value-type="string">
            <text:p>31.12.2035</text:p>
          </table:table-cell>
          <table:table-cell office:value-type="float" office:value="119322.66" calcext:value-type="float">
            <text:p>119322,6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27.16" calcext:value-type="float">
            <text:p>127,16</text:p>
          </table:table-cell>
          <table:table-cell office:value-type="string" calcext:value-type="string">
            <text:p>31.12.2035</text:p>
          </table:table-cell>
          <table:table-cell office:value-type="float" office:value="82145.36" calcext:value-type="float">
            <text:p>82145,3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205.38" calcext:value-type="float">
            <text:p>205,38</text:p>
          </table:table-cell>
          <table:table-cell office:value-type="string" calcext:value-type="string">
            <text:p>31.12.2035</text:p>
          </table:table-cell>
          <table:table-cell office:value-type="float" office:value="132675.48" calcext:value-type="float">
            <text:p>132675,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CHMAN TOMÁŠ ING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8100" calcext:value-type="float">
            <text:p>38 100</text:p>
          </table:table-cell>
          <table:table-cell table:style-name="ce5" office:value-type="float" office:value="46.16" calcext:value-type="float">
            <text:p>46,16</text:p>
          </table:table-cell>
          <table:table-cell office:value-type="string" calcext:value-type="string">
            <text:p>neurčito</text:p>
          </table:table-cell>
          <table:table-cell office:value-type="float" office:value="1758696" calcext:value-type="float">
            <text:p>17586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vičebná 9</text:p>
          </table:table-cell>
          <table:table-cell table:style-name="ce2" office:value-type="string" calcext:value-type="string">
            <text:p>6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77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OS A SOU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275.46" calcext:value-type="float">
            <text:p>4275,46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učeb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ubečská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42.34" calcext:value-type="float">
            <text:p>442</text:p>
          </table:table-cell>
          <table:table-cell table:style-name="ce5" office:value-type="float" office:value="738.73" calcext:value-type="float">
            <text:p>738,73</text:p>
          </table:table-cell>
          <table:table-cell office:value-type="string" calcext:value-type="string">
            <text:p>31.8.2016</text:p>
          </table:table-cell>
          <table:table-cell office:value-type="float" office:value="326769.8282" calcext:value-type="float">
            <text:p>326769,828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ubečská 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980" calcext:value-type="float">
            <text:p>980</text:p>
          </table:table-cell>
          <table:table-cell table:style-name="ce5" office:value-type="float" office:value="1727.24" calcext:value-type="float">
            <text:p>1727,24</text:p>
          </table:table-cell>
          <table:table-cell office:value-type="string" calcext:value-type="string">
            <text:p>31.8.2016</text:p>
          </table:table-cell>
          <table:table-cell office:value-type="float" office:value="1692695.2" calcext:value-type="float">
            <text:p>1692695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2" calcext:value-type="float">
            <text:p>8 152</text:p>
          </table:table-cell>
          <table:table-cell table:style-name="ce5" office:value-type="float" office:value="103.89" calcext:value-type="float">
            <text:p>103,89</text:p>
          </table:table-cell>
          <table:table-cell office:value-type="string" calcext:value-type="string">
            <text:p>neurčito</text:p>
          </table:table-cell>
          <table:table-cell office:value-type="float" office:value="846911.28" calcext:value-type="float">
            <text:p>846911,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162.53" calcext:value-type="float">
            <text:p>162,53</text:p>
          </table:table-cell>
          <table:table-cell office:value-type="string" calcext:value-type="string">
            <text:p>neurčito</text:p>
          </table:table-cell>
          <table:table-cell office:value-type="float" office:value="662472.28" calcext:value-type="float">
            <text:p>662472,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69.09" calcext:value-type="float">
            <text:p>69,09</text:p>
          </table:table-cell>
          <table:table-cell office:value-type="string" calcext:value-type="string">
            <text:p>neurčito</text:p>
          </table:table-cell>
          <table:table-cell office:value-type="float" office:value="70333.62" calcext:value-type="float">
            <text:p>70333,6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189.04" calcext:value-type="float">
            <text:p>189,04</text:p>
          </table:table-cell>
          <table:table-cell office:value-type="string" calcext:value-type="string">
            <text:p>neurčito</text:p>
          </table:table-cell>
          <table:table-cell office:value-type="float" office:value="192442.72" calcext:value-type="float">
            <text:p>192442,7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60.16" calcext:value-type="float">
            <text:p>60,16</text:p>
          </table:table-cell>
          <table:table-cell office:value-type="string" calcext:value-type="string">
            <text:p>neurčito</text:p>
          </table:table-cell>
          <table:table-cell office:value-type="float" office:value="245212.16" calcext:value-type="float">
            <text:p>245212,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vorská 0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uchdol</text:p>
          </table:table-cell>
          <table:table-cell table:style-name="ce5" office:value-type="string" calcext:value-type="string">
            <text:p>ČESKÁ ZEMĚDĚLSKÁ UNIVERZITA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5" office:value-type="float" office:value="1522.56" calcext:value-type="float">
            <text:p>1522,56</text:p>
          </table:table-cell>
          <table:table-cell office:value-type="string" calcext:value-type="string">
            <text:p>neurčito</text:p>
          </table:table-cell>
          <table:table-cell office:value-type="float" office:value="304512" calcext:value-type="float">
            <text:p>3045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ykova 2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1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YRŠMÍDOVÁ JANA</text:p>
          </table:table-cell>
          <table:table-cell/>
          <table:table-cell office:value-type="float" office:value="315.76" calcext:value-type="float">
            <text:p>316</text:p>
          </table:table-cell>
          <table:table-cell table:style-name="ce5" office:value-type="float" office:value="1334.16" calcext:value-type="float">
            <text:p>1334,16</text:p>
          </table:table-cell>
          <table:table-cell office:value-type="string" calcext:value-type="string">
            <text:p>1.9.2015</text:p>
          </table:table-cell>
          <table:table-cell office:value-type="float" office:value="421274.3616" calcext:value-type="float">
            <text:p>421274,36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loubětinská 26</text:p>
          </table:table-cell>
          <table:table-cell table:style-name="ce2" office:value-type="string" calcext:value-type="string">
            <text:p>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70,71, 72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Hloubětín</text:p>
          </table:table-cell>
          <table:table-cell table:style-name="ce5" office:value-type="string" calcext:value-type="string">
            <text:p>UNIVERZITA KARL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27.7" calcext:value-type="float">
            <text:p>428</text:p>
          </table:table-cell>
          <table:table-cell table:style-name="ce5" office:value-type="float" office:value="2489.37" calcext:value-type="float">
            <text:p>2489,37</text:p>
          </table:table-cell>
          <table:table-cell office:value-type="string" calcext:value-type="string">
            <text:p>31.1.2015</text:p>
          </table:table-cell>
          <table:table-cell office:value-type="float" office:value="1064703.549" calcext:value-type="float">
            <text:p>1064703,54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usitská 7</text:p>
          </table:table-cell>
          <table:table-cell table:style-name="ce2" office:value-type="string" calcext:value-type="string">
            <text:p>10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, 1151,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KOTEK PETR</text:p>
          </table:table-cell>
          <table:table-cell table:style-name="ce2" office:value-type="string" calcext:value-type="string">
            <text:p>hala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577.33" calcext:value-type="float">
            <text:p>577,33</text:p>
          </table:table-cell>
          <table:table-cell office:value-type="string" calcext:value-type="string">
            <text:p>neurčito</text:p>
          </table:table-cell>
          <table:table-cell office:value-type="float" office:value="206106.81" calcext:value-type="float">
            <text:p>206106,81</text:p>
          </table:table-cell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. 1151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H I SERVIS S R.O</text:p>
          </table:table-cell>
          <table:table-cell table:style-name="ce2" office:value-type="string" calcext:value-type="string">
            <text:p>radiotelefonní síť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4520" calcext:value-type="float">
            <text:p>1452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rezidenc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omek vrátnéh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51.77" calcext:value-type="float">
            <text:p>251,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9.14" calcext:value-type="float">
            <text:p>1419,1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91" calcext:value-type="float">
            <text:p>89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262" calcext:value-type="float">
            <text:p>126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8" calcext:value-type="float">
            <text:p>6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uňky na</text:p>
          </table:table-cell>
          <table:table-cell/>
          <table:table-cell table:style-name="ce5" office:value-type="float" office:value="751" calcext:value-type="float">
            <text:p>75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108.89" calcext:value-type="float">
            <text:p>108,89</text:p>
          </table:table-cell>
          <table:table-cell office:value-type="string" calcext:value-type="string">
            <text:p>31.7.2025</text:p>
          </table:table-cell>
          <table:table-cell office:value-type="float" office:value="11095.891" calcext:value-type="float">
            <text:p>11095,89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224.62" calcext:value-type="float">
            <text:p>224,62</text:p>
          </table:table-cell>
          <table:table-cell office:value-type="string" calcext:value-type="string">
            <text:p>31.7.2025</text:p>
          </table:table-cell>
          <table:table-cell office:value-type="float" office:value="97505.2958" calcext:value-type="float">
            <text:p>97505,295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1.25" calcext:value-type="float">
            <text:p>161,25</text:p>
          </table:table-cell>
          <table:table-cell office:value-type="string" calcext:value-type="string">
            <text:p>31.7.2025</text:p>
          </table:table-cell>
          <table:table-cell office:value-type="float" office:value="69997.0125" calcext:value-type="float">
            <text:p>69997,012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28.64" calcext:value-type="float">
            <text:p>128,64</text:p>
          </table:table-cell>
          <table:table-cell office:value-type="string" calcext:value-type="string">
            <text:p>31.7.2025</text:p>
          </table:table-cell>
          <table:table-cell office:value-type="float" office:value="55841.3376" calcext:value-type="float">
            <text:p>55841,337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95.24" calcext:value-type="float">
            <text:p>95,24</text:p>
          </table:table-cell>
          <table:table-cell office:value-type="string" calcext:value-type="string">
            <text:p>31.7.2025</text:p>
          </table:table-cell>
          <table:table-cell office:value-type="float" office:value="9704.956" calcext:value-type="float">
            <text:p>9704,95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0.75" calcext:value-type="float">
            <text:p>180,75</text:p>
          </table:table-cell>
          <table:table-cell office:value-type="string" calcext:value-type="string">
            <text:p>31.7.2025</text:p>
          </table:table-cell>
          <table:table-cell office:value-type="float" office:value="78461.7675" calcext:value-type="float">
            <text:p>78461,767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Y O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4.37" calcext:value-type="float">
            <text:p>164,37</text:p>
          </table:table-cell>
          <table:table-cell office:value-type="string" calcext:value-type="string">
            <text:p>31.7.2025</text:p>
          </table:table-cell>
          <table:table-cell office:value-type="float" office:value="71351.3733" calcext:value-type="float">
            <text:p>71351,3733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5.43" calcext:value-type="float">
            <text:p>185,43</text:p>
          </table:table-cell>
          <table:table-cell office:value-type="string" calcext:value-type="string">
            <text:p>3.17203e+006</text:p>
          </table:table-cell>
          <table:table-cell office:value-type="float" office:value="80493.3087" calcext:value-type="float">
            <text:p>80493,308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33.54" calcext:value-type="float">
            <text:p>33,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18.77" calcext:value-type="float">
            <text:p>18,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ana Růžičky 19</text:p>
          </table:table-cell>
          <table:table-cell table:style-name="ce2" office:value-type="string" calcext:value-type="string">
            <text:p>117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string" calcext:value-type="string">
            <text:p>2342/72, 2342/7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ZÁKLADNÍ UMĚL ŠKOL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26.91" calcext:value-type="float">
            <text:p>1426,91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Jandova 7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640/7, 1640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1.02" calcext:value-type="float">
            <text:p>111,0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dům děti a mládeže</text:p>
          </table:table-cell>
          <table:table-cell/>
          <table:table-cell table:style-name="ce5" office:value-type="float" office:value="1849.58" calcext:value-type="float">
            <text:p>1849,58</text:p>
          </table:table-cell>
          <table:table-cell office:value-type="string" calcext:value-type="string">
            <text:p>7.11.201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.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AUTOCENTRUM ESA - jí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2.07" calcext:value-type="float">
            <text:p>242,07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87.82" calcext:value-type="float">
            <text:p>487,82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POSOLDA MILAN</text:p>
          </table:table-cell>
          <table:table-cell table:style-name="ce2" office:value-type="string" calcext:value-type="string">
            <text:p>autoservis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.51" calcext:value-type="float">
            <text:p>93,51</text:p>
          </table:table-cell>
          <table:table-cell office:value-type="string" calcext:value-type="string">
            <text:p>26.1.2021</text:p>
          </table:table-cell>
          <table:table-cell office:value-type="float" office:value="47643.345" calcext:value-type="float">
            <text:p>47643,3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KALOUS STANI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27.26" calcext:value-type="float">
            <text:p>27,26</text:p>
          </table:table-cell>
          <table:table-cell office:value-type="string" calcext:value-type="string">
            <text:p>neurčito</text:p>
          </table:table-cell>
          <table:table-cell office:value-type="float" office:value="1635.6" calcext:value-type="float">
            <text:p>1635,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ADACE ARTEViDE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28.48" calcext:value-type="float">
            <text:p>128,48</text:p>
          </table:table-cell>
          <table:table-cell office:value-type="string" calcext:value-type="string">
            <text:p>neurčito</text:p>
          </table:table-cell>
          <table:table-cell office:value-type="float" office:value="64240" calcext:value-type="float">
            <text:p>642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.1" calcext:value-type="float">
            <text:p>26,1</text:p>
          </table:table-cell>
          <table:table-cell office:value-type="string" calcext:value-type="string">
            <text:p>neurčito</text:p>
          </table:table-cell>
          <table:table-cell office:value-type="float" office:value="26.1" calcext:value-type="float">
            <text:p>26,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3.7" calcext:value-type="float">
            <text:p>33,7</text:p>
          </table:table-cell>
          <table:table-cell office:value-type="string" calcext:value-type="string">
            <text:p>neurčito</text:p>
          </table:table-cell>
          <table:table-cell office:value-type="float" office:value="33.7" calcext:value-type="float">
            <text:p>33,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informační místn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2.2" calcext:value-type="float">
            <text:p>62,2</text:p>
          </table:table-cell>
          <table:table-cell office:value-type="string" calcext:value-type="string">
            <text:p>neurčito</text:p>
          </table:table-cell>
          <table:table-cell office:value-type="float" office:value="62.2" calcext:value-type="float">
            <text:p>62,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S.ÚSTAV ZAH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349" calcext:value-type="float">
            <text:p>349</text:p>
          </table:table-cell>
          <table:table-cell office:value-type="string" calcext:value-type="string">
            <text:p>neurčito</text:p>
          </table:table-cell>
          <table:table-cell office:value-type="float" office:value="307818" calcext:value-type="float">
            <text:p>30781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97.85" calcext:value-type="float">
            <text:p>97,85</text:p>
          </table:table-cell>
          <table:table-cell office:value-type="string" calcext:value-type="string">
            <text:p>12.9.2019</text:p>
          </table:table-cell>
          <table:table-cell office:value-type="float" office:value="176130" calcext:value-type="float">
            <text:p>1761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200" calcext:value-type="float">
            <text:p>7 200</text:p>
          </table:table-cell>
          <table:table-cell table:style-name="ce5" office:value-type="float" office:value="163.42" calcext:value-type="float">
            <text:p>163,42</text:p>
          </table:table-cell>
          <table:table-cell office:value-type="string" calcext:value-type="string">
            <text:p>12.9.2019</text:p>
          </table:table-cell>
          <table:table-cell office:value-type="float" office:value="1176624" calcext:value-type="float">
            <text:p>11766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MPRESS VERL. M.B.H. &amp;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83" calcext:value-type="float">
            <text:p>983</text:p>
          </table:table-cell>
          <table:table-cell table:style-name="ce5" office:value-type="float" office:value="326.7" calcext:value-type="float">
            <text:p>326,7</text:p>
          </table:table-cell>
          <table:table-cell office:value-type="string" calcext:value-type="string">
            <text:p>neurčito</text:p>
          </table:table-cell>
          <table:table-cell office:value-type="float" office:value="321146.1" calcext:value-type="float">
            <text:p>321146,1</text:p>
          </table:table-cell>
          <table:table-cell office:value-type="string" calcext:value-type="string">
            <text:p>dnes Eurocomm-PRGmbH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TRŽIŠTĚ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o</text:p>
          </table:table-cell>
          <table:table-cell office:value-type="float" office:value="70805" calcext:value-type="float">
            <text:p>708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Ke Kotlářce 4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1901, 1903, 1904, 190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Košíř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663" calcext:value-type="float">
            <text:p>663</text:p>
          </table:table-cell>
          <table:table-cell office:value-type="string" calcext:value-type="string">
            <text:p>neurčito</text:p>
          </table:table-cell>
          <table:table-cell office:value-type="float" office:value="331500" calcext:value-type="float">
            <text:p>3315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Kobrova 6</text:p>
          </table:table-cell>
          <table:table-cell table:style-name="ce2" office:value-type="string" calcext:value-type="string">
            <text:p>1399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string" calcext:value-type="string">
            <text:p>310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epni prosto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Komořanská 63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3835/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Lázně Toušeň 0</text:p>
          </table:table-cell>
          <table:table-cell table:style-name="ce2" office:value-type="string" calcext:value-type="string">
            <text:p>1001.1</text:p>
          </table:table-cell>
          <table:table-cell/>
          <table:table-cell table:style-name="ce2" office:value-type="string" calcext:value-type="string">
            <text:p>74/3</text:p>
          </table:table-cell>
          <table:table-cell table:number-columns-repeated="2" table:style-name="ce2" office:value-type="string" calcext:value-type="string">
            <text:p>Lázně Toušeň</text:p>
          </table:table-cell>
          <table:table-cell table:style-name="ce5" office:value-type="string" calcext:value-type="string">
            <text:p>AM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78.41" calcext:value-type="float">
            <text:p>178</text:p>
          </table:table-cell>
          <table:table-cell table:style-name="ce5" office:value-type="float" office:value="1121" calcext:value-type="float">
            <text:p>1121</text:p>
          </table:table-cell>
          <table:table-cell office:value-type="string" calcext:value-type="string">
            <text:p>neurčito</text:p>
          </table:table-cell>
          <table:table-cell office:value-type="float" office:value="199997.61" calcext:value-type="float">
            <text:p>199997,61</text:p>
          </table:table-cell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.CZ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22.2" calcext:value-type="float">
            <text:p>22,2</text:p>
          </table:table-cell>
          <table:table-cell office:value-type="string" calcext:value-type="string">
            <text:p>neurčito</text:p>
          </table:table-cell>
          <table:table-cell office:value-type="float" office:value="11299.8" calcext:value-type="float">
            <text:p>11299,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Český fond umění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4.58" calcext:value-type="float">
            <text:p>2 825</text:p>
          </table:table-cell>
          <table:table-cell table:style-name="ce5" office:value-type="float" office:value="97" calcext:value-type="float">
            <text:p>97</text:p>
          </table:table-cell>
          <table:table-cell office:value-type="string" calcext:value-type="string">
            <text:p>neurčito</text:p>
          </table:table-cell>
          <table:table-cell office:value-type="float" office:value="273984.26" calcext:value-type="float">
            <text:p>273984,2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 CZ O.P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36" calcext:value-type="float">
            <text:p>136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IBULKOVÁ ILONA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21.33" calcext:value-type="float">
            <text:p>21,33</text:p>
          </table:table-cell>
          <table:table-cell office:value-type="string" calcext:value-type="string">
            <text:p>neurčito</text:p>
          </table:table-cell>
          <table:table-cell office:value-type="float" office:value="149310" calcext:value-type="float">
            <text:p>1493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O-TRADE-POINT S.R.O</text:p>
          </table:table-cell>
          <table:table-cell table:style-name="ce2" office:value-type="string" calcext:value-type="string">
            <text:p>bar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198.42" calcext:value-type="float">
            <text:p>198,42</text:p>
          </table:table-cell>
          <table:table-cell office:value-type="string" calcext:value-type="string">
            <text:p>31.12.2019</text:p>
          </table:table-cell>
          <table:table-cell office:value-type="float" office:value="595260" calcext:value-type="float">
            <text:p>5952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GIK TONI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233" calcext:value-type="float">
            <text:p>6 233</text:p>
          </table:table-cell>
          <table:table-cell table:style-name="ce5" office:value-type="float" office:value="18.3" calcext:value-type="float">
            <text:p>18,3</text:p>
          </table:table-cell>
          <table:table-cell office:value-type="string" calcext:value-type="string">
            <text:p>neurčito</text:p>
          </table:table-cell>
          <table:table-cell office:value-type="float" office:value="114063.9" calcext:value-type="float">
            <text:p>114063,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ŠRAJEROVÁ DANIE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13.7" calcext:value-type="float">
            <text:p>13,7</text:p>
          </table:table-cell>
          <table:table-cell office:value-type="string" calcext:value-type="string">
            <text:p>neurčito</text:p>
          </table:table-cell>
          <table:table-cell office:value-type="float" office:value="4507.3" calcext:value-type="float">
            <text:p>4507,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IAL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836" calcext:value-type="float">
            <text:p>1 836</text:p>
          </table:table-cell>
          <table:table-cell table:style-name="ce5" office:value-type="float" office:value="27.3" calcext:value-type="float">
            <text:p>27,3</text:p>
          </table:table-cell>
          <table:table-cell office:value-type="string" calcext:value-type="string">
            <text:p>neurčito</text:p>
          </table:table-cell>
          <table:table-cell office:value-type="float" office:value="50122.8" calcext:value-type="float">
            <text:p>50122,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IF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30.6.2016</text:p>
          </table:table-cell>
          <table:table-cell office:value-type="float" office:value="294287.2" calcext:value-type="float">
            <text:p>294287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LIPSO GROUP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14" calcext:value-type="float">
            <text:p>8 51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26.4.2018</text:p>
          </table:table-cell>
          <table:table-cell office:value-type="float" office:value="374616" calcext:value-type="float">
            <text:p>3746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LIVA GARD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4230" calcext:value-type="float">
            <text:p>44 23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o</text:p>
          </table:table-cell>
          <table:table-cell office:value-type="float" office:value="1464013" calcext:value-type="float">
            <text:p>146401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352" calcext:value-type="float">
            <text:p>4 352</text:p>
          </table:table-cell>
          <table:table-cell table:style-name="ce5" office:value-type="float" office:value="278.3" calcext:value-type="float">
            <text:p>278,3</text:p>
          </table:table-cell>
          <table:table-cell office:value-type="string" calcext:value-type="string">
            <text:p>30.6.2016</text:p>
          </table:table-cell>
          <table:table-cell office:value-type="float" office:value="1211161.6" calcext:value-type="float">
            <text:p>1211161,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692" calcext:value-type="float">
            <text:p>1 692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30.6.2016</text:p>
          </table:table-cell>
          <table:table-cell office:value-type="float" office:value="128067.48" calcext:value-type="float">
            <text:p>128067,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28" calcext:value-type="float">
            <text:p>1 12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30.6.2016</text:p>
          </table:table-cell>
          <table:table-cell office:value-type="float" office:value="20980.8" calcext:value-type="float">
            <text:p>20980,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HLUMECKÁ MARTI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38" calcext:value-type="float">
            <text:p>1 038</text:p>
          </table:table-cell>
          <table:table-cell table:style-name="ce5" office:value-type="float" office:value="305.44" calcext:value-type="float">
            <text:p>305,44</text:p>
          </table:table-cell>
          <table:table-cell office:value-type="string" calcext:value-type="string">
            <text:p>neurčito</text:p>
          </table:table-cell>
          <table:table-cell office:value-type="float" office:value="317046.72" calcext:value-type="float">
            <text:p>317046,7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137" calcext:value-type="float">
            <text:p>13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208" calcext:value-type="float">
            <text:p>7 208</text:p>
          </table:table-cell>
          <table:table-cell table:style-name="ce5" office:value-type="float" office:value="41.2" calcext:value-type="float">
            <text:p>41,2</text:p>
          </table:table-cell>
          <table:table-cell office:value-type="string" calcext:value-type="string">
            <text:p>neurčito</text:p>
          </table:table-cell>
          <table:table-cell office:value-type="float" office:value="296969.6" calcext:value-type="float">
            <text:p>296969,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53.3" calcext:value-type="float">
            <text:p>53,3</text:p>
          </table:table-cell>
          <table:table-cell office:value-type="string" calcext:value-type="string">
            <text:p>neurčito</text:p>
          </table:table-cell>
          <table:table-cell office:value-type="float" office:value="27129.7" calcext:value-type="float">
            <text:p>27129,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96" calcext:value-type="float">
            <text:p>1 096</text:p>
          </table:table-cell>
          <table:table-cell table:style-name="ce5" office:value-type="float" office:value="150.7" calcext:value-type="float">
            <text:p>150,7</text:p>
          </table:table-cell>
          <table:table-cell office:value-type="string" calcext:value-type="string">
            <text:p>neurčito</text:p>
          </table:table-cell>
          <table:table-cell office:value-type="float" office:value="165167.2" calcext:value-type="float">
            <text:p>165167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RT PARK PRAHA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8.7" calcext:value-type="float">
            <text:p>8,7</text:p>
          </table:table-cell>
          <table:table-cell office:value-type="string" calcext:value-type="string">
            <text:p>neurčito</text:p>
          </table:table-cell>
          <table:table-cell office:value-type="float" office:value="4350" calcext:value-type="float">
            <text:p>43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o</text:p>
          </table:table-cell>
          <table:table-cell office:value-type="float" office:value="509" calcext:value-type="float">
            <text:p>50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.6" calcext:value-type="float">
            <text:p>53,6</text:p>
          </table:table-cell>
          <table:table-cell office:value-type="string" calcext:value-type="string">
            <text:p>neurčito</text:p>
          </table:table-cell>
          <table:table-cell office:value-type="float" office:value="55656.096" calcext:value-type="float">
            <text:p>55656,0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69" calcext:value-type="float">
            <text:p>520</text:p>
          </table:table-cell>
          <table:table-cell table:style-name="ce5" office:value-type="float" office:value="263" calcext:value-type="float">
            <text:p>263</text:p>
          </table:table-cell>
          <table:table-cell office:value-type="string" calcext:value-type="string">
            <text:p>neurčito</text:p>
          </table:table-cell>
          <table:table-cell office:value-type="float" office:value="136678.47" calcext:value-type="float">
            <text:p>136678,4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Ý HORIZON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58" calcext:value-type="float">
            <text:p>1 058</text:p>
          </table:table-cell>
          <table:table-cell table:style-name="ce5" office:value-type="float" office:value="23.4" calcext:value-type="float">
            <text:p>23,4</text:p>
          </table:table-cell>
          <table:table-cell office:value-type="string" calcext:value-type="string">
            <text:p>neurčito</text:p>
          </table:table-cell>
          <table:table-cell office:value-type="float" office:value="24757.2" calcext:value-type="float">
            <text:p>24757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OUPA ZDENĚK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43.3" calcext:value-type="float">
            <text:p>43,3</text:p>
          </table:table-cell>
          <table:table-cell office:value-type="string" calcext:value-type="string">
            <text:p>neurčito</text:p>
          </table:table-cell>
          <table:table-cell office:value-type="float" office:value="22061.35" calcext:value-type="float">
            <text:p>22061,3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02" calcext:value-type="float">
            <text:p>1 102</text:p>
          </table:table-cell>
          <table:table-cell table:style-name="ce5" office:value-type="float" office:value="220.37" calcext:value-type="float">
            <text:p>220,37</text:p>
          </table:table-cell>
          <table:table-cell office:value-type="string" calcext:value-type="string">
            <text:p>11.5.2020</text:p>
          </table:table-cell>
          <table:table-cell office:value-type="float" office:value="242847.74" calcext:value-type="float">
            <text:p>242847,74</text:p>
          </table:table-cell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Mikulandská 8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1.1" calcext:value-type="float">
            <text:p>31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Mlékárenská 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Modřany - domek ČD</text:p>
          </table:table-cell>
          <table:table-cell table:style-name="ce2" office:value-type="string" calcext:value-type="string">
            <text:p>? 4100</text:p>
          </table:table-cell>
          <table:table-cell table:number-columns-repeated="2"/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J SPARTAK MODŘANY</text:p>
          </table:table-cell>
          <table:table-cell table:style-name="ce2" office:value-type="string" calcext:value-type="string">
            <text:p>loděnic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79.38" calcext:value-type="float">
            <text:p>79,38</text:p>
          </table:table-cell>
          <table:table-cell office:value-type="string" calcext:value-type="string">
            <text:p>neurčito</text:p>
          </table:table-cell>
          <table:table-cell office:value-type="float" office:value="7938" calcext:value-type="float">
            <text:p>793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yjavská 2</text:p>
          </table:table-cell>
          <table:table-cell table:style-name="ce2" office:value-type="string" calcext:value-type="string">
            <text:p>624.1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485" calcext:value-type="float">
            <text:p>248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RMITE PAU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4.82" calcext:value-type="float">
            <text:p>44,82</text:p>
          </table:table-cell>
          <table:table-cell office:value-type="string" calcext:value-type="string">
            <text:p>neurčito</text:p>
          </table:table-cell>
          <table:table-cell office:value-type="float" office:value="17928" calcext:value-type="float">
            <text:p>179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LVIA SPO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63.8" calcext:value-type="float">
            <text:p>2 164</text:p>
          </table:table-cell>
          <table:table-cell table:style-name="ce5" office:value-type="float" office:value="113.31" calcext:value-type="float">
            <text:p>113,31</text:p>
          </table:table-cell>
          <table:table-cell office:value-type="string" calcext:value-type="string">
            <text:p>neurčito</text:p>
          </table:table-cell>
          <table:table-cell office:value-type="float" office:value="245180.178" calcext:value-type="float">
            <text:p>245180,17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JHV-ENGINEERING S 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186.45" calcext:value-type="float">
            <text:p>186,45</text:p>
          </table:table-cell>
          <table:table-cell office:value-type="string" calcext:value-type="string">
            <text:p>neurčito</text:p>
          </table:table-cell>
          <table:table-cell office:value-type="float" office:value="464646.4515" calcext:value-type="float">
            <text:p>464646,451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ALÉN SPOL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282.44" calcext:value-type="float">
            <text:p>282,44</text:p>
          </table:table-cell>
          <table:table-cell office:value-type="string" calcext:value-type="string">
            <text:p>neurčito</text:p>
          </table:table-cell>
          <table:table-cell office:value-type="float" office:value="703860.2508" calcext:value-type="float">
            <text:p>703860,250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DR.BÝVALÝCH POL VĚZŇ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2.08" calcext:value-type="float">
            <text:p>252</text:p>
          </table:table-cell>
          <table:table-cell table:style-name="ce5" office:value-type="float" office:value="75.38" calcext:value-type="float">
            <text:p>75,38</text:p>
          </table:table-cell>
          <table:table-cell office:value-type="string" calcext:value-type="string">
            <text:p>13.1.2020</text:p>
          </table:table-cell>
          <table:table-cell office:value-type="float" office:value="19001.7904" calcext:value-type="float">
            <text:p>19001,79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LOSSA,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76.72" calcext:value-type="float">
            <text:p>2 077</text:p>
          </table:table-cell>
          <table:table-cell table:style-name="ce5" office:value-type="float" office:value="114.49" calcext:value-type="float">
            <text:p>114,49</text:p>
          </table:table-cell>
          <table:table-cell office:value-type="string" calcext:value-type="string">
            <text:p>neurčito</text:p>
          </table:table-cell>
          <table:table-cell office:value-type="float" office:value="237763.6728" calcext:value-type="float">
            <text:p>237763,67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KULÍŠEK KAR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16.67" calcext:value-type="float">
            <text:p>2 617</text:p>
          </table:table-cell>
          <table:table-cell table:style-name="ce5" office:value-type="float" office:value="27.23" calcext:value-type="float">
            <text:p>27,23</text:p>
          </table:table-cell>
          <table:table-cell office:value-type="string" calcext:value-type="string">
            <text:p>neurčito</text:p>
          </table:table-cell>
          <table:table-cell office:value-type="float" office:value="71251.9241" calcext:value-type="float">
            <text:p>71251,924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IKTOROVA JA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7.47" calcext:value-type="float">
            <text:p>1 267</text:p>
          </table:table-cell>
          <table:table-cell table:style-name="ce5" office:value-type="float" office:value="46.22" calcext:value-type="float">
            <text:p>46,22</text:p>
          </table:table-cell>
          <table:table-cell office:value-type="string" calcext:value-type="string">
            <text:p>neurčito</text:p>
          </table:table-cell>
          <table:table-cell office:value-type="float" office:value="58582.4634" calcext:value-type="float">
            <text:p>58582,463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TS CZECH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29.91" calcext:value-type="float">
            <text:p>1 930</text:p>
          </table:table-cell>
          <table:table-cell table:style-name="ce5" office:value-type="float" office:value="5.28" calcext:value-type="float">
            <text:p>5,28</text:p>
          </table:table-cell>
          <table:table-cell office:value-type="string" calcext:value-type="string">
            <text:p>neurčito</text:p>
          </table:table-cell>
          <table:table-cell office:value-type="float" office:value="10189.9248" calcext:value-type="float">
            <text:p>10189,92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ČESKÁ SPOLEČNOST ORNITOLOG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57.06" calcext:value-type="float">
            <text:p>157,06</text:p>
          </table:table-cell>
          <table:table-cell office:value-type="string" calcext:value-type="string">
            <text:p>neurčito</text:p>
          </table:table-cell>
          <table:table-cell office:value-type="float" office:value="64017.656" calcext:value-type="float">
            <text:p>64017,65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Bělohlávková Libuš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8.2" calcext:value-type="float">
            <text:p>108,2</text:p>
          </table:table-cell>
          <table:table-cell office:value-type="string" calcext:value-type="string">
            <text:p>neurčito</text:p>
          </table:table-cell>
          <table:table-cell office:value-type="float" office:value="43280" calcext:value-type="float">
            <text:p>432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.58" calcext:value-type="float">
            <text:p>12,58</text:p>
          </table:table-cell>
          <table:table-cell office:value-type="string" calcext:value-type="string">
            <text:p>neurčito</text:p>
          </table:table-cell>
          <table:table-cell office:value-type="float" office:value="12580" calcext:value-type="float">
            <text:p>125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fyzioterapeutická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1.95" calcext:value-type="float">
            <text:p>111,95</text:p>
          </table:table-cell>
          <table:table-cell office:value-type="string" calcext:value-type="string">
            <text:p>neurčito</text:p>
          </table:table-cell>
          <table:table-cell office:value-type="float" office:value="55975" calcext:value-type="float">
            <text:p>559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Nad lomem 2</text:p>
          </table:table-cell>
          <table:table-cell table:style-name="ce2" office:value-type="string" calcext:value-type="string">
            <text:p>1770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string" calcext:value-type="string">
            <text:p>764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. SKLEP SOBĚ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.16" calcext:value-type="float">
            <text:p>26</text:p>
          </table:table-cell>
          <table:table-cell table:style-name="ce5" office:value-type="float" office:value="458.7" calcext:value-type="float">
            <text:p>458,7</text:p>
          </table:table-cell>
          <table:table-cell office:value-type="string" calcext:value-type="string">
            <text:p>neurčito</text:p>
          </table:table-cell>
          <table:table-cell office:value-type="float" office:value="11999.592" calcext:value-type="float">
            <text:p>11999,59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Nad Slávii 0</text:p>
          </table:table-cell>
          <table:table-cell table:style-name="ce2" office:value-type="string" calcext:value-type="string">
            <text:p>3281</text:p>
          </table:table-cell>
          <table:table-cell table:style-name="ce2" office:value-type="float" office:value="3281" calcext:value-type="float">
            <text:p>3281</text:p>
          </table:table-cell>
          <table:table-cell table:style-name="ce2" office:value-type="string" calcext:value-type="string">
            <text:p>4501/15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7.7" calcext:value-type="float">
            <text:p>167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OSPODÁŘSKÁ KOMORA HL.M.P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9" calcext:value-type="float">
            <text:p>659</text:p>
          </table:table-cell>
          <table:table-cell table:style-name="ce5" office:value-type="float" office:value="490" calcext:value-type="float">
            <text:p>490</text:p>
          </table:table-cell>
          <table:table-cell office:value-type="string" calcext:value-type="string">
            <text:p>31.3.2015</text:p>
          </table:table-cell>
          <table:table-cell office:value-type="float" office:value="322910" calcext:value-type="float">
            <text:p>3229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FF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459" calcext:value-type="float">
            <text:p>11 459</text:p>
          </table:table-cell>
          <table:table-cell table:style-name="ce5" office:value-type="float" office:value="314.75" calcext:value-type="float">
            <text:p>314,75</text:p>
          </table:table-cell>
          <table:table-cell office:value-type="string" calcext:value-type="string">
            <text:p>neurčito</text:p>
          </table:table-cell>
          <table:table-cell office:value-type="float" office:value="3606720.25" calcext:value-type="float">
            <text:p>3606720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Něvská 24</text:p>
          </table:table-cell>
          <table:table-cell table:style-name="ce2" office:value-type="string" calcext:value-type="string">
            <text:p>622.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5.57" calcext:value-type="float">
            <text:p>25,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Nové mlýny 5</text:p>
          </table:table-cell>
          <table:table-cell table:style-name="ce2" office:value-type="string" calcext:value-type="string">
            <text:p>1244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RAŽSKÉ SLUŽB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8932" calcext:value-type="float">
            <text:p>138932</text:p>
          </table:table-cell>
          <table:table-cell office:value-type="string" calcext:value-type="string">
            <text:p>neurčito</text:p>
          </table:table-cell>
          <table:table-cell office:value-type="float" office:value="55572800" calcext:value-type="float">
            <text:p>55572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strov štvanice 0</text:p>
          </table:table-cell>
          <table:table-cell table:style-name="ce2" office:value-type="string" calcext:value-type="string">
            <text:p>858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1224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534.45" calcext:value-type="float">
            <text:p>534,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HUSITSKÁ TEOL. FAK UK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6271.96" calcext:value-type="float">
            <text:p>6271,96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999" calcext:value-type="float">
            <text:p>999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2644.4" calcext:value-type="float">
            <text:p>2644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roboštská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7,906,909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219" calcext:value-type="float">
            <text:p>3219</text:p>
          </table:table-cell>
          <table:table-cell office:value-type="string" calcext:value-type="string">
            <text:p>neurčito</text:p>
          </table:table-cell>
          <table:table-cell office:value-type="float" office:value="1609500" calcext:value-type="float">
            <text:p>16095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IDDEN PLACE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o</text:p>
          </table:table-cell>
          <table:table-cell office:value-type="float" office:value="98118.9" calcext:value-type="float">
            <text:p>98118,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ÁGR MILO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29" calcext:value-type="float">
            <text:p>229</text:p>
          </table:table-cell>
          <table:table-cell table:style-name="ce5" office:value-type="float" office:value="45.8" calcext:value-type="float">
            <text:p>45,8</text:p>
          </table:table-cell>
          <table:table-cell office:value-type="string" calcext:value-type="string">
            <text:p>neurčito</text:p>
          </table:table-cell>
          <table:table-cell office:value-type="float" office:value="10488.2" calcext:value-type="float">
            <text:p>10488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ITREUS HOLDING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100" calcext:value-type="float">
            <text:p>32 100</text:p>
          </table:table-cell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neurčito</text:p>
          </table:table-cell>
          <table:table-cell office:value-type="float" office:value="3402600" calcext:value-type="float">
            <text:p>3402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ÁČEK JIŘÍ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3.44" calcext:value-type="float">
            <text:p>123,44</text:p>
          </table:table-cell>
          <table:table-cell office:value-type="string" calcext:value-type="string">
            <text:p>neurčito</text:p>
          </table:table-cell>
          <table:table-cell office:value-type="float" office:value="123440" calcext:value-type="float">
            <text:p>1234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8.32" calcext:value-type="float">
            <text:p>168,32</text:p>
          </table:table-cell>
          <table:table-cell office:value-type="string" calcext:value-type="string">
            <text:p>neurčito</text:p>
          </table:table-cell>
          <table:table-cell office:value-type="float" office:value="168.32" calcext:value-type="float">
            <text:p>168,3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NESTY INTER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41" calcext:value-type="float">
            <text:p>141</text:p>
          </table:table-cell>
          <table:table-cell office:value-type="string" calcext:value-type="string">
            <text:p>neurčito</text:p>
          </table:table-cell>
          <table:table-cell office:value-type="float" office:value="141000" calcext:value-type="float">
            <text:p>141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123.5" calcext:value-type="float">
            <text:p>123,5</text:p>
          </table:table-cell>
          <table:table-cell office:value-type="string" calcext:value-type="string">
            <text:p>30.6.2018</text:p>
          </table:table-cell>
          <table:table-cell office:value-type="float" office:value="724574.5" calcext:value-type="float">
            <text:p>724574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202.2" calcext:value-type="float">
            <text:p>202,2</text:p>
          </table:table-cell>
          <table:table-cell office:value-type="string" calcext:value-type="string">
            <text:p>30.6.2018</text:p>
          </table:table-cell>
          <table:table-cell office:value-type="float" office:value="1186307.4" calcext:value-type="float">
            <text:p>1186307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LOSIN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neurčito</text:p>
          </table:table-cell>
          <table:table-cell office:value-type="float" office:value="27600" calcext:value-type="float">
            <text:p>27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KONTAKTNÍ CENTR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9.49" calcext:value-type="float">
            <text:p>69,49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RBA S.R.O. <text:s/>- ex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0.9" calcext:value-type="float">
            <text:p>100,9</text:p>
          </table:table-cell>
          <table:table-cell office:value-type="string" calcext:value-type="string">
            <text:p>neurčito</text:p>
          </table:table-cell>
          <table:table-cell office:value-type="float" office:value="121080" calcext:value-type="float">
            <text:p>1210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jmonova 80 (13)</text:p>
          </table:table-cell>
          <table:table-cell/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2364/80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odvinovská 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157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UŽENÍ POHODA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31.52" calcext:value-type="float">
            <text:p>231,5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00.48" calcext:value-type="float">
            <text:p>100,48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2798/63, 2798/64.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í</text:p>
          </table:table-cell>
          <table:table-cell/>
          <table:table-cell table:style-name="ce5" office:value-type="float" office:value="189.9" calcext:value-type="float">
            <text:p>189,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60.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2798/63, 2798/64,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i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6.4" calcext:value-type="float">
            <text:p>146,4</text:p>
          </table:table-cell>
          <table:table-cell office:value-type="string" calcext:value-type="string">
            <text:p>neurčito</text:p>
          </table:table-cell>
          <table:table-cell office:value-type="float" office:value="146.4" calcext:value-type="float">
            <text:p>146,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Sedlec</text:p>
          </table:table-cell>
          <table:table-cell table:style-name="ce2" office:value-type="string" calcext:value-type="string">
            <text:p>? 505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430/3, 430/22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edlec</text:p>
          </table:table-cell>
          <table:table-cell table:style-name="ce5" office:value-type="string" calcext:value-type="string">
            <text:p>VÝSTAVNICTVÍ PRAHA A 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30.7" calcext:value-type="float">
            <text:p>231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o</text:p>
          </table:table-cell>
          <table:table-cell office:value-type="float" office:value="14995.5" calcext:value-type="float">
            <text:p>14995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Šárka - Zlodějka</text:p>
          </table:table-cell>
          <table:table-cell table:style-name="ce2" office:value-type="string" calcext:value-type="string">
            <text:p>? 5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61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Ruzyně</text:p>
          </table:table-cell>
          <table:table-cell table:style-name="ce5" office:value-type="string" calcext:value-type="string">
            <text:p>ČESKÝ JUNÁK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NAŠE VOJSKO - KNIŽNÍ DISTRIBUC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200" calcext:value-type="float">
            <text:p>2 200</text:p>
          </table:table-cell>
          <table:table-cell table:style-name="ce5" office:value-type="float" office:value="224.19" calcext:value-type="float">
            <text:p>224,19</text:p>
          </table:table-cell>
          <table:table-cell office:value-type="string" calcext:value-type="string">
            <text:p>neurčito</text:p>
          </table:table-cell>
          <table:table-cell office:value-type="float" office:value="493218" calcext:value-type="float">
            <text:p>49321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dům dětí a mládež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69.49" calcext:value-type="float">
            <text:p>2269,49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ŠKOLNÍ JÍDELNA PRAHA 5</text:p>
          </table:table-cell>
          <table:table-cell table:style-name="ce2" office:value-type="string" calcext:value-type="string">
            <text:p>školní jíde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14.36" calcext:value-type="float">
            <text:p>814,36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Štupartská 14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610/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U Skladu 0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28/4, 29/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omo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27.62" calcext:value-type="float">
            <text:p>727,62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yšehradská 3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1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RAILCOM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96.48" calcext:value-type="float">
            <text:p>196,48</text:p>
          </table:table-cell>
          <table:table-cell office:value-type="string" calcext:value-type="string">
            <text:p>neurčito</text:p>
          </table:table-cell>
          <table:table-cell office:value-type="float" office:value="39296" calcext:value-type="float">
            <text:p>3929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Za Poříčskou bránou</text:p>
          </table:table-cell>
          <table:table-cell table:style-name="ce2" office:value-type="string" calcext:value-type="string">
            <text:p>284.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arlín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338" calcext:value-type="float">
            <text:p>32338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AR FILI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2.65" calcext:value-type="float">
            <text:p>182,65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ÁR FILIP</text:p>
          </table:table-cell>
          <table:table-cell table:style-name="ce2" office:value-type="string" calcext:value-type="string">
            <text:p>přízemí</text:p>
          </table:table-cell>
          <table:table-cell office:value-type="float" office:value="720.69" calcext:value-type="float">
            <text:p>721</text:p>
          </table:table-cell>
          <table:table-cell table:style-name="ce5" office:value-type="float" office:value="98.55" calcext:value-type="float">
            <text:p>98,55</text:p>
          </table:table-cell>
          <table:table-cell office:value-type="string" calcext:value-type="string">
            <text:p>neurčito</text:p>
          </table:table-cell>
          <table:table-cell office:value-type="float" office:value="71023.9995" calcext:value-type="float">
            <text:p>71023,99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JANEČEK JINDŘICH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MACH RADEK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.34" calcext:value-type="float">
            <text:p>4,34</text:p>
          </table:table-cell>
          <table:table-cell office:value-type="string" calcext:value-type="string">
            <text:p>neurčitá</text:p>
          </table:table-cell>
          <table:table-cell office:value-type="float" office:value="2604" calcext:value-type="float">
            <text:p>26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Spolek Pet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áňová Alen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.65" calcext:value-type="float">
            <text:p>1,65</text:p>
          </table:table-cell>
          <table:table-cell office:value-type="string" calcext:value-type="string">
            <text:p>neurčitá</text:p>
          </table:table-cell>
          <table:table-cell office:value-type="float" office:value="330" calcext:value-type="float">
            <text:p>3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Zimová Iv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9" calcext:value-type="float">
            <text:p>1 009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office:value-type="float" office:value="33700.6" calcext:value-type="float">
            <text:p>33700,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rtílková Vítězslav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13.02" calcext:value-type="float">
            <text:p>13,02</text:p>
          </table:table-cell>
          <table:table-cell office:value-type="string" calcext:value-type="string">
            <text:p>neurčitá</text:p>
          </table:table-cell>
          <table:table-cell office:value-type="float" office:value="9022.86" calcext:value-type="float">
            <text:p>9022,8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Malina Vlasti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18" calcext:value-type="float">
            <text:p>7,18</text:p>
          </table:table-cell>
          <table:table-cell office:value-type="string" calcext:value-type="string">
            <text:p>neurčitá</text:p>
          </table:table-cell>
          <table:table-cell office:value-type="float" office:value="1436" calcext:value-type="float">
            <text:p>143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5/19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806/80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rejbalová D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office:value-type="float" office:value="54624" calcext:value-type="float">
            <text:p>546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6/2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806/808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rel Stejskal</text:p>
          </table:table-cell>
          <table:table-cell table:style-name="ce2" office:value-type="string" calcext:value-type="string">
            <text:p>palačinkám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office:value-type="float" office:value="122904" calcext:value-type="float">
            <text:p>1229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VM CONSULT s. r. o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office:value-type="float" office:value="39214.8" calcext:value-type="float">
            <text:p>39214,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válek Richard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office:value-type="float" office:value="34494.5" calcext:value-type="float">
            <text:p>34494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ořejší Tom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34.22" calcext:value-type="float">
            <text:p>34,22</text:p>
          </table:table-cell>
          <table:table-cell office:value-type="string" calcext:value-type="string">
            <text:p>neurčitá</text:p>
          </table:table-cell>
          <table:table-cell office:value-type="float" office:value="35931" calcext:value-type="float">
            <text:p>3593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esařík Iv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4.49" calcext:value-type="float">
            <text:p>34,49</text:p>
          </table:table-cell>
          <table:table-cell office:value-type="string" calcext:value-type="string">
            <text:p>neurčitá</text:p>
          </table:table-cell>
          <table:table-cell office:value-type="float" office:value="31041" calcext:value-type="float">
            <text:p>3104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rim Luk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35.03" calcext:value-type="float">
            <text:p>35,03</text:p>
          </table:table-cell>
          <table:table-cell office:value-type="string" calcext:value-type="string">
            <text:p>neurčitá</text:p>
          </table:table-cell>
          <table:table-cell office:value-type="float" office:value="40284.5" calcext:value-type="float">
            <text:p>40284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6.17" calcext:value-type="float">
            <text:p>116,17</text:p>
          </table:table-cell>
          <table:table-cell office:value-type="string" calcext:value-type="string">
            <text:p>neurčitá</text:p>
          </table:table-cell>
          <table:table-cell office:value-type="float" office:value="46468" calcext:value-type="float">
            <text:p>464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82/17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á</text:p>
          </table:table-cell>
          <table:table-cell office:value-type="float" office:value="18020" calcext:value-type="float">
            <text:p>180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5.6" calcext:value-type="float">
            <text:p>35,6</text:p>
          </table:table-cell>
          <table:table-cell office:value-type="string" calcext:value-type="string">
            <text:p>neurčitá</text:p>
          </table:table-cell>
          <table:table-cell office:value-type="float" office:value="14240" calcext:value-type="float">
            <text:p>142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aidar AI Houráni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3.82" calcext:value-type="float">
            <text:p>183,82</text:p>
          </table:table-cell>
          <table:table-cell office:value-type="string" calcext:value-type="string">
            <text:p>neurčitá</text:p>
          </table:table-cell>
          <table:table-cell office:value-type="float" office:value="91910" calcext:value-type="float">
            <text:p>919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Drahokoupilová Mirosla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office:value-type="float" office:value="6400" calcext:value-type="float">
            <text:p>6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icochet klub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66.5" calcext:value-type="float">
            <text:p>766,5</text:p>
          </table:table-cell>
          <table:table-cell office:value-type="string" calcext:value-type="string">
            <text:p>neurčitá</text:p>
          </table:table-cell>
          <table:table-cell office:value-type="float" office:value="306600" calcext:value-type="float">
            <text:p>306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35.15" calcext:value-type="float">
            <text:p>135,15</text:p>
          </table:table-cell>
          <table:table-cell office:value-type="string" calcext:value-type="string">
            <text:p>neurčitá</text:p>
          </table:table-cell>
          <table:table-cell office:value-type="float" office:value="108120" calcext:value-type="float">
            <text:p>1081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iyahya Lina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660.91" calcext:value-type="float">
            <text:p>661</text:p>
          </table:table-cell>
          <table:table-cell table:style-name="ce5" office:value-type="float" office:value="190" calcext:value-type="float">
            <text:p>190</text:p>
          </table:table-cell>
          <table:table-cell office:value-type="string" calcext:value-type="string">
            <text:p>neurčitá</text:p>
          </table:table-cell>
          <table:table-cell office:value-type="float" office:value="125572.9" calcext:value-type="float">
            <text:p>125572,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2/3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string" calcext:value-type="string">
            <text:p>2342/15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zza Ar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04" calcext:value-type="float">
            <text:p>704</text:p>
          </table:table-cell>
          <table:table-cell table:style-name="ce5" office:value-type="float" office:value="251.6" calcext:value-type="float">
            <text:p>251,6</text:p>
          </table:table-cell>
          <table:table-cell office:value-type="string" calcext:value-type="string">
            <text:p>neurčitá</text:p>
          </table:table-cell>
          <table:table-cell office:value-type="float" office:value="177126.4" calcext:value-type="float">
            <text:p>177126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rosaz o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5.65" calcext:value-type="float">
            <text:p>45,65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ri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8.6" calcext:value-type="float">
            <text:p>28,6</text:p>
          </table:table-cell>
          <table:table-cell office:value-type="string" calcext:value-type="string">
            <text:p>neurčitá</text:p>
          </table:table-cell>
          <table:table-cell office:value-type="float" office:value="11440" calcext:value-type="float">
            <text:p>114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rehabilitace</text:p>
          </table:table-cell>
          <table:table-cell/>
          <table:table-cell table:style-name="ce5" office:value-type="float" office:value="79.98" calcext:value-type="float">
            <text:p>79,98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omola</text:p>
          </table:table-cell>
          <table:table-cell table:style-name="ce2" office:value-type="string" calcext:value-type="string">
            <text:p>laboratoř</text:p>
          </table:table-cell>
          <table:table-cell office:value-type="float" office:value="519.4" calcext:value-type="float">
            <text:p>519</text:p>
          </table:table-cell>
          <table:table-cell table:style-name="ce5" office:value-type="float" office:value="95.3" calcext:value-type="float">
            <text:p>95,3</text:p>
          </table:table-cell>
          <table:table-cell office:value-type="string" calcext:value-type="string">
            <text:p>neurčitá</text:p>
          </table:table-cell>
          <table:table-cell office:value-type="float" office:value="49498.82" calcext:value-type="float">
            <text:p>49498,8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laboratoř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Flora - Svaz těl.post.</text:p>
          </table:table-cell>
          <table:table-cell table:style-name="ce2" office:value-type="string" calcext:value-type="string">
            <text:p>provozní místnost</text:p>
          </table:table-cell>
          <table:table-cell/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3/2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2342/15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otápěč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9.5" calcext:value-type="float">
            <text:p>1 350</text:p>
          </table:table-cell>
          <table:table-cell table:style-name="ce5" office:value-type="float" office:value="26.81" calcext:value-type="float">
            <text:p>26,81</text:p>
          </table:table-cell>
          <table:table-cell office:value-type="string" calcext:value-type="string">
            <text:p>neurčitá</text:p>
          </table:table-cell>
          <table:table-cell office:value-type="float" office:value="36180.095" calcext:value-type="float">
            <text:p>36180,0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družení Jadr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.32" calcext:value-type="float">
            <text:p>815</text:p>
          </table:table-cell>
          <table:table-cell table:style-name="ce5" office:value-type="float" office:value="42.3" calcext:value-type="float">
            <text:p>42,3</text:p>
          </table:table-cell>
          <table:table-cell office:value-type="string" calcext:value-type="string">
            <text:p>neurčitá</text:p>
          </table:table-cell>
          <table:table-cell office:value-type="float" office:value="34488.036" calcext:value-type="float">
            <text:p>34488,03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15" calcext:value-type="float">
            <text:p>815</text:p>
          </table:table-cell>
          <table:table-cell table:style-name="ce5" office:value-type="float" office:value="85.56" calcext:value-type="float">
            <text:p>85,56</text:p>
          </table:table-cell>
          <table:table-cell office:value-type="string" calcext:value-type="string">
            <text:p>neurčitá</text:p>
          </table:table-cell>
          <table:table-cell office:value-type="float" office:value="69744.234" calcext:value-type="float">
            <text:p>69744,23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3" calcext:value-type="float">
            <text:p>815</text:p>
          </table:table-cell>
          <table:table-cell table:style-name="ce5" office:value-type="float" office:value="85" calcext:value-type="float">
            <text:p>85</text:p>
          </table:table-cell>
          <table:table-cell office:value-type="string" calcext:value-type="string">
            <text:p>neurčitá</text:p>
          </table:table-cell>
          <table:table-cell office:value-type="float" office:value="69300.5" calcext:value-type="float">
            <text:p>69300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abyCafe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office:value-type="float" office:value="60800" calcext:value-type="float">
            <text:p>60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alonek u Bubeníka</text:p>
          </table:table-cell>
          <table:table-cell table:style-name="ce2" office:value-type="string" calcext:value-type="string">
            <text:p>bowl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l-Halabie Mahmou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22.3" calcext:value-type="float">
            <text:p>122,3</text:p>
          </table:table-cell>
          <table:table-cell office:value-type="string" calcext:value-type="string">
            <text:p>neurčitá</text:p>
          </table:table-cell>
          <table:table-cell office:value-type="float" office:value="48920" calcext:value-type="float">
            <text:p>48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, bow.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624.39" calcext:value-type="float">
            <text:p>624,39</text:p>
          </table:table-cell>
          <table:table-cell office:value-type="string" calcext:value-type="string">
            <text:p>neurčitá</text:p>
          </table:table-cell>
          <table:table-cell office:value-type="float" office:value="674341.2" calcext:value-type="float">
            <text:p>674341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atoč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17.61" calcext:value-type="float">
            <text:p>818</text:p>
          </table:table-cell>
          <table:table-cell table:style-name="ce5" office:value-type="float" office:value="63.35" calcext:value-type="float">
            <text:p>63,35</text:p>
          </table:table-cell>
          <table:table-cell office:value-type="string" calcext:value-type="string">
            <text:p>neurčitá</text:p>
          </table:table-cell>
          <table:table-cell office:value-type="float" office:value="51795.5935" calcext:value-type="float">
            <text:p>51795,593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MC FACILIT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85" calcext:value-type="float">
            <text:p>435</text:p>
          </table:table-cell>
          <table:table-cell table:style-name="ce5" office:value-type="float" office:value="28.7" calcext:value-type="float">
            <text:p>28,7</text:p>
          </table:table-cell>
          <table:table-cell office:value-type="string" calcext:value-type="string">
            <text:p>neurčitá</text:p>
          </table:table-cell>
          <table:table-cell office:value-type="float" office:value="12480.195" calcext:value-type="float">
            <text:p>12480,1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4" calcext:value-type="float">
            <text:p>9,4</text:p>
          </table:table-cell>
          <table:table-cell office:value-type="string" calcext:value-type="string">
            <text:p>neurčitá</text:p>
          </table:table-cell>
          <table:table-cell office:value-type="float" office:value="7520" calcext:value-type="float">
            <text:p>75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9/42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806/80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Djoremová Iva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33" calcext:value-type="float">
            <text:p>68,33</text:p>
          </table:table-cell>
          <table:table-cell office:value-type="string" calcext:value-type="string">
            <text:p>neurčitá</text:p>
          </table:table-cell>
          <table:table-cell office:value-type="float" office:value="58080.5" calcext:value-type="float">
            <text:p>58080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ybe, s r. o.</text:p>
          </table:table-cell>
          <table:table-cell table:style-name="ce2" office:value-type="string" calcext:value-type="string">
            <text:p>vzorkov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office:value-type="float" office:value="74899" calcext:value-type="float">
            <text:p>7489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office:value-type="float" office:value="1884" calcext:value-type="float">
            <text:p>188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8.84" calcext:value-type="float">
            <text:p>18,84</text:p>
          </table:table-cell>
          <table:table-cell office:value-type="string" calcext:value-type="string">
            <text:p>neurčitá</text:p>
          </table:table-cell>
          <table:table-cell office:value-type="float" office:value="3768" calcext:value-type="float">
            <text:p>37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office:value-type="float" office:value="1884" calcext:value-type="float">
            <text:p>188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3" calcext:value-type="float">
            <text:p>7,3</text:p>
          </table:table-cell>
          <table:table-cell office:value-type="string" calcext:value-type="string">
            <text:p>neurčitá</text:p>
          </table:table-cell>
          <table:table-cell office:value-type="float" office:value="1460" calcext:value-type="float">
            <text:p>14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office:value-type="float" office:value="57876.5" calcext:value-type="float">
            <text:p>57876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uzeum dět.kresby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yskočil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5000" calcext:value-type="float">
            <text:p>5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5/5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Attrattivo Č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19.48" calcext:value-type="float">
            <text:p>19,48</text:p>
          </table:table-cell>
          <table:table-cell office:value-type="string" calcext:value-type="string">
            <text:p>neurčitá</text:p>
          </table:table-cell>
          <table:table-cell office:value-type="float" office:value="12662" calcext:value-type="float">
            <text:p>1266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6/2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é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5" calcext:value-type="float">
            <text:p>405</text:p>
          </table:table-cell>
          <table:table-cell table:style-name="ce5" office:value-type="float" office:value="3709" calcext:value-type="float">
            <text:p>3709</text:p>
          </table:table-cell>
          <table:table-cell office:value-type="string" calcext:value-type="string">
            <text:p>31.12.2014</text:p>
          </table:table-cell>
          <table:table-cell office:value-type="float" office:value="1502145" calcext:value-type="float">
            <text:p>15021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Čermák Zdeně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8.94" calcext:value-type="float">
            <text:p>8,94</text:p>
          </table:table-cell>
          <table:table-cell office:value-type="string" calcext:value-type="string">
            <text:p>neurčitá</text:p>
          </table:table-cell>
          <table:table-cell office:value-type="float" office:value="2235" calcext:value-type="float">
            <text:p>223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Novopharm s r.o.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318" calcext:value-type="float">
            <text:p>1 318</text:p>
          </table:table-cell>
          <table:table-cell table:style-name="ce5" office:value-type="float" office:value="138.87" calcext:value-type="float">
            <text:p>138,87</text:p>
          </table:table-cell>
          <table:table-cell office:value-type="string" calcext:value-type="string">
            <text:p>13.9.2017</text:p>
          </table:table-cell>
          <table:table-cell office:value-type="float" office:value="183030.66" calcext:value-type="float">
            <text:p>183030,6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0" calcext:value-type="float">
            <text:p>4 0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office:value-type="float" office:value="333920" calcext:value-type="float">
            <text:p>333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Lihaco company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4.3" calcext:value-type="float">
            <text:p>4,3</text:p>
          </table:table-cell>
          <table:table-cell office:value-type="string" calcext:value-type="string">
            <text:p>neurčitá</text:p>
          </table:table-cell>
          <table:table-cell office:value-type="float" office:value="1505" calcext:value-type="float">
            <text:p>15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6.19" calcext:value-type="float">
            <text:p>116,19</text:p>
          </table:table-cell>
          <table:table-cell office:value-type="string" calcext:value-type="string">
            <text:p>neurčitá</text:p>
          </table:table-cell>
          <table:table-cell office:value-type="float" office:value="197523" calcext:value-type="float">
            <text:p>19752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Počernické</text:p>
          </table:table-cell>
          <table:table-cell table:style-name="ce2" office:value-type="string" calcext:value-type="string">
            <text:p>631/9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5" calcext:value-type="float">
            <text:p>4 005</text:p>
          </table:table-cell>
          <table:table-cell table:style-name="ce5" office:value-type="float" office:value="83.4" calcext:value-type="float">
            <text:p>83,4</text:p>
          </table:table-cell>
          <table:table-cell office:value-type="string" calcext:value-type="string">
            <text:p>neurčitá</text:p>
          </table:table-cell>
          <table:table-cell office:value-type="float" office:value="334017" calcext:value-type="float">
            <text:p>33401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tsakyan Samvel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office:value-type="float" office:value="100176" calcext:value-type="float">
            <text:p>10017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tip sport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3.73" calcext:value-type="float">
            <text:p>113,73</text:p>
          </table:table-cell>
          <table:table-cell office:value-type="string" calcext:value-type="string">
            <text:p>neurčitá</text:p>
          </table:table-cell>
          <table:table-cell office:value-type="float" office:value="193341" calcext:value-type="float">
            <text:p>19334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leč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114.94" calcext:value-type="float">
            <text:p>114,94</text:p>
          </table:table-cell>
          <table:table-cell office:value-type="string" calcext:value-type="string">
            <text:p>neurčitá</text:p>
          </table:table-cell>
          <table:table-cell office:value-type="float" office:value="95400.2" calcext:value-type="float">
            <text:p>95400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achle Radek</text:p>
          </table:table-cell>
          <table:table-cell table:style-name="ce2" office:value-type="string" calcext:value-type="string">
            <text:p>optika</text:p>
          </table:table-cell>
          <table:table-cell office:value-type="float" office:value="1900" calcext:value-type="float">
            <text:p>1 9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office:value-type="float" office:value="158612" calcext:value-type="float">
            <text:p>1586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S MP HMP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77.8" calcext:value-type="float">
            <text:p>877,8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NO. 99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1.6" calcext:value-type="float">
            <text:p>1 262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8924" calcext:value-type="float">
            <text:p>189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Telefonica 02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3199.87" calcext:value-type="float">
            <text:p>3 20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 office:value-type="float" office:value="95996.1" calcext:value-type="float">
            <text:p>95996,1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9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Ambrožová Ivana</text:p>
          </table:table-cell>
          <table:table-cell table:style-name="ce2" office:value-type="string" calcext:value-type="string">
            <text:p>masážní studi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2000" calcext:value-type="float">
            <text:p>12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S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15999" calcext:value-type="float">
            <text:p>15 999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 office:value-type="float" office:value="95994" calcext:value-type="float">
            <text:p>95994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8/2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243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eurčitá</text:p>
          </table:table-cell>
          <table:table-cell office:value-type="float" office:value="19520" calcext:value-type="float">
            <text:p>195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9/4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string" calcext:value-type="string">
            <text:p>243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.51" calcext:value-type="float">
            <text:p>913</text:p>
          </table:table-cell>
          <table:table-cell table:style-name="ce5" office:value-type="float" office:value="23.75" calcext:value-type="float">
            <text:p>23,75</text:p>
          </table:table-cell>
          <table:table-cell office:value-type="string" calcext:value-type="string">
            <text:p>neurčitá</text:p>
          </table:table-cell>
          <table:table-cell office:value-type="float" office:value="21672.1125" calcext:value-type="float">
            <text:p>21672,11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0/6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243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Hradecká Renata</text:p>
          </table:table-cell>
          <table:table-cell table:style-name="ce2" office:value-type="string" calcext:value-type="string">
            <text:p>psí salon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5.4" calcext:value-type="float">
            <text:p>25,4</text:p>
          </table:table-cell>
          <table:table-cell office:value-type="string" calcext:value-type="string">
            <text:p>neurčitá</text:p>
          </table:table-cell>
          <table:table-cell office:value-type="float" office:value="22860" calcext:value-type="float">
            <text:p>228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1/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243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oksanská Veronik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24.33" calcext:value-type="float">
            <text:p>24,33</text:p>
          </table:table-cell>
          <table:table-cell office:value-type="string" calcext:value-type="string">
            <text:p>neurčitá</text:p>
          </table:table-cell>
          <table:table-cell office:value-type="float" office:value="23113.5" calcext:value-type="float">
            <text:p>23113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legr Vilém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5.42" calcext:value-type="float">
            <text:p>25,42</text:p>
          </table:table-cell>
          <table:table-cell office:value-type="string" calcext:value-type="string">
            <text:p>neurčitá</text:p>
          </table:table-cell>
          <table:table-cell office:value-type="float" office:value="38130" calcext:value-type="float">
            <text:p>381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3/12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string" calcext:value-type="string">
            <text:p>242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říska Václa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V Zátočce</text:p>
          </table:table-cell>
          <table:table-cell table:style-name="ce2" office:value-type="string" calcext:value-type="string">
            <text:p>42/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služeb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71.2" calcext:value-type="float">
            <text:p>371,2</text:p>
          </table:table-cell>
          <table:table-cell office:value-type="string" calcext:value-type="string">
            <text:p>30.8.2016</text:p>
          </table:table-cell>
          <table:table-cell office:value-type="float" office:value="148480" calcext:value-type="float">
            <text:p>1484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ufek Miloslav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jtové Simona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1/5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urdové Marie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1/54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1/56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Rýdl Lukáš</text:p>
          </table:table-cell>
          <table:table-cell table:style-name="ce2" office:value-type="string" calcext:value-type="string">
            <text:p>dil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1/57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vořáková Zuzana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ndrák Karel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8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Komerční Banka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One-world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1/8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Prvni společná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ang Ngo Thi Thu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uong Ngo Thi T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Svoboda Jakub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8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Žabka a.s.</text:p>
          </table:table-cell>
          <table:table-cell table:style-name="ce2"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Znojemská</text:p>
          </table:table-cell>
          <table:table-cell table:style-name="ce2" office:value-type="string" calcext:value-type="string">
            <text:p>1248/2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string" calcext:value-type="string">
            <text:p>310/91, 310/92, 310 …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ichl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Národní památkový ústav v HLMP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7.83" calcext:value-type="float">
            <text:p>98</text:p>
          </table:table-cell>
          <table:table-cell table:style-name="ce5" office:value-type="float" office:value="2553.4" calcext:value-type="float">
            <text:p>2553,4</text:p>
          </table:table-cell>
          <table:table-cell office:value-type="string" calcext:value-type="string">
            <text:p>N</text:p>
          </table:table-cell>
          <table:table-cell office:value-type="float" office:value="249799.122" calcext:value-type="float">
            <text:p>249799,12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omunitní centrum</text:p>
          </table:table-cell>
          <table:table-cell/>
          <table:table-cell table:style-name="ce5" office:value-type="float" office:value="111.46" calcext:value-type="float">
            <text:p>111,4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ubenské nábř.</text:p>
          </table:table-cell>
          <table:table-cell table:style-name="ce2" office:value-type="string" calcext:value-type="string">
            <text:p>306/1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1188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tržnice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65502.43" calcext:value-type="float">
            <text:p>65502,4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po PV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2.26" calcext:value-type="float">
            <text:p>2122,2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ntains!!</text:p>
          </table:table-cell>
          <table:table-cell table:style-name="ce2" office:value-type="string" calcext:value-type="string">
            <text:p>kulturní vyžití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ědinova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341/15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are spol. s.r.o.</text:p>
          </table:table-cell>
          <table:table-cell table:style-name="ce2" office:value-type="string" calcext:value-type="string">
            <text:p>wellnes</text:p>
          </table:table-cell>
          <table:table-cell office:value-type="float" office:value="1665.73" calcext:value-type="float">
            <text:p>1 666</text:p>
          </table:table-cell>
          <table:table-cell table:style-name="ce5" office:value-type="float" office:value="688.6" calcext:value-type="float">
            <text:p>688,6</text:p>
          </table:table-cell>
          <table:table-cell office:value-type="string" calcext:value-type="string">
            <text:p>1.5.2020</text:p>
          </table:table-cell>
          <table:table-cell office:value-type="float" office:value="1147021.678" calcext:value-type="float">
            <text:p>1147021,67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bacant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087.04" calcext:value-type="float">
            <text:p>5 087</text:p>
          </table:table-cell>
          <table:table-cell table:style-name="ce5" office:value-type="float" office:value="304" calcext:value-type="float">
            <text:p>304</text:p>
          </table:table-cell>
          <table:table-cell office:value-type="string" calcext:value-type="string">
            <text:p>N</text:p>
          </table:table-cell>
          <table:table-cell office:value-type="float" office:value="1546460.16" calcext:value-type="float">
            <text:p>1546460,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4.74" calcext:value-type="float">
            <text:p>84,7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T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N</text:p>
          </table:table-cell>
          <table:table-cell office:value-type="float" office:value="176000" calcext:value-type="float">
            <text:p>176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etr Josef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6.5" calcext:value-type="float">
            <text:p>36,5</text:p>
          </table:table-cell>
          <table:table-cell office:value-type="string" calcext:value-type="string">
            <text:p>N</text:p>
          </table:table-cell>
          <table:table-cell office:value-type="float" office:value="18250" calcext:value-type="float">
            <text:p>182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koupilová Petr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7.7" calcext:value-type="float">
            <text:p>57,7</text:p>
          </table:table-cell>
          <table:table-cell office:value-type="string" calcext:value-type="string">
            <text:p>N</text:p>
          </table:table-cell>
          <table:table-cell office:value-type="float" office:value="28850" calcext:value-type="float">
            <text:p>288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rejča Ale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float" office:value="25500" calcext:value-type="float">
            <text:p>255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Světlana Zvolánková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.54" calcext:value-type="float">
            <text:p>1 558</text:p>
          </table:table-cell>
          <table:table-cell table:style-name="ce5" office:value-type="float" office:value="19.78" calcext:value-type="float">
            <text:p>19,78</text:p>
          </table:table-cell>
          <table:table-cell office:value-type="string" calcext:value-type="string">
            <text:p>N</text:p>
          </table:table-cell>
          <table:table-cell office:value-type="float" office:value="30808.1412" calcext:value-type="float">
            <text:p>30808,14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udolf Ríčánek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" calcext:value-type="float">
            <text:p>1 557</text:p>
          </table:table-cell>
          <table:table-cell table:style-name="ce5" office:value-type="float" office:value="13.64" calcext:value-type="float">
            <text:p>13,64</text:p>
          </table:table-cell>
          <table:table-cell office:value-type="string" calcext:value-type="string">
            <text:p>N</text:p>
          </table:table-cell>
          <table:table-cell office:value-type="float" office:value="21237.48" calcext:value-type="float">
            <text:p>21237,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Valenta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73.36" calcext:value-type="float">
            <text:p>873</text:p>
          </table:table-cell>
          <table:table-cell table:style-name="ce5" office:value-type="float" office:value="22.9" calcext:value-type="float">
            <text:p>22,9</text:p>
          </table:table-cell>
          <table:table-cell office:value-type="string" calcext:value-type="string">
            <text:p>N</text:p>
          </table:table-cell>
          <table:table-cell office:value-type="float" office:value="19999.944" calcext:value-type="float">
            <text:p>19999,94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C stavební spol.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74.74" calcext:value-type="float">
            <text:p>74,74</text:p>
          </table:table-cell>
          <table:table-cell office:value-type="string" calcext:value-type="string">
            <text:p>N</text:p>
          </table:table-cell>
          <table:table-cell office:value-type="float" office:value="77607.0264" calcext:value-type="float">
            <text:p>77607,02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olák Ladislav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87.55" calcext:value-type="float">
            <text:p>3 388</text:p>
          </table:table-cell>
          <table:table-cell table:style-name="ce5" office:value-type="float" office:value="57.4" calcext:value-type="float">
            <text:p>57,4</text:p>
          </table:table-cell>
          <table:table-cell office:value-type="string" calcext:value-type="string">
            <text:p>N</text:p>
          </table:table-cell>
          <table:table-cell office:value-type="float" office:value="194445.37" calcext:value-type="float">
            <text:p>194445,3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aplac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500" calcext:value-type="float">
            <text:p>4 500</text:p>
          </table:table-cell>
          <table:table-cell table:style-name="ce5" office:value-type="float" office:value="221.76" calcext:value-type="float">
            <text:p>221,76</text:p>
          </table:table-cell>
          <table:table-cell office:value-type="string" calcext:value-type="string">
            <text:p>N</text:p>
          </table:table-cell>
          <table:table-cell office:value-type="float" office:value="997920" calcext:value-type="float">
            <text:p>997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inková Lucie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5504.45" calcext:value-type="float">
            <text:p>5 504</text:p>
          </table:table-cell>
          <table:table-cell table:style-name="ce5" office:value-type="float" office:value="76.49" calcext:value-type="float">
            <text:p>76,49</text:p>
          </table:table-cell>
          <table:table-cell office:value-type="string" calcext:value-type="string">
            <text:p>N</text:p>
          </table:table-cell>
          <table:table-cell office:value-type="float" office:value="421035.3805" calcext:value-type="float">
            <text:p>421035,38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6.19" calcext:value-type="float">
            <text:p>116,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átek Václav Ing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72.57" calcext:value-type="float">
            <text:p>72,57</text:p>
          </table:table-cell>
          <table:table-cell office:value-type="string" calcext:value-type="string">
            <text:p>N</text:p>
          </table:table-cell>
          <table:table-cell office:value-type="float" office:value="37676.8926" calcext:value-type="float">
            <text:p>37676,892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IKA projektováni staveb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75.83" calcext:value-type="float">
            <text:p>3 176</text:p>
          </table:table-cell>
          <table:table-cell table:style-name="ce5" office:value-type="float" office:value="54.4" calcext:value-type="float">
            <text:p>54,4</text:p>
          </table:table-cell>
          <table:table-cell office:value-type="string" calcext:value-type="string">
            <text:p>N</text:p>
          </table:table-cell>
          <table:table-cell office:value-type="float" office:value="172765.152" calcext:value-type="float">
            <text:p>172765,15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ublicum Commodum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.86" calcext:value-type="float">
            <text:p>106</text:p>
          </table:table-cell>
          <table:table-cell table:style-name="ce5" office:value-type="float" office:value="68.3" calcext:value-type="float">
            <text:p>68,3</text:p>
          </table:table-cell>
          <table:table-cell office:value-type="string" calcext:value-type="string">
            <text:p>N</text:p>
          </table:table-cell>
          <table:table-cell office:value-type="float" office:value="7230.238" calcext:value-type="float">
            <text:p>7230,23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ochman Přemysl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92.52" calcext:value-type="float">
            <text:p>2 793</text:p>
          </table:table-cell>
          <table:table-cell table:style-name="ce5" office:value-type="float" office:value="161.4" calcext:value-type="float">
            <text:p>161,4</text:p>
          </table:table-cell>
          <table:table-cell office:value-type="string" calcext:value-type="string">
            <text:p>N</text:p>
          </table:table-cell>
          <table:table-cell office:value-type="float" office:value="450712.728" calcext:value-type="float">
            <text:p>450712,7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ybernská</text:p>
          </table:table-cell>
          <table:table-cell table:style-name="ce2" office:value-type="string" calcext:value-type="string">
            <text:p>998/4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711.38" calcext:value-type="float">
            <text:p>6711,3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15.17" calcext:value-type="float">
            <text:p>415,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6" calcext:value-type="float">
            <text:p>27,6</text:p>
          </table:table-cell>
          <table:table-cell office:value-type="string" calcext:value-type="string">
            <text:p>N</text:p>
          </table:table-cell>
          <table:table-cell office:value-type="float" office:value="22080" calcext:value-type="float">
            <text:p>220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International Offshore Company Services (C.E.)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83.4" calcext:value-type="float">
            <text:p>2 783</text:p>
          </table:table-cell>
          <table:table-cell table:style-name="ce5" office:value-type="float" office:value="125.24" calcext:value-type="float">
            <text:p>125,24</text:p>
          </table:table-cell>
          <table:table-cell office:value-type="string" calcext:value-type="string">
            <text:p>N</text:p>
          </table:table-cell>
          <table:table-cell office:value-type="float" office:value="348593.016" calcext:value-type="float">
            <text:p>348593,0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Sun Group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69.93" calcext:value-type="float">
            <text:p>3 170</text:p>
          </table:table-cell>
          <table:table-cell table:style-name="ce5" office:value-type="float" office:value="195.7" calcext:value-type="float">
            <text:p>195,7</text:p>
          </table:table-cell>
          <table:table-cell office:value-type="string" calcext:value-type="string">
            <text:p>N</text:p>
          </table:table-cell>
          <table:table-cell office:value-type="float" office:value="620355.301" calcext:value-type="float">
            <text:p>620355,30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esta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120.75" calcext:value-type="float">
            <text:p>120,75</text:p>
          </table:table-cell>
          <table:table-cell office:value-type="string" calcext:value-type="string">
            <text:p>N</text:p>
          </table:table-cell>
          <table:table-cell office:value-type="float" office:value="84525" calcext:value-type="float">
            <text:p>8452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eská komora architekt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44.37" calcext:value-type="float">
            <text:p>1 544</text:p>
          </table:table-cell>
          <table:table-cell table:style-name="ce5" office:value-type="float" office:value="592.7" calcext:value-type="float">
            <text:p>592,7</text:p>
          </table:table-cell>
          <table:table-cell office:value-type="string" calcext:value-type="string">
            <text:p>31.12.2030</text:p>
          </table:table-cell>
          <table:table-cell office:value-type="float" office:value="915348.099" calcext:value-type="float">
            <text:p>915348,09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HLMP Městská policie hl. 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94.81" calcext:value-type="float">
            <text:p>394,8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3.6" calcext:value-type="float">
            <text:p>223,6</text:p>
          </table:table-cell>
          <table:table-cell office:value-type="string" calcext:value-type="string">
            <text:p>N</text:p>
          </table:table-cell>
          <table:table-cell office:value-type="float" office:value="89440" calcext:value-type="float">
            <text:p>8944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09.52" calcext:value-type="float">
            <text:p>309,52</text:p>
          </table:table-cell>
          <table:table-cell office:value-type="string" calcext:value-type="string">
            <text:p>N</text:p>
          </table:table-cell>
          <table:table-cell office:value-type="float" office:value="123808" calcext:value-type="float">
            <text:p>12380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8300" calcext:value-type="float">
            <text:p>18 300</text:p>
          </table:table-cell>
          <table:table-cell table:style-name="ce5" office:value-type="float" office:value="78.52" calcext:value-type="float">
            <text:p>78,52</text:p>
          </table:table-cell>
          <table:table-cell office:value-type="string" calcext:value-type="string">
            <text:p>11.6.2017</text:p>
          </table:table-cell>
          <table:table-cell office:value-type="float" office:value="1436916" calcext:value-type="float">
            <text:p>14369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49.5" calcext:value-type="float">
            <text:p>749,5</text:p>
          </table:table-cell>
          <table:table-cell office:value-type="string" calcext:value-type="string">
            <text:p>N</text:p>
          </table:table-cell>
          <table:table-cell office:value-type="float" office:value="749500" calcext:value-type="float">
            <text:p>74950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rychlé občerstvení</text:p>
          </table:table-cell>
          <table:table-cell office:value-type="float" office:value="60720" calcext:value-type="float">
            <text:p>60 72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 office:value-type="float" office:value="151800" calcext:value-type="float">
            <text:p>151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0100" calcext:value-type="float">
            <text:p>30 100</text:p>
          </table:table-cell>
          <table:table-cell table:style-name="ce5" office:value-type="float" office:value="27.05" calcext:value-type="float">
            <text:p>27,05</text:p>
          </table:table-cell>
          <table:table-cell office:value-type="string" calcext:value-type="string">
            <text:p>N</text:p>
          </table:table-cell>
          <table:table-cell office:value-type="float" office:value="814205" calcext:value-type="float">
            <text:p>8142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ncover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380" calcext:value-type="float">
            <text:p>12 380</text:p>
          </table:table-cell>
          <table:table-cell table:style-name="ce5" office:value-type="float" office:value="193.5" calcext:value-type="float">
            <text:p>193,5</text:p>
          </table:table-cell>
          <table:table-cell office:value-type="string" calcext:value-type="string">
            <text:p>14.6.2018</text:p>
          </table:table-cell>
          <table:table-cell office:value-type="float" office:value="2395530" calcext:value-type="float">
            <text:p>23955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půda</text:p>
          </table:table-cell>
          <table:table-cell office:value-type="float" office:value="12098.39" calcext:value-type="float">
            <text:p>12 098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84688.73" calcext:value-type="float">
            <text:p>84688,73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141.22" calcext:value-type="float">
            <text:p>18141,2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Šír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ediclinic a.s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9.29" calcext:value-type="float">
            <text:p>179,29</text:p>
          </table:table-cell>
          <table:table-cell office:value-type="string" calcext:value-type="string">
            <text:p>30.6.20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81/2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VČR</text:p>
          </table:table-cell>
          <table:table-cell table:style-name="ce2" office:value-type="string" calcext:value-type="string">
            <text:p>stroj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tin Kačire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Jiří Kobylá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ie Moravcová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iroslav Váň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Lublaňské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i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93" calcext:value-type="float">
            <text:p>1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Zelený Kru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 office:value-type="float" office:value="29070" calcext:value-type="float">
            <text:p>2907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1.16" calcext:value-type="float">
            <text:p>241,1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stro Brazi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012.89" calcext:value-type="float">
            <text:p>1 013</text:p>
          </table:table-cell>
          <table:table-cell table:style-name="ce5" office:value-type="float" office:value="507.44" calcext:value-type="float">
            <text:p>507,44</text:p>
          </table:table-cell>
          <table:table-cell office:value-type="string" calcext:value-type="string">
            <text:p>N</text:p>
          </table:table-cell>
          <table:table-cell office:value-type="float" office:value="513980.9016" calcext:value-type="float">
            <text:p>513980,9016</text:p>
          </table:table-cell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zeta Prah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344.77" calcext:value-type="float">
            <text:p>5 345</text:p>
          </table:table-cell>
          <table:table-cell table:style-name="ce5" office:value-type="float" office:value="922.45" calcext:value-type="float">
            <text:p>922,45</text:p>
          </table:table-cell>
          <table:table-cell office:value-type="date" office:date-value="2022-11-16" calcext:value-type="date">
            <text:p>16.11.2022</text:p>
          </table:table-cell>
          <table:table-cell office:value-type="float" office:value="4930283.0865" calcext:value-type="float">
            <text:p>4930283,086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211.4" calcext:value-type="float">
            <text:p>211,4</text:p>
          </table:table-cell>
          <table:table-cell office:value-type="string" calcext:value-type="string">
            <text:p>31.3.2021</text:p>
          </table:table-cell>
          <table:table-cell office:value-type="float" office:value="4390190.308" calcext:value-type="float">
            <text:p>4390190,30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8.1" calcext:value-type="float">
            <text:p>128,1</text:p>
          </table:table-cell>
          <table:table-cell office:value-type="string" calcext:value-type="string">
            <text:p>N</text:p>
          </table:table-cell>
          <table:table-cell office:value-type="float" office:value="128.1" calcext:value-type="float">
            <text:p>128,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Ms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lefonica 02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956.49" calcext:value-type="float">
            <text:p>2 956</text:p>
          </table:table-cell>
          <table:table-cell table:style-name="ce5" office:value-type="float" office:value="25.5" calcext:value-type="float">
            <text:p>25,5</text:p>
          </table:table-cell>
          <table:table-cell office:value-type="string" calcext:value-type="string">
            <text:p>N</text:p>
          </table:table-cell>
          <table:table-cell office:value-type="float" office:value="75390.495" calcext:value-type="float">
            <text:p>75390,495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ivek Viliam Euroagentura Prah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3236.87" calcext:value-type="float">
            <text:p>3 237</text:p>
          </table:table-cell>
          <table:table-cell table:style-name="ce5" office:value-type="float" office:value="769.9" calcext:value-type="float">
            <text:p>769,9</text:p>
          </table:table-cell>
          <table:table-cell office:value-type="string" calcext:value-type="string">
            <text:p>N</text:p>
          </table:table-cell>
          <table:table-cell office:value-type="float" office:value="2492066.213" calcext:value-type="float">
            <text:p>2492066,21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 Iv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46" calcext:value-type="float">
            <text:p>44,46</text:p>
          </table:table-cell>
          <table:table-cell office:value-type="string" calcext:value-type="string">
            <text:p>N</text:p>
          </table:table-cell>
          <table:table-cell office:value-type="float" office:value="104214.24" calcext:value-type="float">
            <text:p>104214,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Žmolík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11" calcext:value-type="float">
            <text:p>44,11</text:p>
          </table:table-cell>
          <table:table-cell office:value-type="string" calcext:value-type="string">
            <text:p>N</text:p>
          </table:table-cell>
          <table:table-cell office:value-type="float" office:value="103393.84" calcext:value-type="float">
            <text:p>103393,8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88.23" calcext:value-type="float">
            <text:p>2 388</text:p>
          </table:table-cell>
          <table:table-cell table:style-name="ce5" office:value-type="float" office:value="41.85" calcext:value-type="float">
            <text:p>41,85</text:p>
          </table:table-cell>
          <table:table-cell office:value-type="string" calcext:value-type="string">
            <text:p>N</text:p>
          </table:table-cell>
          <table:table-cell office:value-type="float" office:value="99947.4255" calcext:value-type="float">
            <text:p>99947,425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rigo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2991.02" calcext:value-type="float">
            <text:p>42 991</text:p>
          </table:table-cell>
          <table:table-cell table:style-name="ce5" office:value-type="float" office:value="13.3" calcext:value-type="float">
            <text:p>13,3</text:p>
          </table:table-cell>
          <table:table-cell office:value-type="string" calcext:value-type="string">
            <text:p>N</text:p>
          </table:table-cell>
          <table:table-cell office:value-type="float" office:value="571780.566" calcext:value-type="float">
            <text:p>571780,56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etropolis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4829" calcext:value-type="float">
            <text:p>4 829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Malantri chová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112.3" calcext:value-type="float">
            <text:p>112,3</text:p>
          </table:table-cell>
          <table:table-cell office:value-type="string" calcext:value-type="string">
            <text:p>N</text:p>
          </table:table-cell>
          <table:table-cell office:value-type="float" office:value="263231.2" calcext:value-type="float">
            <text:p>263231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Charty 77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380.17" calcext:value-type="float">
            <text:p>380,17</text:p>
          </table:table-cell>
          <table:table-cell office:value-type="string" calcext:value-type="string">
            <text:p>N</text:p>
          </table:table-cell>
          <table:table-cell office:value-type="float" office:value="214427.2851" calcext:value-type="float">
            <text:p>214427,285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edmikrásky sdruženi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109.8" calcext:value-type="float">
            <text:p>109,8</text:p>
          </table:table-cell>
          <table:table-cell office:value-type="string" calcext:value-type="string">
            <text:p>N</text:p>
          </table:table-cell>
          <table:table-cell office:value-type="float" office:value="148230" calcext:value-type="float">
            <text:p>1482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Inter-Kontakt-Grafik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59.41" calcext:value-type="float">
            <text:p>1 759</text:p>
          </table:table-cell>
          <table:table-cell table:style-name="ce5" office:value-type="float" office:value="37.1" calcext:value-type="float">
            <text:p>37,1</text:p>
          </table:table-cell>
          <table:table-cell office:value-type="string" calcext:value-type="string">
            <text:p>N</text:p>
          </table:table-cell>
          <table:table-cell office:value-type="float" office:value="65274.111" calcext:value-type="float">
            <text:p>65274,11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.H.P.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2500" calcext:value-type="float">
            <text:p>32 5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130000" calcext:value-type="float">
            <text:p>13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veřejné prostranstv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46.68" calcext:value-type="float">
            <text:p>1346,68</text:p>
          </table:table-cell>
          <table:table-cell office:value-type="string" calcext:value-type="string">
            <text:p>30.6.20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73.21" calcext:value-type="float">
            <text:p>373,2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5.63" calcext:value-type="float">
            <text:p>175,6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9.48" calcext:value-type="float">
            <text:p>29,48</text:p>
          </table:table-cell>
          <table:table-cell office:value-type="string" calcext:value-type="string">
            <text:p>30.6.20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745.34" calcext:value-type="float">
            <text:p>6 745</text:p>
          </table:table-cell>
          <table:table-cell table:style-name="ce5" office:value-type="float" office:value="246.3" calcext:value-type="float">
            <text:p>246,3</text:p>
          </table:table-cell>
          <table:table-cell office:value-type="string" calcext:value-type="string">
            <text:p>N</text:p>
          </table:table-cell>
          <table:table-cell office:value-type="float" office:value="1661377.242" calcext:value-type="float">
            <text:p>1661377,24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o-japonská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5.3" calcext:value-type="float">
            <text:p>1 605</text:p>
          </table:table-cell>
          <table:table-cell table:style-name="ce5" office:value-type="float" office:value="198.75" calcext:value-type="float">
            <text:p>198,75</text:p>
          </table:table-cell>
          <table:table-cell office:value-type="string" calcext:value-type="string">
            <text:p>N</text:p>
          </table:table-cell>
          <table:table-cell office:value-type="float" office:value="319053.375" calcext:value-type="float">
            <text:p>319053,3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ůstek Propertie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5" calcext:value-type="float">
            <text:p>1 038</text:p>
          </table:table-cell>
          <table:table-cell table:style-name="ce5" office:value-type="float" office:value="55.4" calcext:value-type="float">
            <text:p>55,4</text:p>
          </table:table-cell>
          <table:table-cell office:value-type="string" calcext:value-type="string">
            <text:p>21.1.2055</text:p>
          </table:table-cell>
          <table:table-cell office:value-type="float" office:value="57524.59" calcext:value-type="float">
            <text:p>57524,5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4472.71" calcext:value-type="float">
            <text:p>4 473</text:p>
          </table:table-cell>
          <table:table-cell table:style-name="ce5" office:value-type="float" office:value="187.55" calcext:value-type="float">
            <text:p>187,55</text:p>
          </table:table-cell>
          <table:table-cell office:value-type="string" calcext:value-type="string">
            <text:p>N</text:p>
          </table:table-cell>
          <table:table-cell office:value-type="float" office:value="838856.7605" calcext:value-type="float">
            <text:p>838856,76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OWNTOWN CIGAR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6000" calcext:value-type="float">
            <text:p>56 000</text:p>
          </table:table-cell>
          <table:table-cell table:style-name="ce5" office:value-type="float" office:value="51.73" calcext:value-type="float">
            <text:p>51,73</text:p>
          </table:table-cell>
          <table:table-cell office:value-type="string" calcext:value-type="string">
            <text:p>N</text:p>
          </table:table-cell>
          <table:table-cell office:value-type="float" office:value="2896880" calcext:value-type="float">
            <text:p>28968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 Car spot. s 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37381" calcext:value-type="float">
            <text:p>37 381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float" office:value="485953" calcext:value-type="float">
            <text:p>48595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sdružení Na můstku 382/4 -Díamit s.r.o., Rit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3875.49" calcext:value-type="float">
            <text:p>33 875</text:p>
          </table:table-cell>
          <table:table-cell table:style-name="ce5" office:value-type="float" office:value="64.5" calcext:value-type="float">
            <text:p>64,5</text:p>
          </table:table-cell>
          <table:table-cell office:value-type="string" calcext:value-type="string">
            <text:p>N</text:p>
          </table:table-cell>
          <table:table-cell office:value-type="float" office:value="2184969.105" calcext:value-type="float">
            <text:p>2184969,1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etyst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9852" calcext:value-type="float">
            <text:p>49 852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1.8.2018</text:p>
          </table:table-cell>
          <table:table-cell office:value-type="float" office:value="1694968" calcext:value-type="float">
            <text:p>16949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ison &amp; Rose Public Relation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float" office:value="69292" calcext:value-type="float">
            <text:p>6929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ůvka Vladimí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69" calcext:value-type="float">
            <text:p>269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float" office:value="17485" calcext:value-type="float">
            <text:p>1748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4/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273.59" calcext:value-type="float">
            <text:p>1273,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dem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0" calcext:value-type="float">
            <text:p>9 450</text:p>
          </table:table-cell>
          <table:table-cell table:style-name="ce5" office:value-type="float" office:value="115.1" calcext:value-type="float">
            <text:p>115,1</text:p>
          </table:table-cell>
          <table:table-cell office:value-type="string" calcext:value-type="string">
            <text:p>30.5.2013</text:p>
          </table:table-cell>
          <table:table-cell office:value-type="float" office:value="1087695" calcext:value-type="float">
            <text:p>10876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arong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978" calcext:value-type="float">
            <text:p>3 978</text:p>
          </table:table-cell>
          <table:table-cell table:style-name="ce5" office:value-type="float" office:value="133.25" calcext:value-type="float">
            <text:p>133,25</text:p>
          </table:table-cell>
          <table:table-cell office:value-type="string" calcext:value-type="string">
            <text:p>N</text:p>
          </table:table-cell>
          <table:table-cell office:value-type="float" office:value="530068.5" calcext:value-type="float">
            <text:p>530068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B LIMITED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0" calcext:value-type="float">
            <text:p>10 500</text:p>
          </table:table-cell>
          <table:table-cell table:style-name="ce5" office:value-type="float" office:value="135.4" calcext:value-type="float">
            <text:p>135,4</text:p>
          </table:table-cell>
          <table:table-cell office:value-type="string" calcext:value-type="string">
            <text:p>22.11.2020</text:p>
          </table:table-cell>
          <table:table-cell office:value-type="float" office:value="1421700" calcext:value-type="float">
            <text:p>14217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Winkler Milo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939.16" calcext:value-type="float">
            <text:p>2 939</text:p>
          </table:table-cell>
          <table:table-cell table:style-name="ce5" office:value-type="float" office:value="80.05" calcext:value-type="float">
            <text:p>80,05</text:p>
          </table:table-cell>
          <table:table-cell office:value-type="string" calcext:value-type="string">
            <text:p>N</text:p>
          </table:table-cell>
          <table:table-cell office:value-type="float" office:value="235279.758" calcext:value-type="float">
            <text:p>235279,75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lorea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95.56" calcext:value-type="float">
            <text:p>95,56</text:p>
          </table:table-cell>
          <table:table-cell office:value-type="string" calcext:value-type="string">
            <text:p>N</text:p>
          </table:table-cell>
          <table:table-cell office:value-type="float" office:value="52558" calcext:value-type="float">
            <text:p>5255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470.14" calcext:value-type="float">
            <text:p>3 470</text:p>
          </table:table-cell>
          <table:table-cell table:style-name="ce5" office:value-type="float" office:value="785.88" calcext:value-type="float">
            <text:p>785,88</text:p>
          </table:table-cell>
          <table:table-cell office:value-type="string" calcext:value-type="string">
            <text:p>15.12.2019</text:p>
          </table:table-cell>
          <table:table-cell office:value-type="float" office:value="2727113.6232" calcext:value-type="float">
            <text:p>2727113,62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rdio - Angio s.r.o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9600" calcext:value-type="float">
            <text:p>960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ational Trading and Consulting Company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42.35" calcext:value-type="float">
            <text:p>942</text:p>
          </table:table-cell>
          <table:table-cell table:style-name="ce5" office:value-type="float" office:value="107.3" calcext:value-type="float">
            <text:p>107,3</text:p>
          </table:table-cell>
          <table:table-cell office:value-type="string" calcext:value-type="string">
            <text:p>N</text:p>
          </table:table-cell>
          <table:table-cell office:value-type="float" office:value="101114.155" calcext:value-type="float">
            <text:p>101114,15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13.35" calcext:value-type="float">
            <text:p>213,35</text:p>
          </table:table-cell>
          <table:table-cell office:value-type="string" calcext:value-type="string">
            <text:p>N</text:p>
          </table:table-cell>
          <table:table-cell office:value-type="float" office:value="106675" calcext:value-type="float">
            <text:p>10667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Ústřední automotoklub České republ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18.54" calcext:value-type="float">
            <text:p>118,54</text:p>
          </table:table-cell>
          <table:table-cell office:value-type="string" calcext:value-type="string">
            <text:p>N</text:p>
          </table:table-cell>
          <table:table-cell office:value-type="float" office:value="177810" calcext:value-type="float">
            <text:p>1778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olečnost přátel USA, obč. sdružen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211" calcext:value-type="float">
            <text:p>211</text:p>
          </table:table-cell>
          <table:table-cell office:value-type="string" calcext:value-type="string">
            <text:p>N</text:p>
          </table:table-cell>
          <table:table-cell office:value-type="float" office:value="219093.96" calcext:value-type="float">
            <text:p>219093,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předzahrádk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ymu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31" calcext:value-type="float">
            <text:p>1 231</text:p>
          </table:table-cell>
          <table:table-cell table:style-name="ce5" office:value-type="float" office:value="344.08" calcext:value-type="float">
            <text:p>344,08</text:p>
          </table:table-cell>
          <table:table-cell office:value-type="string" calcext:value-type="string">
            <text:p>N</text:p>
          </table:table-cell>
          <table:table-cell office:value-type="float" office:value="423562.48" calcext:value-type="float">
            <text:p>423562,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á asociace fotbalových hráčů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0" calcext:value-type="float">
            <text:p>1 710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N</text:p>
          </table:table-cell>
          <table:table-cell office:value-type="float" office:value="246924" calcext:value-type="float">
            <text:p>2469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ám. F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STUDIO DESIG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978.49" calcext:value-type="float">
            <text:p>8 978</text:p>
          </table:table-cell>
          <table:table-cell table:style-name="ce5" office:value-type="float" office:value="55.8" calcext:value-type="float">
            <text:p>55,8</text:p>
          </table:table-cell>
          <table:table-cell office:value-type="string" calcext:value-type="string">
            <text:p>31.8.2012</text:p>
          </table:table-cell>
          <table:table-cell office:value-type="float" office:value="500999.742" calcext:value-type="float">
            <text:p>500999,742</text:p>
          </table:table-cell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i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00.9" calcext:value-type="float">
            <text:p>200,9</text:p>
          </table:table-cell>
          <table:table-cell office:value-type="string" calcext:value-type="string">
            <text:p>N</text:p>
          </table:table-cell>
          <table:table-cell office:value-type="float" office:value="80360" calcext:value-type="float">
            <text:p>8036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í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6.2" calcext:value-type="float">
            <text:p>136,2</text:p>
          </table:table-cell>
          <table:table-cell office:value-type="string" calcext:value-type="string">
            <text:p>N</text:p>
          </table:table-cell>
          <table:table-cell office:value-type="float" office:value="54480" calcext:value-type="float">
            <text:p>5448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ám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esign blok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94.2" calcext:value-type="float">
            <text:p>1194,2</text:p>
          </table:table-cell>
          <table:table-cell office:value-type="string" calcext:value-type="string">
            <text:p>18.10.201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uterén</text:p>
          </table:table-cell>
          <table:table-cell/>
          <table:table-cell table:style-name="ce5" office:value-type="float" office:value="693.77" calcext:value-type="float">
            <text:p>693,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arok Duš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9.9" calcext:value-type="float">
            <text:p>59,9</text:p>
          </table:table-cell>
          <table:table-cell office:value-type="string" calcext:value-type="string">
            <text:p>N</text:p>
          </table:table-cell>
          <table:table-cell office:value-type="float" office:value="62197.764" calcext:value-type="float">
            <text:p>62197,7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LR Group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257.28" calcext:value-type="float">
            <text:p>4 257</text:p>
          </table:table-cell>
          <table:table-cell table:style-name="ce5" office:value-type="float" office:value="287.12" calcext:value-type="float">
            <text:p>287,12</text:p>
          </table:table-cell>
          <table:table-cell office:value-type="string" calcext:value-type="string">
            <text:p>N</text:p>
          </table:table-cell>
          <table:table-cell office:value-type="float" office:value="1222350.2336" calcext:value-type="float">
            <text:p>1222350,233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64.91" calcext:value-type="float">
            <text:p>364,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MC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22.76" calcext:value-type="float">
            <text:p>3 323</text:p>
          </table:table-cell>
          <table:table-cell table:style-name="ce5" office:value-type="float" office:value="430.06" calcext:value-type="float">
            <text:p>430,06</text:p>
          </table:table-cell>
          <table:table-cell office:value-type="string" calcext:value-type="string">
            <text:p>N</text:p>
          </table:table-cell>
          <table:table-cell office:value-type="float" office:value="1428986.1656" calcext:value-type="float">
            <text:p>1428986,165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6.53" calcext:value-type="float">
            <text:p>2 647</text:p>
          </table:table-cell>
          <table:table-cell table:style-name="ce5" office:value-type="float" office:value="97.97" calcext:value-type="float">
            <text:p>97,97</text:p>
          </table:table-cell>
          <table:table-cell office:value-type="string" calcext:value-type="string">
            <text:p>N</text:p>
          </table:table-cell>
          <table:table-cell office:value-type="float" office:value="259280.5441" calcext:value-type="float">
            <text:p>259280,544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9.2" calcext:value-type="float">
            <text:p>259,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35.84" calcext:value-type="float">
            <text:p>35,84</text:p>
          </table:table-cell>
          <table:table-cell office:value-type="string" calcext:value-type="string">
            <text:p>N</text:p>
          </table:table-cell>
          <table:table-cell office:value-type="float" office:value="18607.4112" calcext:value-type="float">
            <text:p>18607,41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nek Domini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100" calcext:value-type="float">
            <text:p>2 100</text:p>
          </table:table-cell>
          <table:table-cell table:style-name="ce5" office:value-type="float" office:value="77.9" calcext:value-type="float">
            <text:p>77,9</text:p>
          </table:table-cell>
          <table:table-cell office:value-type="string" calcext:value-type="string">
            <text:p>N</text:p>
          </table:table-cell>
          <table:table-cell office:value-type="float" office:value="163590" calcext:value-type="float">
            <text:p>16359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FA+H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811.04" calcext:value-type="float">
            <text:p>5 811</text:p>
          </table:table-cell>
          <table:table-cell table:style-name="ce5" office:value-type="float" office:value="89.6" calcext:value-type="float">
            <text:p>89,6</text:p>
          </table:table-cell>
          <table:table-cell office:value-type="string" calcext:value-type="string">
            <text:p>N</text:p>
          </table:table-cell>
          <table:table-cell office:value-type="float" office:value="520669.184" calcext:value-type="float">
            <text:p>520669,18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raj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600" calcext:value-type="float">
            <text:p>9 600</text:p>
          </table:table-cell>
          <table:table-cell table:style-name="ce5" office:value-type="float" office:value="66.7" calcext:value-type="float">
            <text:p>66,7</text:p>
          </table:table-cell>
          <table:table-cell office:value-type="string" calcext:value-type="string">
            <text:p>N</text:p>
          </table:table-cell>
          <table:table-cell office:value-type="float" office:value="640320" calcext:value-type="float">
            <text:p>6403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ny Mód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727.84" calcext:value-type="float">
            <text:p>7 728</text:p>
          </table:table-cell>
          <table:table-cell table:style-name="ce5" office:value-type="float" office:value="70.3" calcext:value-type="float">
            <text:p>70,3</text:p>
          </table:table-cell>
          <table:table-cell office:value-type="string" calcext:value-type="string">
            <text:p>N</text:p>
          </table:table-cell>
          <table:table-cell office:value-type="float" office:value="543267.152" calcext:value-type="float">
            <text:p>543267,15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-Copy centrum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0" calcext:value-type="float">
            <text:p>8 400</text:p>
          </table:table-cell>
          <table:table-cell table:style-name="ce5" office:value-type="float" office:value="65.6" calcext:value-type="float">
            <text:p>65,6</text:p>
          </table:table-cell>
          <table:table-cell office:value-type="string" calcext:value-type="string">
            <text:p>N</text:p>
          </table:table-cell>
          <table:table-cell office:value-type="float" office:value="551040" calcext:value-type="float">
            <text:p>5510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22.6" calcext:value-type="float">
            <text:p>822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suterén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zvojové projekty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02.66" calcext:value-type="float">
            <text:p>3 003</text:p>
          </table:table-cell>
          <table:table-cell table:style-name="ce5" office:value-type="float" office:value="147.72" calcext:value-type="float">
            <text:p>147,72</text:p>
          </table:table-cell>
          <table:table-cell office:value-type="string" calcext:value-type="string">
            <text:p>N</text:p>
          </table:table-cell>
          <table:table-cell office:value-type="float" office:value="443552.9352" calcext:value-type="float">
            <text:p>443552,935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1.1" calcext:value-type="float">
            <text:p>81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9.6" calcext:value-type="float">
            <text:p>99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6.54" calcext:value-type="float">
            <text:p>66,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.8" calcext:value-type="float">
            <text:p>141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erahli Susser Dagmar</text:p>
          </table:table-cell>
          <table:table-cell table:style-name="ce2" office:value-type="string" calcext:value-type="string">
            <text:p>rychlé občerstveni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46.27" calcext:value-type="float">
            <text:p>46,27</text:p>
          </table:table-cell>
          <table:table-cell office:value-type="string" calcext:value-type="string">
            <text:p>N</text:p>
          </table:table-cell>
          <table:table-cell office:value-type="float" office:value="231350" calcext:value-type="float">
            <text:p>2313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ntik Prague Art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0" calcext:value-type="float">
            <text:p>13 000</text:p>
          </table:table-cell>
          <table:table-cell table:style-name="ce5" office:value-type="float" office:value="52.78" calcext:value-type="float">
            <text:p>52,78</text:p>
          </table:table-cell>
          <table:table-cell office:value-type="string" calcext:value-type="string">
            <text:p>N</text:p>
          </table:table-cell>
          <table:table-cell office:value-type="float" office:value="686140" calcext:value-type="float">
            <text:p>6861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HB - Starožitnosti,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90" calcext:value-type="float">
            <text:p>10 190</text:p>
          </table:table-cell>
          <table:table-cell table:style-name="ce5" office:value-type="float" office:value="51.51" calcext:value-type="float">
            <text:p>51,51</text:p>
          </table:table-cell>
          <table:table-cell office:value-type="string" calcext:value-type="string">
            <text:p>N</text:p>
          </table:table-cell>
          <table:table-cell office:value-type="float" office:value="524886.9" calcext:value-type="float">
            <text:p>524886,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S A SPS Františka Křižík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uchovni správa kostela u Sv. Kři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2.72" calcext:value-type="float">
            <text:p>103</text:p>
          </table:table-cell>
          <table:table-cell table:style-name="ce5" office:value-type="float" office:value="46.5" calcext:value-type="float">
            <text:p>46,5</text:p>
          </table:table-cell>
          <table:table-cell office:value-type="string" calcext:value-type="string">
            <text:p>N</text:p>
          </table:table-cell>
          <table:table-cell office:value-type="float" office:value="4776.48" calcext:value-type="float">
            <text:p>4776,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urdské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24.18" calcext:value-type="float">
            <text:p>224</text:p>
          </table:table-cell>
          <table:table-cell table:style-name="ce5" office:value-type="float" office:value="22.74" calcext:value-type="float">
            <text:p>22,74</text:p>
          </table:table-cell>
          <table:table-cell office:value-type="string" calcext:value-type="string">
            <text:p>N</text:p>
          </table:table-cell>
          <table:table-cell office:value-type="float" office:value="5097.8532" calcext:value-type="float">
            <text:p>5097,85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9.4" calcext:value-type="float">
            <text:p>2 649</text:p>
          </table:table-cell>
          <table:table-cell table:style-name="ce5" office:value-type="float" office:value="47.15" calcext:value-type="float">
            <text:p>47,15</text:p>
          </table:table-cell>
          <table:table-cell office:value-type="string" calcext:value-type="string">
            <text:p>N</text:p>
          </table:table-cell>
          <table:table-cell office:value-type="float" office:value="124919.21" calcext:value-type="float">
            <text:p>124919,2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82/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Elektrotechn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5" calcext:value-type="float">
            <text:p>16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ůtka Edga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17500" calcext:value-type="float">
            <text:p>175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mprevu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75" calcext:value-type="float">
            <text:p>15 575</text:p>
          </table:table-cell>
          <table:table-cell table:style-name="ce5" office:value-type="float" office:value="28.03" calcext:value-type="float">
            <text:p>28,03</text:p>
          </table:table-cell>
          <table:table-cell office:value-type="string" calcext:value-type="string">
            <text:p>N</text:p>
          </table:table-cell>
          <table:table-cell office:value-type="float" office:value="436567.25" calcext:value-type="float">
            <text:p>436567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spojové techn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uspak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90.99" calcext:value-type="float">
            <text:p>15 591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</text:p>
          </table:table-cell>
          <table:table-cell office:value-type="float" office:value="541007.353" calcext:value-type="float">
            <text:p>541007,35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afidein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16776.79" calcext:value-type="float">
            <text:p>16 777</text:p>
          </table:table-cell>
          <table:table-cell table:style-name="ce5" office:value-type="float" office:value="38.1" calcext:value-type="float">
            <text:p>38,1</text:p>
          </table:table-cell>
          <table:table-cell office:value-type="string" calcext:value-type="string">
            <text:p>N</text:p>
          </table:table-cell>
          <table:table-cell office:value-type="float" office:value="639195.699" calcext:value-type="float">
            <text:p>639195,69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üsserová Len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39.6" calcext:value-type="float">
            <text:p>39,6</text:p>
          </table:table-cell>
          <table:table-cell office:value-type="string" calcext:value-type="string">
            <text:p>N</text:p>
          </table:table-cell>
          <table:table-cell office:value-type="float" office:value="198000" calcext:value-type="float">
            <text:p>198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Granát, družstvo uměl. výroby v Turnově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431.32" calcext:value-type="float">
            <text:p>19 431</text:p>
          </table:table-cell>
          <table:table-cell table:style-name="ce5" office:value-type="float" office:value="25.65" calcext:value-type="float">
            <text:p>25,65</text:p>
          </table:table-cell>
          <table:table-cell office:value-type="string" calcext:value-type="string">
            <text:p>N</text:p>
          </table:table-cell>
          <table:table-cell office:value-type="float" office:value="498413.358" calcext:value-type="float">
            <text:p>498413,35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92" calcext:value-type="float">
            <text:p>2 692</text:p>
          </table:table-cell>
          <table:table-cell table:style-name="ce5" office:value-type="float" office:value="425.46" calcext:value-type="float">
            <text:p>425,46</text:p>
          </table:table-cell>
          <table:table-cell office:value-type="string" calcext:value-type="string">
            <text:p>N</text:p>
          </table:table-cell>
          <table:table-cell office:value-type="float" office:value="1145338.32" calcext:value-type="float">
            <text:p>1145338,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15.08" calcext:value-type="float">
            <text:p>3 115</text:p>
          </table:table-cell>
          <table:table-cell table:style-name="ce5" office:value-type="float" office:value="27.67" calcext:value-type="float">
            <text:p>27,67</text:p>
          </table:table-cell>
          <table:table-cell office:value-type="string" calcext:value-type="string">
            <text:p>N</text:p>
          </table:table-cell>
          <table:table-cell office:value-type="float" office:value="86194.2636" calcext:value-type="float">
            <text:p>86194,263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rpá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77.24" calcext:value-type="float">
            <text:p>77,24</text:p>
          </table:table-cell>
          <table:table-cell office:value-type="string" calcext:value-type="string">
            <text:p>N</text:p>
          </table:table-cell>
          <table:table-cell office:value-type="float" office:value="157415.12" calcext:value-type="float">
            <text:p>157415,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.4" calcext:value-type="float">
            <text:p>0,4</text:p>
          </table:table-cell>
          <table:table-cell office:value-type="string" calcext:value-type="string">
            <text:p>N</text:p>
          </table:table-cell>
          <table:table-cell office:value-type="float" office:value="480" calcext:value-type="float">
            <text:p>4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,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950.67" calcext:value-type="float">
            <text:p>2 951</text:p>
          </table:table-cell>
          <table:table-cell table:style-name="ce5" office:value-type="float" office:value="97.5" calcext:value-type="float">
            <text:p>97,5</text:p>
          </table:table-cell>
          <table:table-cell office:value-type="string" calcext:value-type="string">
            <text:p>N</text:p>
          </table:table-cell>
          <table:table-cell office:value-type="float" office:value="287690.325" calcext:value-type="float">
            <text:p>287690,3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0.98" calcext:value-type="float">
            <text:p>30,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692/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listová Eva JUDr.</text:p>
          </table:table-cell>
          <table:table-cell table:style-name="ce2" office:value-type="string" calcext:value-type="string">
            <text:p>archiv - depozit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4.42" calcext:value-type="float">
            <text:p>24,42</text:p>
          </table:table-cell>
          <table:table-cell office:value-type="string" calcext:value-type="string">
            <text:p>N</text:p>
          </table:table-cell>
          <table:table-cell office:value-type="float" office:value="25851.2562" calcext:value-type="float">
            <text:p>25851,256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elléova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773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Ministerstvo vnitra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238000" calcext:value-type="float">
            <text:p>23800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1/14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91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544.97" calcext:value-type="float">
            <text:p>2 545</text:p>
          </table:table-cell>
          <table:table-cell table:style-name="ce5" office:value-type="float" office:value="1085.67" calcext:value-type="float">
            <text:p>1085,67</text:p>
          </table:table-cell>
          <table:table-cell office:value-type="string" calcext:value-type="string">
            <text:p>N</text:p>
          </table:table-cell>
          <table:table-cell office:value-type="float" office:value="2762997.5799" calcext:value-type="float">
            <text:p>2762997,5799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7/5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galeri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5.62" calcext:value-type="float">
            <text:p>205,6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vention Bureau, obč. sdruž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34.76" calcext:value-type="float">
            <text:p>535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 office:value-type="float" office:value="68449.28" calcext:value-type="float">
            <text:p>68449,2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P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6.09" calcext:value-type="float">
            <text:p>6 006</text:p>
          </table:table-cell>
          <table:table-cell table:style-name="ce5" office:value-type="float" office:value="995.6" calcext:value-type="float">
            <text:p>995,6</text:p>
          </table:table-cell>
          <table:table-cell office:value-type="string" calcext:value-type="string">
            <text:p>31.12.2042</text:p>
          </table:table-cell>
          <table:table-cell office:value-type="float" office:value="5979663.204" calcext:value-type="float">
            <text:p>5979663,2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7752.5" calcext:value-type="float">
            <text:p>27 753</text:p>
          </table:table-cell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float" office:value="1054595" calcext:value-type="float">
            <text:p>10545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93.08" calcext:value-type="float">
            <text:p>193,08</text:p>
          </table:table-cell>
          <table:table-cell office:value-type="string" calcext:value-type="string">
            <text:p>N</text:p>
          </table:table-cell>
          <table:table-cell office:value-type="float" office:value="965400" calcext:value-type="float">
            <text:p>965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103836.1" calcext:value-type="float">
            <text:p>103836,1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9.96" calcext:value-type="float">
            <text:p>49,96</text:p>
          </table:table-cell>
          <table:table-cell office:value-type="string" calcext:value-type="string">
            <text:p>N</text:p>
          </table:table-cell>
          <table:table-cell office:value-type="float" office:value="29976" calcext:value-type="float">
            <text:p>2997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17.65" calcext:value-type="float">
            <text:p>2117,6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eno-Gastro v.o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821.25" calcext:value-type="float">
            <text:p>3 821</text:p>
          </table:table-cell>
          <table:table-cell table:style-name="ce5" office:value-type="float" office:value="135.31" calcext:value-type="float">
            <text:p>135,31</text:p>
          </table:table-cell>
          <table:table-cell office:value-type="string" calcext:value-type="string">
            <text:p>31.12.2017</text:p>
          </table:table-cell>
          <table:table-cell office:value-type="float" office:value="517053.3375" calcext:value-type="float">
            <text:p>517053,33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er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6933.08" calcext:value-type="float">
            <text:p>6 933</text:p>
          </table:table-cell>
          <table:table-cell table:style-name="ce5" office:value-type="float" office:value="102.95" calcext:value-type="float">
            <text:p>102,95</text:p>
          </table:table-cell>
          <table:table-cell office:value-type="string" calcext:value-type="string">
            <text:p>31.1.2010</text:p>
          </table:table-cell>
          <table:table-cell office:value-type="float" office:value="713760.586" calcext:value-type="float">
            <text:p>713760,58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eca Shops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3348.9" calcext:value-type="float">
            <text:p>13 349</text:p>
          </table:table-cell>
          <table:table-cell table:style-name="ce5" office:value-type="float" office:value="191.9" calcext:value-type="float">
            <text:p>191,9</text:p>
          </table:table-cell>
          <table:table-cell office:value-type="string" calcext:value-type="string">
            <text:p>31.3.2016</text:p>
          </table:table-cell>
          <table:table-cell office:value-type="float" office:value="2561653.91" calcext:value-type="float">
            <text:p>2561653,9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.41" calcext:value-type="float">
            <text:p>280</text:p>
          </table:table-cell>
          <table:table-cell table:style-name="ce5" office:value-type="float" office:value="727.47" calcext:value-type="float">
            <text:p>727,47</text:p>
          </table:table-cell>
          <table:table-cell office:value-type="string" calcext:value-type="string">
            <text:p>N</text:p>
          </table:table-cell>
          <table:table-cell office:value-type="float" office:value="203989.8627" calcext:value-type="float">
            <text:p>203989,862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301.61" calcext:value-type="float">
            <text:p>301,61</text:p>
          </table:table-cell>
          <table:table-cell office:value-type="string" calcext:value-type="string">
            <text:p>29.4.2030</text:p>
          </table:table-cell>
          <table:table-cell office:value-type="float" office:value="367964.2" calcext:value-type="float">
            <text:p>367964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ádek Richar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2.8" calcext:value-type="float">
            <text:p>112,8</text:p>
          </table:table-cell>
          <table:table-cell office:value-type="string" calcext:value-type="string">
            <text:p>N</text:p>
          </table:table-cell>
          <table:table-cell office:value-type="float" office:value="56400" calcext:value-type="float">
            <text:p>56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vbek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962" calcext:value-type="float">
            <text:p>15 962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</text:p>
          </table:table-cell>
          <table:table-cell office:value-type="float" office:value="1000019.3" calcext:value-type="float">
            <text:p>1000019,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um sociálních služeb Praha,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94.35" calcext:value-type="float">
            <text:p>94,35</text:p>
          </table:table-cell>
          <table:table-cell office:value-type="string" calcext:value-type="string">
            <text:p>N</text:p>
          </table:table-cell>
          <table:table-cell office:value-type="float" office:value="53216.2305" calcext:value-type="float">
            <text:p>53216,230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omola Libor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663" calcext:value-type="float">
            <text:p>3 663</text:p>
          </table:table-cell>
          <table:table-cell table:style-name="ce5" office:value-type="float" office:value="484.76" calcext:value-type="float">
            <text:p>484,76</text:p>
          </table:table-cell>
          <table:table-cell office:value-type="string" calcext:value-type="string">
            <text:p>N</text:p>
          </table:table-cell>
          <table:table-cell office:value-type="float" office:value="1775675.88" calcext:value-type="float">
            <text:p>1775675,8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restaurace, v likvidac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38.1" calcext:value-type="float">
            <text:p>3 738</text:p>
          </table:table-cell>
          <table:table-cell table:style-name="ce5" office:value-type="float" office:value="53.95" calcext:value-type="float">
            <text:p>53,95</text:p>
          </table:table-cell>
          <table:table-cell office:value-type="string" calcext:value-type="string">
            <text:p>N</text:p>
          </table:table-cell>
          <table:table-cell office:value-type="float" office:value="201670.495" calcext:value-type="float">
            <text:p>201670,4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.85" calcext:value-type="float">
            <text:p>350,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6.22" calcext:value-type="float">
            <text:p>306</text:p>
          </table:table-cell>
          <table:table-cell table:style-name="ce5" office:value-type="float" office:value="88.45" calcext:value-type="float">
            <text:p>88,45</text:p>
          </table:table-cell>
          <table:table-cell office:value-type="string" calcext:value-type="string">
            <text:p>N</text:p>
          </table:table-cell>
          <table:table-cell office:value-type="float" office:value="27085.159" calcext:value-type="float">
            <text:p>27085,159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7.94" calcext:value-type="float">
            <text:p>458</text:p>
          </table:table-cell>
          <table:table-cell table:style-name="ce5" office:value-type="float" office:value="281.1" calcext:value-type="float">
            <text:p>281,1</text:p>
          </table:table-cell>
          <table:table-cell office:value-type="string" calcext:value-type="string">
            <text:p>N</text:p>
          </table:table-cell>
          <table:table-cell office:value-type="float" office:value="128726.934" calcext:value-type="float">
            <text:p>128726,93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1.55" calcext:value-type="float">
            <text:p>41,55</text:p>
          </table:table-cell>
          <table:table-cell office:value-type="string" calcext:value-type="string">
            <text:p>N</text:p>
          </table:table-cell>
          <table:table-cell office:value-type="float" office:value="50691" calcext:value-type="float">
            <text:p>5069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é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1.85" calcext:value-type="float">
            <text:p>341,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137.4" calcext:value-type="float">
            <text:p>137,4</text:p>
          </table:table-cell>
          <table:table-cell office:value-type="string" calcext:value-type="string">
            <text:p>N</text:p>
          </table:table-cell>
          <table:table-cell office:value-type="float" office:value="71335.332" calcext:value-type="float">
            <text:p>71335,332</text:p>
          </table:table-cell>
          <table:table-cell office:value-type="string" calcext:value-type="string">
            <text:p>tato už prý neexistuje (dle Raka)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233.85" calcext:value-type="float">
            <text:p>233,85</text:p>
          </table:table-cell>
          <table:table-cell office:value-type="string" calcext:value-type="string">
            <text:p>N</text:p>
          </table:table-cell>
          <table:table-cell office:value-type="float" office:value="285297" calcext:value-type="float">
            <text:p>28529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7.5" calcext:value-type="float">
            <text:p>47,5</text:p>
          </table:table-cell>
          <table:table-cell office:value-type="string" calcext:value-type="string">
            <text:p>N</text:p>
          </table:table-cell>
          <table:table-cell office:value-type="float" office:value="57950" calcext:value-type="float">
            <text:p>579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í plochy</text:p>
          </table:table-cell>
          <table:table-cell/>
          <table:table-cell table:style-name="ce5" office:value-type="float" office:value="9782.44" calcext:value-type="float">
            <text:p>9782,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681.47" calcext:value-type="float">
            <text:p>681,47</text:p>
          </table:table-cell>
          <table:table-cell office:value-type="string" calcext:value-type="string">
            <text:p>19.5.2030</text:p>
          </table:table-cell>
          <table:table-cell office:value-type="float" office:value="831393.4" calcext:value-type="float">
            <text:p>831393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0.45" calcext:value-type="float">
            <text:p>180,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15" calcext:value-type="float">
            <text:p>515</text:p>
          </table:table-cell>
          <table:table-cell office:value-type="string" calcext:value-type="string">
            <text:p>EM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polečný prostor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8.65" calcext:value-type="float">
            <text:p>58,6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82" calcext:value-type="float">
            <text:p>182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48/20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office:value-type="string" calcext:value-type="string">
            <text:p>539/1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Wertheimová Milena Tourist Stop</text:p>
          </table:table-cell>
          <table:table-cell table:style-name="ce12" office:value-type="string" calcext:value-type="string">
            <text:p>prodejna, sklad</text:p>
          </table:table-cell>
          <table:table-cell table:style-name="ce27" office:value-type="float" office:value="3140" calcext:value-type="float">
            <text:p>3 140</text:p>
          </table:table-cell>
          <table:table-cell table:style-name="ce21" office:value-type="float" office:value="45.02" calcext:value-type="float">
            <text:p>45,02</text:p>
          </table:table-cell>
          <table:table-cell table:style-name="ce32" office:value-type="string" calcext:value-type="string">
            <text:p>N</text:p>
          </table:table-cell>
          <table:table-cell table:style-name="ce35" office:value-type="float" office:value="141360" calcext:value-type="float">
            <text:p>141360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83" calcext:value-type="float">
            <text:p>183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Kříž Josef De la Croix</text:p>
          </table:table-cell>
          <table:table-cell table:style-name="ce9" office:value-type="string" calcext:value-type="string">
            <text:p>kuchyň, zázemí</text:p>
          </table:table-cell>
          <table:table-cell table:style-name="ce26" office:value-type="float" office:value="4654.7" calcext:value-type="float">
            <text:p>4 655</text:p>
          </table:table-cell>
          <table:table-cell table:style-name="ce20" office:value-type="float" office:value="37" calcext:value-type="float">
            <text:p>37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172223.9" calcext:value-type="float">
            <text:p>172223,9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84" calcext:value-type="float">
            <text:p>184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48/20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office:value-type="string" calcext:value-type="string">
            <text:p>539/1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Panec Jan</text:p>
          </table:table-cell>
          <table:table-cell table:style-name="ce12" office:value-type="string" calcext:value-type="string">
            <text:p>prodejna, sklad</text:p>
          </table:table-cell>
          <table:table-cell table:style-name="ce27" office:value-type="float" office:value="5062" calcext:value-type="float">
            <text:p>5 062</text:p>
          </table:table-cell>
          <table:table-cell table:style-name="ce21" office:value-type="float" office:value="86.5" calcext:value-type="float">
            <text:p>86,5</text:p>
          </table:table-cell>
          <table:table-cell table:style-name="ce32" office:value-type="string" calcext:value-type="string">
            <text:p>N</text:p>
          </table:table-cell>
          <table:table-cell table:style-name="ce36" office:value-type="float" office:value="437856" calcext:value-type="float">
            <text:p>437856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85" calcext:value-type="float">
            <text:p>185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Liška Praha s.r.o.</text:p>
          </table:table-cell>
          <table:table-cell table:style-name="ce9" office:value-type="string" calcext:value-type="string">
            <text:p>prodejna</text:p>
          </table:table-cell>
          <table:table-cell table:style-name="ce26" office:value-type="float" office:value="6084.54" calcext:value-type="float">
            <text:p>6 085</text:p>
          </table:table-cell>
          <table:table-cell table:style-name="ce20" office:value-type="float" office:value="343" calcext:value-type="float">
            <text:p>343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2086997.22" calcext:value-type="float">
            <text:p>2086997,22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86" calcext:value-type="float">
            <text:p>186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48/20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office:value-type="string" calcext:value-type="string">
            <text:p>539/1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K.T.KA s.r.o.</text:p>
          </table:table-cell>
          <table:table-cell table:style-name="ce12" office:value-type="string" calcext:value-type="string">
            <text:p>prodejna</text:p>
          </table:table-cell>
          <table:table-cell table:style-name="ce27" office:value-type="float" office:value="10828" calcext:value-type="float">
            <text:p>10 828</text:p>
          </table:table-cell>
          <table:table-cell table:style-name="ce21" office:value-type="float" office:value="33" calcext:value-type="float">
            <text:p>33</text:p>
          </table:table-cell>
          <table:table-cell table:style-name="ce32" office:value-type="string" calcext:value-type="string">
            <text:p>N</text:p>
          </table:table-cell>
          <table:table-cell table:style-name="ce36" office:value-type="float" office:value="357324" calcext:value-type="float">
            <text:p>357324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87" calcext:value-type="float">
            <text:p>187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48/20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office:value-type="string" calcext:value-type="string">
            <text:p>539/1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Tesco Franchise Stores ČR</text:p>
          </table:table-cell>
          <table:table-cell table:style-name="ce12" office:value-type="string" calcext:value-type="string">
            <text:p>prodejna</text:p>
          </table:table-cell>
          <table:table-cell table:style-name="ce27" office:value-type="float" office:value="19556" calcext:value-type="float">
            <text:p>19 556</text:p>
          </table:table-cell>
          <table:table-cell table:style-name="ce21" office:value-type="float" office:value="77.47" calcext:value-type="float">
            <text:p>77,47</text:p>
          </table:table-cell>
          <table:table-cell table:style-name="ce32" office:value-type="string" calcext:value-type="string">
            <text:p>19.4.2016</text:p>
          </table:table-cell>
          <table:table-cell table:style-name="ce35" office:value-type="float" office:value="1515012" calcext:value-type="float">
            <text:p>1515012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88" calcext:value-type="float">
            <text:p>188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48/20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office:value-type="string" calcext:value-type="string">
            <text:p>539/1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Global Travel spol. s r.o.</text:p>
          </table:table-cell>
          <table:table-cell table:style-name="ce12" office:value-type="string" calcext:value-type="string">
            <text:p>prodejna</text:p>
          </table:table-cell>
          <table:table-cell table:style-name="ce27" office:value-type="float" office:value="48984" calcext:value-type="float">
            <text:p>48 984</text:p>
          </table:table-cell>
          <table:table-cell table:style-name="ce21" office:value-type="float" office:value="19.65" calcext:value-type="float">
            <text:p>19,65</text:p>
          </table:table-cell>
          <table:table-cell table:style-name="ce32" office:value-type="string" calcext:value-type="string">
            <text:p>N</text:p>
          </table:table-cell>
          <table:table-cell table:style-name="ce35" office:value-type="float" office:value="948984" calcext:value-type="float">
            <text:p>948984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89" calcext:value-type="float">
            <text:p>189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Josef Kříž De la Croix</text:p>
          </table:table-cell>
          <table:table-cell table:style-name="ce9" office:value-type="string" calcext:value-type="string">
            <text:p>kancelář</text:p>
          </table:table-cell>
          <table:table-cell table:style-name="ce26" office:value-type="float" office:value="2456.87" calcext:value-type="float">
            <text:p>2 457</text:p>
          </table:table-cell>
          <table:table-cell table:style-name="ce20" office:value-type="float" office:value="332.07" calcext:value-type="float">
            <text:p>332,07</text:p>
          </table:table-cell>
          <table:table-cell table:style-name="ce31" office:value-type="string" calcext:value-type="string">
            <text:p>13.12.2016</text:p>
          </table:table-cell>
          <table:table-cell table:style-name="ce34" office:value-type="float" office:value="815852.8209" calcext:value-type="float">
            <text:p>815852,8209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0" calcext:value-type="float">
            <text:p>190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Josef Křiž De la Croix</text:p>
          </table:table-cell>
          <table:table-cell table:style-name="ce9" office:value-type="string" calcext:value-type="string">
            <text:p>sklad</text:p>
          </table:table-cell>
          <table:table-cell table:style-name="ce26" office:value-type="float" office:value="1154.28" calcext:value-type="float">
            <text:p>1 154</text:p>
          </table:table-cell>
          <table:table-cell table:style-name="ce20" office:value-type="float" office:value="18.23" calcext:value-type="float">
            <text:p>18,23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21042.5244" calcext:value-type="float">
            <text:p>21042,5244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1" calcext:value-type="float">
            <text:p>191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United Hotel Investmenst Bohemia spol. s r.o.</text:p>
          </table:table-cell>
          <table:table-cell table:style-name="ce9" office:value-type="string" calcext:value-type="string">
            <text:p>hotel</text:p>
          </table:table-cell>
          <table:table-cell table:style-name="ce26" office:value-type="float" office:value="9749.02" calcext:value-type="float">
            <text:p>9 749</text:p>
          </table:table-cell>
          <table:table-cell table:style-name="ce20" office:value-type="float" office:value="837.17" calcext:value-type="float">
            <text:p>837,17</text:p>
          </table:table-cell>
          <table:table-cell table:style-name="ce31" office:value-type="string" calcext:value-type="string">
            <text:p>31.12.2026</text:p>
          </table:table-cell>
          <table:table-cell table:style-name="ce34" office:value-type="float" office:value="8161587.0734" calcext:value-type="float">
            <text:p>8161587,0734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2" calcext:value-type="float">
            <text:p>192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Galerie ART Praha s.r.o.</text:p>
          </table:table-cell>
          <table:table-cell table:style-name="ce9" office:value-type="string" calcext:value-type="string">
            <text:p>prodejna, sklad</text:p>
          </table:table-cell>
          <table:table-cell table:style-name="ce26" office:value-type="float" office:value="8944.06" calcext:value-type="float">
            <text:p>8 944</text:p>
          </table:table-cell>
          <table:table-cell table:style-name="ce20" office:value-type="float" office:value="68" calcext:value-type="float">
            <text:p>68</text:p>
          </table:table-cell>
          <table:table-cell table:style-name="ce31" office:value-type="string" calcext:value-type="string">
            <text:p>1.10.2014</text:p>
          </table:table-cell>
          <table:table-cell table:style-name="ce34" office:value-type="float" office:value="608196.08" calcext:value-type="float">
            <text:p>608196,08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3" calcext:value-type="float">
            <text:p>193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Liška Praha s.r o.</text:p>
          </table:table-cell>
          <table:table-cell table:style-name="ce9" office:value-type="string" calcext:value-type="string">
            <text:p>sklad</text:p>
          </table:table-cell>
          <table:table-cell table:style-name="ce26" office:value-type="float" office:value="1142.17" calcext:value-type="float">
            <text:p>1 142</text:p>
          </table:table-cell>
          <table:table-cell table:style-name="ce20" office:value-type="float" office:value="85.38" calcext:value-type="float">
            <text:p>85,38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97518.4746" calcext:value-type="float">
            <text:p>97518,4746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4" calcext:value-type="float">
            <text:p>194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Josef Křiž De la Croix</text:p>
          </table:table-cell>
          <table:table-cell table:style-name="ce9" office:value-type="string" calcext:value-type="string">
            <text:p>sklad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0" office:value-type="float" office:value="54.14" calcext:value-type="float">
            <text:p>54,14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54140" calcext:value-type="float">
            <text:p>54140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5" calcext:value-type="float">
            <text:p>195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9/19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string" calcext:value-type="string">
            <text:p>540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Josef Kříž Da la Croix</text:p>
          </table:table-cell>
          <table:table-cell table:style-name="ce9" office:value-type="string" calcext:value-type="string">
            <text:p>restaurace</text:p>
          </table:table-cell>
          <table:table-cell table:style-name="ce26" office:value-type="float" office:value="5656.98" calcext:value-type="float">
            <text:p>5 657</text:p>
          </table:table-cell>
          <table:table-cell table:style-name="ce20" office:value-type="float" office:value="413.27" calcext:value-type="float">
            <text:p>413,27</text:p>
          </table:table-cell>
          <table:table-cell table:style-name="ce31" office:value-type="string" calcext:value-type="string">
            <text:p>13.12.2016</text:p>
          </table:table-cell>
          <table:table-cell table:style-name="ce34" office:value-type="float" office:value="2337860.1246" calcext:value-type="float">
            <text:p>2337860,1246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96" calcext:value-type="float">
            <text:p>196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49/19</text:p>
          </table:table-cell>
          <table:table-cell table:style-name="ce12" office:value-type="float" office:value="549" calcext:value-type="float">
            <text:p>549</text:p>
          </table:table-cell>
          <table:table-cell table:style-name="ce12" office:value-type="string" calcext:value-type="string">
            <text:p>540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United Hotel Investmenst Bohemia spol. s r.o.</text:p>
          </table:table-cell>
          <table:table-cell table:style-name="ce12" office:value-type="string" calcext:value-type="string">
            <text:p>hotel</text:p>
          </table:table-cell>
          <table:table-cell table:style-name="ce27" office:value-type="float" office:value="3894" calcext:value-type="float">
            <text:p>3 894</text:p>
          </table:table-cell>
          <table:table-cell table:style-name="ce21" office:value-type="float" office:value="200.35" calcext:value-type="float">
            <text:p>200,35</text:p>
          </table:table-cell>
          <table:table-cell table:style-name="ce32" office:value-type="string" calcext:value-type="string">
            <text:p>31.12.2026</text:p>
          </table:table-cell>
          <table:table-cell table:style-name="ce35" office:value-type="float" office:value="780168" calcext:value-type="float">
            <text:p>780168</text:p>
          </table:table-cell>
          <table:table-cell table:style-name="ce40" office:value-type="string" calcext:value-type="string">
            <text:p>dříve 970248</text:p>
          </table:table-cell>
          <table:table-cell table:style-name="ce39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7" calcext:value-type="float">
            <text:p>197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50/18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string" calcext:value-type="string">
            <text:p>54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Centronet a.s.</text:p>
          </table:table-cell>
          <table:table-cell table:style-name="ce9" office:value-type="string" calcext:value-type="string">
            <text:p>techn.prostor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0" office:value-type="float" office:value="0" calcext:value-type="float">
            <text:p>0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string" calcext:value-type="string">
            <text:p>telekomunikace</text:p>
          </table:table-cell>
          <table:table-cell table:style-name="ce9" office:value-type="string" calcext:value-type="string">
            <text:p>v</text:p>
          </table:table-cell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98" calcext:value-type="float">
            <text:p>198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50/18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string" calcext:value-type="string">
            <text:p>541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U Kamenného stolu a.s.</text:p>
          </table:table-cell>
          <table:table-cell table:style-name="ce12" office:value-type="string" calcext:value-type="string">
            <text:p>restaurace</text:p>
          </table:table-cell>
          <table:table-cell table:style-name="ce27" office:value-type="float" office:value="3543" calcext:value-type="float">
            <text:p>3 543</text:p>
          </table:table-cell>
          <table:table-cell table:style-name="ce21" office:value-type="float" office:value="894.19" calcext:value-type="float">
            <text:p>894,19</text:p>
          </table:table-cell>
          <table:table-cell table:style-name="ce32" office:value-type="string" calcext:value-type="string">
            <text:p>13.12.2016</text:p>
          </table:table-cell>
          <table:table-cell table:style-name="ce35" office:value-type="float" office:value="3168276" calcext:value-type="float">
            <text:p>3168276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99" calcext:value-type="float">
            <text:p>199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51/17</text:p>
          </table:table-cell>
          <table:table-cell table:style-name="ce12" office:value-type="float" office:value="551" calcext:value-type="float">
            <text:p>551</text:p>
          </table:table-cell>
          <table:table-cell table:style-name="ce12" office:value-type="string" calcext:value-type="string">
            <text:p>542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Mladá Fronta a.s.</text:p>
          </table:table-cell>
          <table:table-cell table:style-name="ce12" office:value-type="string" calcext:value-type="string">
            <text:p>prodejna</text:p>
          </table:table-cell>
          <table:table-cell table:style-name="ce27" office:value-type="float" office:value="4027" calcext:value-type="float">
            <text:p>4 027</text:p>
          </table:table-cell>
          <table:table-cell table:style-name="ce21" office:value-type="float" office:value="73" calcext:value-type="float">
            <text:p>73</text:p>
          </table:table-cell>
          <table:table-cell table:style-name="ce32" office:value-type="string" calcext:value-type="string">
            <text:p>N</text:p>
          </table:table-cell>
          <table:table-cell table:style-name="ce35" office:value-type="float" office:value="294000" calcext:value-type="float">
            <text:p>294000</text:p>
          </table:table-cell>
          <table:table-cell table:style-name="ce41" office:value-type="string" calcext:value-type="string">
            <text:p>dříve 219000</text:p>
          </table:table-cell>
          <table:table-cell table:style-name="ce39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200" calcext:value-type="float">
            <text:p>200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51/17</text:p>
          </table:table-cell>
          <table:table-cell table:style-name="ce9" office:value-type="float" office:value="551" calcext:value-type="float">
            <text:p>551</text:p>
          </table:table-cell>
          <table:table-cell table:style-name="ce9" office:value-type="string" calcext:value-type="string">
            <text:p>542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volné</text:p>
          </table:table-cell>
          <table:table-cell table:style-name="ce9" office:value-type="string" calcext:value-type="string">
            <text:p>kancelář</text:p>
          </table:table-cell>
          <table:table-cell table:style-name="ce26"/>
          <table:table-cell table:style-name="ce20" office:value-type="float" office:value="192.7" calcext:value-type="float">
            <text:p>192,7</text:p>
          </table:table-cell>
          <table:table-cell table:style-name="ce31"/>
          <table:table-cell table:style-name="ce34" office:value-type="float" office:value="0" calcext:value-type="float">
            <text:p>0</text:p>
          </table:table-cell>
          <table:table-cell table:style-name="ce9" office:value-type="string" calcext:value-type="string">
            <text:p>volné</text:p>
          </table:table-cell>
          <table:table-cell table:style-name="ce9" office:value-type="string" calcext:value-type="string">
            <text:p>v</text:p>
          </table:table-cell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201" calcext:value-type="float">
            <text:p>201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51/17</text:p>
          </table:table-cell>
          <table:table-cell table:style-name="ce9" office:value-type="float" office:value="551" calcext:value-type="float">
            <text:p>551</text:p>
          </table:table-cell>
          <table:table-cell table:style-name="ce9" office:value-type="string" calcext:value-type="string">
            <text:p>542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Profil-servis s.r.o.</text:p>
          </table:table-cell>
          <table:table-cell table:style-name="ce9" office:value-type="string" calcext:value-type="string">
            <text:p>kancelář</text:p>
          </table:table-cell>
          <table:table-cell table:style-name="ce26" office:value-type="float" office:value="822.06" calcext:value-type="float">
            <text:p>822</text:p>
          </table:table-cell>
          <table:table-cell table:style-name="ce20" office:value-type="float" office:value="286.63" calcext:value-type="float">
            <text:p>286,63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235627.0578" calcext:value-type="float">
            <text:p>235627,0578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202" calcext:value-type="float">
            <text:p>202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51/17</text:p>
          </table:table-cell>
          <table:table-cell table:style-name="ce12" office:value-type="float" office:value="551" calcext:value-type="float">
            <text:p>551</text:p>
          </table:table-cell>
          <table:table-cell table:style-name="ce12" office:value-type="string" calcext:value-type="string">
            <text:p>542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EX Change k.s.</text:p>
          </table:table-cell>
          <table:table-cell table:style-name="ce12" office:value-type="string" calcext:value-type="string">
            <text:p>služby</text:p>
          </table:table-cell>
          <table:table-cell table:style-name="ce27" office:value-type="float" office:value="65800" calcext:value-type="float">
            <text:p>65 800</text:p>
          </table:table-cell>
          <table:table-cell table:style-name="ce21" office:value-type="float" office:value="51.02" calcext:value-type="float">
            <text:p>51,02</text:p>
          </table:table-cell>
          <table:table-cell table:style-name="ce32" office:value-type="string" calcext:value-type="string">
            <text:p>N</text:p>
          </table:table-cell>
          <table:table-cell table:style-name="ce35" office:value-type="float" office:value="3357116" calcext:value-type="float">
            <text:p>3357116</text:p>
          </table:table-cell>
          <table:table-cell table:style-name="ce41" office:value-type="string" calcext:value-type="string">
            <text:p>dříve jen 1194382</text:p>
          </table:table-cell>
          <table:table-cell table:style-name="ce39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203" calcext:value-type="float">
            <text:p>203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51/17</text:p>
          </table:table-cell>
          <table:table-cell table:style-name="ce12" office:value-type="float" office:value="551" calcext:value-type="float">
            <text:p>551</text:p>
          </table:table-cell>
          <table:table-cell table:style-name="ce12" office:value-type="string" calcext:value-type="string">
            <text:p>542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U Kamenného stolu a.s.</text:p>
          </table:table-cell>
          <table:table-cell table:style-name="ce12" office:value-type="string" calcext:value-type="string">
            <text:p>kancelář</text:p>
          </table:table-cell>
          <table:table-cell table:style-name="ce27" office:value-type="float" office:value="1497" calcext:value-type="float">
            <text:p>1 497</text:p>
          </table:table-cell>
          <table:table-cell table:style-name="ce21" office:value-type="float" office:value="181.64" calcext:value-type="float">
            <text:p>181,64</text:p>
          </table:table-cell>
          <table:table-cell table:style-name="ce32" office:value-type="string" calcext:value-type="string">
            <text:p>13.12.2016</text:p>
          </table:table-cell>
          <table:table-cell table:style-name="ce35" office:value-type="float" office:value="271908" calcext:value-type="float">
            <text:p>271908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7" office:value-type="string" calcext:value-type="string">
            <text:p>Solid a.s.</text:p>
          </table:table-cell>
          <table:table-cell table:style-name="ce7" office:value-type="float" office:value="204" calcext:value-type="float">
            <text:p>204</text:p>
          </table:table-cell>
          <table:table-cell table:style-name="ce18" office:value-type="string" calcext:value-type="string">
            <text:p>Staroměstské nám.</text:p>
          </table:table-cell>
          <table:table-cell table:style-name="ce7" office:value-type="string" calcext:value-type="string">
            <text:p>551/17</text:p>
          </table:table-cell>
          <table:table-cell table:style-name="ce7" office:value-type="float" office:value="551" calcext:value-type="float">
            <text:p>551</text:p>
          </table:table-cell>
          <table:table-cell table:style-name="ce7" office:value-type="string" calcext:value-type="string">
            <text:p>542</text:p>
          </table:table-cell>
          <table:table-cell table:style-name="ce7" office:value-type="string" calcext:value-type="string">
            <text:p>Praha 1</text:p>
          </table:table-cell>
          <table:table-cell table:style-name="ce7" office:value-type="string" calcext:value-type="string">
            <text:p>Staré Město</text:p>
          </table:table-cell>
          <table:table-cell table:style-name="ce18" office:value-type="string" calcext:value-type="string">
            <text:p>Pohřební ústav HLMP</text:p>
          </table:table-cell>
          <table:table-cell table:style-name="ce7" office:value-type="string" calcext:value-type="string">
            <text:p>kancelář</text:p>
          </table:table-cell>
          <table:table-cell table:style-name="ce25" office:value-type="float" office:value="3200" calcext:value-type="float">
            <text:p>3 200</text:p>
          </table:table-cell>
          <table:table-cell table:style-name="ce18" office:value-type="float" office:value="32" calcext:value-type="float">
            <text:p>32</text:p>
          </table:table-cell>
          <table:table-cell table:style-name="ce30" office:value-type="string" calcext:value-type="string">
            <text:p>N</text:p>
          </table:table-cell>
          <table:table-cell table:style-name="ce33" office:value-type="float" office:value="102400" calcext:value-type="float">
            <text:p>102400</text:p>
          </table:table-cell>
          <table:table-cell table:style-name="ce37" table:number-columns-repeated="2"/>
          <table:table-cell table:style-name="ce33" table:number-columns-repeated="241"/>
          <table:table-cell table:style-name="ce42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205" calcext:value-type="float">
            <text:p>205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51/17</text:p>
          </table:table-cell>
          <table:table-cell table:style-name="ce9" office:value-type="float" office:value="551" calcext:value-type="float">
            <text:p>551</text:p>
          </table:table-cell>
          <table:table-cell table:style-name="ce9" office:value-type="string" calcext:value-type="string">
            <text:p>542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T-Mobile Czech Republic a.s.</text:p>
          </table:table-cell>
          <table:table-cell table:style-name="ce9" office:value-type="string" calcext:value-type="string">
            <text:p>techn.prostor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0" office:value-type="float" office:value="2.5" calcext:value-type="float">
            <text:p>2,5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65000" calcext:value-type="float">
            <text:p>65000</text:p>
          </table:table-cell>
          <table:table-cell table:style-name="ce9" office:value-type="string" calcext:value-type="string">
            <text:p>telekomunikace</text:p>
          </table:table-cell>
          <table:table-cell table:style-name="ce9" office:value-type="string" calcext:value-type="string">
            <text:p>v</text:p>
          </table:table-cell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206" calcext:value-type="float">
            <text:p>206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51/17</text:p>
          </table:table-cell>
          <table:table-cell table:style-name="ce9" office:value-type="float" office:value="551" calcext:value-type="float">
            <text:p>551</text:p>
          </table:table-cell>
          <table:table-cell table:style-name="ce9" office:value-type="string" calcext:value-type="string">
            <text:p>542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Centronet a.s.</text:p>
          </table:table-cell>
          <table:table-cell table:style-name="ce9" office:value-type="string" calcext:value-type="string">
            <text:p>techn.prostor</text:p>
          </table:table-cell>
          <table:table-cell table:style-name="ce26" office:value-type="float" office:value="1256.5" calcext:value-type="float">
            <text:p>1 257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1256.5" calcext:value-type="float">
            <text:p>1256,5</text:p>
          </table:table-cell>
          <table:table-cell table:style-name="ce9" office:value-type="string" calcext:value-type="string">
            <text:p>telekomunikace</text:p>
          </table:table-cell>
          <table:table-cell table:style-name="ce9" office:value-type="string" calcext:value-type="string">
            <text:p>v</text:p>
          </table:table-cell>
          <table:table-cell table:style-name="ce34" table:number-columns-repeated="241"/>
          <table:table-cell table:style-name="ce43" table:number-columns-repeated="767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zyková škol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02.27" calcext:value-type="float">
            <text:p>402</text:p>
          </table:table-cell>
          <table:table-cell table:style-name="ce5" office:value-type="float" office:value="2230.87" calcext:value-type="float">
            <text:p>2230,87</text:p>
          </table:table-cell>
          <table:table-cell office:value-type="string" calcext:value-type="string">
            <text:p>1.9.2012</text:p>
          </table:table-cell>
          <table:table-cell office:value-type="float" office:value="897412.0749" calcext:value-type="float">
            <text:p>897412,0749</text:p>
          </table:table-cell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ZŠ Vodičk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15.98" calcext:value-type="float">
            <text:p>2615,9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chnická správa komunikac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float" office:value="21840" calcext:value-type="float">
            <text:p>2184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chindler CZ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2210.18" calcext:value-type="float">
            <text:p>2 210</text:p>
          </table:table-cell>
          <table:table-cell table:style-name="ce5" office:value-type="float" office:value="130.36" calcext:value-type="float">
            <text:p>130,36</text:p>
          </table:table-cell>
          <table:table-cell office:value-type="string" calcext:value-type="string">
            <text:p>N</text:p>
          </table:table-cell>
          <table:table-cell office:value-type="float" office:value="288119.0648" calcext:value-type="float">
            <text:p>288119,06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dká Bože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float" office:value="77000" calcext:value-type="float">
            <text:p>77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9.92" calcext:value-type="float">
            <text:p>220</text:p>
          </table:table-cell>
          <table:table-cell table:style-name="ce5" office:value-type="float" office:value="161.13" calcext:value-type="float">
            <text:p>161,13</text:p>
          </table:table-cell>
          <table:table-cell office:value-type="string" calcext:value-type="string">
            <text:p>N</text:p>
          </table:table-cell>
          <table:table-cell office:value-type="float" office:value="35435.7096" calcext:value-type="float">
            <text:p>35435,709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Šolínova</text:p>
          </table:table-cell>
          <table:table-cell table:style-name="ce2" office:value-type="string" calcext:value-type="string">
            <text:p>344/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800" calcext:value-type="float">
            <text:p>18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Šolinova</text:p>
          </table:table-cell>
          <table:table-cell table:style-name="ce2" office:value-type="string" calcext:value-type="string">
            <text:p>513/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415.9" calcext:value-type="float">
            <text:p>1415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53.1" calcext:value-type="float">
            <text:p>2453,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425.6" calcext:value-type="float">
            <text:p>425,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7.4" calcext:value-type="float">
            <text:p>17,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Pavel Štrb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-Triation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0.84" calcext:value-type="float">
            <text:p>30,84</text:p>
          </table:table-cell>
          <table:table-cell office:value-type="string" calcext:value-type="string">
            <text:p>N</text:p>
          </table:table-cell>
          <table:table-cell office:value-type="float" office:value="30840" calcext:value-type="float">
            <text:p>308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ílna</text:p>
          </table:table-cell>
          <table:table-cell/>
          <table:table-cell table:style-name="ce5" office:value-type="float" office:value="269.5" calcext:value-type="float">
            <text:p>269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7" calcext:value-type="float">
            <text:p>15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rm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</text:p>
          </table:table-cell>
          <table:table-cell office:value-type="float" office:value="46600" calcext:value-type="float">
            <text:p>46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lovan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</text:p>
          </table:table-cell>
          <table:table-cell office:value-type="float" office:value="15800" calcext:value-type="float">
            <text:p>15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Šmídové Zdeň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3.5" calcext:value-type="float">
            <text:p>33,5</text:p>
          </table:table-cell>
          <table:table-cell office:value-type="string" calcext:value-type="string">
            <text:p>N</text:p>
          </table:table-cell>
          <table:table-cell office:value-type="float" office:value="33500" calcext:value-type="float">
            <text:p>335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paprogre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15.7" calcext:value-type="float">
            <text:p>15,7</text:p>
          </table:table-cell>
          <table:table-cell office:value-type="string" calcext:value-type="string">
            <text:p>N</text:p>
          </table:table-cell>
          <table:table-cell office:value-type="float" office:value="15998.3" calcext:value-type="float">
            <text:p>15998,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Havel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87.2" calcext:value-type="float">
            <text:p>587</text:p>
          </table:table-cell>
          <table:table-cell table:style-name="ce5" office:value-type="float" office:value="163.31" calcext:value-type="float">
            <text:p>163,31</text:p>
          </table:table-cell>
          <table:table-cell office:value-type="string" calcext:value-type="string">
            <text:p>N</text:p>
          </table:table-cell>
          <table:table-cell office:value-type="float" office:value="95895.632" calcext:value-type="float">
            <text:p>95895,6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49.36" calcext:value-type="float">
            <text:p>949</text:p>
          </table:table-cell>
          <table:table-cell table:style-name="ce5" office:value-type="float" office:value="80.08" calcext:value-type="float">
            <text:p>80,08</text:p>
          </table:table-cell>
          <table:table-cell office:value-type="string" calcext:value-type="string">
            <text:p>N</text:p>
          </table:table-cell>
          <table:table-cell office:value-type="float" office:value="76024.7488" calcext:value-type="float">
            <text:p>76024,748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9.55" calcext:value-type="float">
            <text:p>49,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y</text:p>
          </table:table-cell>
          <table:table-cell/>
          <table:table-cell table:style-name="ce5" office:value-type="float" office:value="2105.79" calcext:value-type="float">
            <text:p>2105,7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etr And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Chlumský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el Development - Modřan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edřich Štěpán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et Projekt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3. díln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4.44" calcext:value-type="float">
            <text:p>34,44</text:p>
          </table:table-cell>
          <table:table-cell office:value-type="string" calcext:value-type="string">
            <text:p>N</text:p>
          </table:table-cell>
          <table:table-cell office:value-type="float" office:value="34440" calcext:value-type="float">
            <text:p>344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rahoslav Dlouh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31" calcext:value-type="float">
            <text:p>14,31</text:p>
          </table:table-cell>
          <table:table-cell office:value-type="string" calcext:value-type="string">
            <text:p>N</text:p>
          </table:table-cell>
          <table:table-cell office:value-type="float" office:value="8586" calcext:value-type="float">
            <text:p>858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Pad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 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vadlo Archa o.p.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66" calcext:value-type="float">
            <text:p>166</text:p>
          </table:table-cell>
          <table:table-cell office:value-type="string" calcext:value-type="string">
            <text:p>N</text:p>
          </table:table-cell>
          <table:table-cell office:value-type="float" office:value="33200" calcext:value-type="float">
            <text:p>332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float" office:value="25600" calcext:value-type="float">
            <text:p>25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áclav Daně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fralin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48.32" calcext:value-type="float">
            <text:p>48,32</text:p>
          </table:table-cell>
          <table:table-cell office:value-type="string" calcext:value-type="string">
            <text:p>N</text:p>
          </table:table-cell>
          <table:table-cell office:value-type="float" office:value="50170.656" calcext:value-type="float">
            <text:p>50170,65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0.3" calcext:value-type="float">
            <text:p>80,3</text:p>
          </table:table-cell>
          <table:table-cell office:value-type="string" calcext:value-type="string">
            <text:p>N</text:p>
          </table:table-cell>
          <table:table-cell office:value-type="float" office:value="80300" calcext:value-type="float">
            <text:p>80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hortca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9.17" calcext:value-type="float">
            <text:p>59,17</text:p>
          </table:table-cell>
          <table:table-cell office:value-type="string" calcext:value-type="string">
            <text:p>N</text:p>
          </table:table-cell>
          <table:table-cell office:value-type="float" office:value="60294.23" calcext:value-type="float">
            <text:p>60294,2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teinové Štěpán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84" calcext:value-type="float">
            <text:p>61,84</text:p>
          </table:table-cell>
          <table:table-cell office:value-type="string" calcext:value-type="string">
            <text:p>N</text:p>
          </table:table-cell>
          <table:table-cell office:value-type="float" office:value="61840" calcext:value-type="float">
            <text:p>618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uděk Kafka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Uhrová Olg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113.63" calcext:value-type="float">
            <text:p>113,63</text:p>
          </table:table-cell>
          <table:table-cell office:value-type="string" calcext:value-type="string">
            <text:p>N</text:p>
          </table:table-cell>
          <table:table-cell office:value-type="float" office:value="120289.8543" calcext:value-type="float">
            <text:p>120289,854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PPA Agentur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N</text:p>
          </table:table-cell>
          <table:table-cell office:value-type="float" office:value="19312.38" calcext:value-type="float">
            <text:p>19312,3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man Mar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iSUS spoi.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GNIT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float" office:value="19800" calcext:value-type="float">
            <text:p>19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rtin Kroupa - Autodoprav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bor Zámečn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ide 2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1.3" calcext:value-type="float">
            <text:p>151,3</text:p>
          </table:table-cell>
          <table:table-cell office:value-type="string" calcext:value-type="string">
            <text:p>N</text:p>
          </table:table-cell>
          <table:table-cell office:value-type="float" office:value="151300" calcext:value-type="float">
            <text:p>151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lan Cisk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G LINE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rex, veřejná obchodní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1.36" calcext:value-type="float">
            <text:p>31,36</text:p>
          </table:table-cell>
          <table:table-cell office:value-type="string" calcext:value-type="string">
            <text:p>N</text:p>
          </table:table-cell>
          <table:table-cell office:value-type="float" office:value="31360" calcext:value-type="float">
            <text:p>313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ytiny R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</text:p>
          </table:table-cell>
          <table:table-cell office:value-type="float" office:value="28320" calcext:value-type="float">
            <text:p>283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62" calcext:value-type="float">
            <text:p>15,6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koub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4.08" calcext:value-type="float">
            <text:p>4 784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</text:p>
          </table:table-cell>
          <table:table-cell office:value-type="float" office:value="115870.4176" calcext:value-type="float">
            <text:p>115870,417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36.98" calcext:value-type="float">
            <text:p>737</text:p>
          </table:table-cell>
          <table:table-cell table:style-name="ce5" office:value-type="float" office:value="290.5" calcext:value-type="float">
            <text:p>290,5</text:p>
          </table:table-cell>
          <table:table-cell office:value-type="string" calcext:value-type="string">
            <text:p>N</text:p>
          </table:table-cell>
          <table:table-cell office:value-type="float" office:value="214092.69" calcext:value-type="float">
            <text:p>214092,6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Týnská</text:p>
          </table:table-cell>
          <table:table-cell table:style-name="ce2" office:value-type="string" calcext:value-type="string">
            <text:p>631/8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6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84.41" calcext:value-type="float">
            <text:p>384,4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.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720.09" calcext:value-type="float">
            <text:p>18720,0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COPROSY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KY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IAL TELEC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TAR 21 NETWORK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istel International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Zařízeni služeb MVCR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dina Ale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974.97" calcext:value-type="float">
            <text:p>6 975</text:p>
          </table:table-cell>
          <table:table-cell table:style-name="ce5" office:value-type="float" office:value="416.69" calcext:value-type="float">
            <text:p>416,69</text:p>
          </table:table-cell>
          <table:table-cell office:value-type="string" calcext:value-type="string">
            <text:p>31.5.2017</text:p>
          </table:table-cell>
          <table:table-cell office:value-type="float" office:value="2906400.2493" calcext:value-type="float">
            <text:p>2906400,249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tovec Jiří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40.3" calcext:value-type="float">
            <text:p>540</text:p>
          </table:table-cell>
          <table:table-cell table:style-name="ce5" office:value-type="float" office:value="304.41" calcext:value-type="float">
            <text:p>304,41</text:p>
          </table:table-cell>
          <table:table-cell office:value-type="string" calcext:value-type="string">
            <text:p>N</text:p>
          </table:table-cell>
          <table:table-cell office:value-type="float" office:value="164472.723" calcext:value-type="float">
            <text:p>164472,72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rabenec J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</text:p>
          </table:table-cell>
          <table:table-cell office:value-type="float" office:value="29032" calcext:value-type="float">
            <text:p>290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da Gelati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297.8" calcext:value-type="float">
            <text:p>5 298</text:p>
          </table:table-cell>
          <table:table-cell table:style-name="ce5" office:value-type="float" office:value="145" calcext:value-type="float">
            <text:p>145</text:p>
          </table:table-cell>
          <table:table-cell office:value-type="string" calcext:value-type="string">
            <text:p>N</text:p>
          </table:table-cell>
          <table:table-cell office:value-type="float" office:value="768181" calcext:value-type="float">
            <text:p>76818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Vád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adace pro rozvoj architektury a stavebnictv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81.21" calcext:value-type="float">
            <text:p>181</text:p>
          </table:table-cell>
          <table:table-cell table:style-name="ce5" office:value-type="float" office:value="330.06" calcext:value-type="float">
            <text:p>330,06</text:p>
          </table:table-cell>
          <table:table-cell office:value-type="string" calcext:value-type="string">
            <text:p>N</text:p>
          </table:table-cell>
          <table:table-cell office:value-type="float" office:value="59810.1726" calcext:value-type="float">
            <text:p>59810,172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éma Anah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645.15" calcext:value-type="float">
            <text:p>3 645</text:p>
          </table:table-cell>
          <table:table-cell table:style-name="ce5" office:value-type="float" office:value="620" calcext:value-type="float">
            <text:p>620</text:p>
          </table:table-cell>
          <table:table-cell office:value-type="string" calcext:value-type="string">
            <text:p>N</text:p>
          </table:table-cell>
          <table:table-cell office:value-type="float" office:value="2259993" calcext:value-type="float">
            <text:p>225999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649.33" calcext:value-type="float">
            <text:p>23 649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office:value-type="float" office:value="1797349.08" calcext:value-type="float">
            <text:p>1797349,0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55/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Ostav pro soudobé dějiny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54.64" calcext:value-type="float">
            <text:p>255</text:p>
          </table:table-cell>
          <table:table-cell table:style-name="ce5" office:value-type="float" office:value="792.61" calcext:value-type="float">
            <text:p>792,61</text:p>
          </table:table-cell>
          <table:table-cell office:value-type="string" calcext:value-type="string">
            <text:p>N</text:p>
          </table:table-cell>
          <table:table-cell office:value-type="float" office:value="201830.2104" calcext:value-type="float">
            <text:p>201830,210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62/3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0" calcext:value-type="float">
            <text:p>530</text:p>
          </table:table-cell>
          <table:table-cell office:value-type="string" calcext:value-type="string">
            <text:p>N</text:p>
          </table:table-cell>
          <table:table-cell office:value-type="float" office:value="550330.8" calcext:value-type="float">
            <text:p>550330,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135.38" calcext:value-type="float">
            <text:p>3 135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30.6.2016</text:p>
          </table:table-cell>
          <table:table-cell office:value-type="float" office:value="101899.85" calcext:value-type="float">
            <text:p>101899,8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28.33" calcext:value-type="float">
            <text:p>2128,33</text:p>
          </table:table-cell>
          <table:table-cell office:value-type="string" calcext:value-type="string">
            <text:p>N</text:p>
          </table:table-cell>
          <table:table-cell office:value-type="float" office:value="2128.33" calcext:value-type="float">
            <text:p>2128,33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27.79" calcext:value-type="float">
            <text:p>27,7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1.55" calcext:value-type="float">
            <text:p>61,55</text:p>
          </table:table-cell>
          <table:table-cell office:value-type="string" calcext:value-type="string">
            <text:p>18.6.2019</text:p>
          </table:table-cell>
          <table:table-cell office:value-type="float" office:value="61.55" calcext:value-type="float">
            <text:p>61,5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50.92" calcext:value-type="float">
            <text:p>450,92</text:p>
          </table:table-cell>
          <table:table-cell office:value-type="string" calcext:value-type="string">
            <text:p>N</text:p>
          </table:table-cell>
          <table:table-cell office:value-type="float" office:value="450.92" calcext:value-type="float">
            <text:p>450,9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2.99" calcext:value-type="float">
            <text:p>52,99</text:p>
          </table:table-cell>
          <table:table-cell office:value-type="string" calcext:value-type="string">
            <text:p>N</text:p>
          </table:table-cell>
          <table:table-cell office:value-type="float" office:value="52.99" calcext:value-type="float">
            <text:p>52,99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 Vida s.r.o.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3713.33" calcext:value-type="float">
            <text:p>3 713</text:p>
          </table:table-cell>
          <table:table-cell table:style-name="ce5" office:value-type="float" office:value="38.57" calcext:value-type="float">
            <text:p>38,57</text:p>
          </table:table-cell>
          <table:table-cell office:value-type="string" calcext:value-type="string">
            <text:p>N</text:p>
          </table:table-cell>
          <table:table-cell office:value-type="float" office:value="143223.1381" calcext:value-type="float">
            <text:p>143223,138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4.41" calcext:value-type="float">
            <text:p>54,41</text:p>
          </table:table-cell>
          <table:table-cell office:value-type="string" calcext:value-type="string">
            <text:p>N</text:p>
          </table:table-cell>
          <table:table-cell office:value-type="float" office:value="54.41" calcext:value-type="float">
            <text:p>54,4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macoffee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356.87" calcext:value-type="float">
            <text:p>3 357</text:p>
          </table:table-cell>
          <table:table-cell table:style-name="ce5" office:value-type="float" office:value="183.23" calcext:value-type="float">
            <text:p>183,23</text:p>
          </table:table-cell>
          <table:table-cell office:value-type="string" calcext:value-type="string">
            <text:p>1.7.2019</text:p>
          </table:table-cell>
          <table:table-cell office:value-type="float" office:value="615079.2901" calcext:value-type="float">
            <text:p>615079,290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Zikova</text:p>
          </table:table-cell>
          <table:table-cell table:style-name="ce2" office:value-type="string" calcext:value-type="string">
            <text:p>514/1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700" calcext:value-type="float">
            <text:p>17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266.78" calcext:value-type="float">
            <text:p>266,7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á vodohospodářská společnost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31.2" calcext:value-type="float">
            <text:p>2 131</text:p>
          </table:table-cell>
          <table:table-cell table:style-name="ce5" office:value-type="float" office:value="1876.88" calcext:value-type="float">
            <text:p>1876,88</text:p>
          </table:table-cell>
          <table:table-cell office:value-type="string" calcext:value-type="string">
            <text:p>8.4.2029</text:p>
          </table:table-cell>
          <table:table-cell office:value-type="float" office:value="4000006.656" calcext:value-type="float">
            <text:p>4000006,65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IP group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8.2" calcext:value-type="float">
            <text:p>1 348</text:p>
          </table:table-cell>
          <table:table-cell table:style-name="ce5" office:value-type="float" office:value="113.04" calcext:value-type="float">
            <text:p>113,04</text:p>
          </table:table-cell>
          <table:table-cell office:value-type="string" calcext:value-type="string">
            <text:p>N</text:p>
          </table:table-cell>
          <table:table-cell office:value-type="float" office:value="152400.528" calcext:value-type="float">
            <text:p>152400,5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macom Retai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136" calcext:value-type="float">
            <text:p>6 136</text:p>
          </table:table-cell>
          <table:table-cell table:style-name="ce5" office:value-type="float" office:value="431.91" calcext:value-type="float">
            <text:p>431,91</text:p>
          </table:table-cell>
          <table:table-cell office:value-type="string" calcext:value-type="string">
            <text:p>1.12.2017</text:p>
          </table:table-cell>
          <table:table-cell office:value-type="float" office:value="2650199.76" calcext:value-type="float">
            <text:p>2650199,7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bec spisovatelů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89.96" calcext:value-type="float">
            <text:p>89,96</text:p>
          </table:table-cell>
          <table:table-cell office:value-type="string" calcext:value-type="string">
            <text:p>N</text:p>
          </table:table-cell>
          <table:table-cell office:value-type="float" office:value="93410.8656" calcext:value-type="float">
            <text:p>93410,865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aroňavá Marcel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594" calcext:value-type="float">
            <text:p>2 594</text:p>
          </table:table-cell>
          <table:table-cell table:style-name="ce5" office:value-type="float" office:value="75.16" calcext:value-type="float">
            <text:p>75,16</text:p>
          </table:table-cell>
          <table:table-cell office:value-type="string" calcext:value-type="string">
            <text:p>N</text:p>
          </table:table-cell>
          <table:table-cell office:value-type="float" office:value="194965.04" calcext:value-type="float">
            <text:p>194965,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3D FACE s.r.o.</text:p>
          </table:table-cell>
          <table:table-cell table:style-name="ce2" office:value-type="string" calcext:value-type="string">
            <text:p>výkladní skříň</text:p>
          </table:table-cell>
          <table:table-cell office:value-type="float" office:value="14040" calcext:value-type="float">
            <text:p>14 040</text:p>
          </table:table-cell>
          <table:table-cell table:style-name="ce5" office:value-type="float" office:value="1.5" calcext:value-type="float">
            <text:p>1,5</text:p>
          </table:table-cell>
          <table:table-cell office:value-type="string" calcext:value-type="string">
            <text:p>N</text:p>
          </table:table-cell>
          <table:table-cell office:value-type="float" office:value="21060" calcext:value-type="float">
            <text:p>210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70.4" calcext:value-type="float">
            <text:p>1170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167.55" calcext:value-type="float">
            <text:p>167,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CP Praha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14" calcext:value-type="float">
            <text:p>314</text:p>
          </table:table-cell>
          <table:table-cell office:value-type="string" calcext:value-type="string">
            <text:p>N</text:p>
          </table:table-cell>
          <table:table-cell office:value-type="float" office:value="251200" calcext:value-type="float">
            <text:p>251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Řetězová</text:p>
          </table:table-cell>
          <table:table-cell office:value-type="string" calcext:value-type="string">
            <text:p>222/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Weiten - Trebetitsch, s.r.o.</text:p>
          </table:table-cell>
          <table:table-cell table:style-name="ce2" office:value-type="string" calcext:value-type="string">
            <text:p>kavárna-vinotéka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98.05" calcext:value-type="float">
            <text:p>98,05</text:p>
          </table:table-cell>
          <table:table-cell office:value-type="date" office:date-value="2018-09-30" calcext:value-type="date">
            <text:p>30.09.2018</text:p>
          </table:table-cell>
          <table:table-cell office:value-type="float" office:value="588300" calcext:value-type="float">
            <text:p>588300</text:p>
          </table:table-cell>
          <table:table-cell office:value-type="string" calcext:value-type="string">
            <text:p><text:s/>98,05 + sklep 169,59)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OKUS optik a.s. <text:s text:c="5"/></text:p>
          </table:table-cell>
          <table:table-cell table:style-name="ce2" office:value-type="string" calcext:value-type="string">
            <text:p>prodejna - optika včetně zázemí</text:p>
          </table:table-cell>
          <table:table-cell office:value-type="float" office:value="21059.3939393939" calcext:value-type="float">
            <text:p>21 059</text:p>
          </table:table-cell>
          <table:table-cell table:style-name="ce5" office:value-type="float" office:value="99" calcext:value-type="float">
            <text:p>99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2084880" calcext:value-type="float">
            <text:p>208488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Gammy Gold s.r.o. <text:s text:c="8"/></text:p>
          </table:table-cell>
          <table:table-cell table:style-name="ce2" office:value-type="string" calcext:value-type="string">
            <text:p>prodejna - zlatnictví</text:p>
          </table:table-cell>
          <table:table-cell office:value-type="float" office:value="30000" calcext:value-type="float">
            <text:p>30 000</text:p>
          </table:table-cell>
          <table:table-cell table:style-name="ce5" office:value-type="float" office:value="40" calcext:value-type="float">
            <text:p>40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1200000" calcext:value-type="float">
            <text:p>120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DAD s. r. o. </text:p>
          </table:table-cell>
          <table:table-cell table:style-name="ce2" office:value-type="string" calcext:value-type="string">
            <text:p>pizzerie, zázemí, kuchyň, sklad</text:p>
          </table:table-cell>
          <table:table-cell office:value-type="float" office:value="7643.16981132076" calcext:value-type="float">
            <text:p>7 643</text:p>
          </table:table-cell>
          <table:table-cell table:style-name="ce5" office:value-type="float" office:value="477" calcext:value-type="float">
            <text:p>477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3645792" calcext:value-type="float">
            <text:p>364579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K Plus s.r.o.</text:p>
          </table:table-cell>
          <table:table-cell table:style-name="ce2" office:value-type="string" calcext:value-type="string">
            <text:p>prodejna se suvenýry, drobná elektronika</text:p>
          </table:table-cell>
          <table:table-cell office:value-type="float" office:value="25149.7005988024" calcext:value-type="float">
            <text:p>25 150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office:value-type="float" office:value="840000" calcext:value-type="float">
            <text:p>84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Ularia Company <text:s/>s.r.o.</text:p>
          </table:table-cell>
          <table:table-cell table:style-name="ce2" office:value-type="string" calcext:value-type="string">
            <text:p>kavárna - bistro</text:p>
          </table:table-cell>
          <table:table-cell office:value-type="float" office:value="17301.7507723996" calcext:value-type="float">
            <text:p>17 302</text:p>
          </table:table-cell>
          <table:table-cell table:style-name="ce5" office:value-type="float" office:value="97.1" calcext:value-type="float">
            <text:p>97,1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1680000" calcext:value-type="float">
            <text:p>168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ARA Trutnov a.s. <text:s/></text:p>
          </table:table-cell>
          <table:table-cell table:style-name="ce2" office:value-type="string" calcext:value-type="string">
            <text:p>prodejna - kožené oděvy, kožešiny, galanterie</text:p>
          </table:table-cell>
          <table:table-cell office:value-type="float" office:value="19022.1098901099" calcext:value-type="float">
            <text:p>19 022</text:p>
          </table:table-cell>
          <table:table-cell table:style-name="ce5" office:value-type="float" office:value="91" calcext:value-type="float">
            <text:p>91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731012" calcext:value-type="float">
            <text:p>173101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enediktová Martina</text:p>
          </table:table-cell>
          <table:table-cell table:style-name="ce2" office:value-type="string" calcext:value-type="string">
            <text:p>prodejna - zlato, stříbro, šperky</text:p>
          </table:table-cell>
          <table:table-cell office:value-type="float" office:value="4060.92715231788" calcext:value-type="float">
            <text:p>4 061</text:p>
          </table:table-cell>
          <table:table-cell table:style-name="ce5" office:value-type="float" office:value="21.14" calcext:value-type="float">
            <text:p>21,14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85848" calcext:value-type="float">
            <text:p>8584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ILKEN <text:s/>s.r.o. <text:s text:c="6"/></text:p>
          </table:table-cell>
          <table:table-cell table:style-name="ce2" office:value-type="string" calcext:value-type="string">
            <text:p>prodejna - papír a výrobky z papíru</text:p>
          </table:table-cell>
          <table:table-cell office:value-type="float" office:value="5634.6875" calcext:value-type="float">
            <text:p>5 635</text:p>
          </table:table-cell>
          <table:table-cell table:style-name="ce5" office:value-type="float" office:value="76.8" calcext:value-type="float">
            <text:p>76,8</text:p>
          </table:table-cell>
          <table:table-cell office:value-type="string" calcext:value-type="string">
            <text:p>neurčitá</text:p>
          </table:table-cell>
          <table:table-cell office:value-type="float" office:value="432744" calcext:value-type="float">
            <text:p>43274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BE PRAHA s.r.o. <text:s text:c="16"/></text:p>
          </table:table-cell>
          <table:table-cell table:style-name="ce2" office:value-type="string" calcext:value-type="string">
            <text:p>čistírna oděvů</text:p>
          </table:table-cell>
          <table:table-cell office:value-type="float" office:value="5396.08695652174" calcext:value-type="float">
            <text:p>5 396</text:p>
          </table:table-cell>
          <table:table-cell table:style-name="ce5" office:value-type="float" office:value="46" calcext:value-type="float">
            <text:p>46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248220" calcext:value-type="float">
            <text:p>2482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mková Zuzana</text:p>
          </table:table-cell>
          <table:table-cell table:style-name="ce2" office:value-type="string" calcext:value-type="string">
            <text:p>prodejna <text:s/>- bižuterie, šperky, doplňky</text:p>
          </table:table-cell>
          <table:table-cell office:value-type="float" office:value="15640.4494382022" calcext:value-type="float">
            <text:p>15 640</text:p>
          </table:table-cell>
          <table:table-cell table:style-name="ce5" office:value-type="float" office:value="8.9" calcext:value-type="float">
            <text:p>8,9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139200" calcext:value-type="float">
            <text:p>139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INPITRI a. s.</text:p>
          </table:table-cell>
          <table:table-cell table:style-name="ce2" office:value-type="string" calcext:value-type="string">
            <text:p>kavárna, zázemí, sklad, zahrádka</text:p>
          </table:table-cell>
          <table:table-cell office:value-type="float" office:value="5856.25554569654" calcext:value-type="float">
            <text:p>5 856</text:p>
          </table:table-cell>
          <table:table-cell table:style-name="ce5" office:value-type="float" office:value="112.7" calcext:value-type="float">
            <text:p>112,7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660000" calcext:value-type="float">
            <text:p>66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ISHKY ART s. r. o.</text:p>
          </table:table-cell>
          <table:table-cell table:style-name="ce2" office:value-type="string" calcext:value-type="string">
            <text:p>prodejna - produkty s tématem Prahy propagující české umělce</text:p>
          </table:table-cell>
          <table:table-cell office:value-type="float" office:value="15730.3370786517" calcext:value-type="float">
            <text:p>15 73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office:value-type="float" office:value="420000" calcext:value-type="float">
            <text:p>42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gon Pascal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15194.8051948052" calcext:value-type="float">
            <text:p>15 195</text:p>
          </table:table-cell>
          <table:table-cell table:style-name="ce5" office:value-type="float" office:value="30.8" calcext:value-type="float">
            <text:p>30,8</text:p>
          </table:table-cell>
          <table:table-cell office:value-type="string" calcext:value-type="string">
            <text:p>neurčitá</text:p>
          </table:table-cell>
          <table:table-cell office:value-type="float" office:value="468000" calcext:value-type="float">
            <text:p>468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ajer Martin</text:p>
          </table:table-cell>
          <table:table-cell table:style-name="ce2" office:value-type="string" calcext:value-type="string">
            <text:p>prodejna - <text:s/>výrobky z levandule a z Francie</text:p>
          </table:table-cell>
          <table:table-cell office:value-type="float" office:value="18947.3684210526" calcext:value-type="float">
            <text:p>18 947</text:p>
          </table:table-cell>
          <table:table-cell table:style-name="ce5" office:value-type="float" office:value="7.6" calcext:value-type="float">
            <text:p>7,6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144000" calcext:value-type="float">
            <text:p>144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fé Bar Platýz s. r. o.</text:p>
          </table:table-cell>
          <table:table-cell table:style-name="ce2" office:value-type="string" calcext:value-type="string">
            <text:p>kavárna, zázemí, kuchyň, sklad</text:p>
          </table:table-cell>
          <table:table-cell office:value-type="float" office:value="4061.53846153846" calcext:value-type="float">
            <text:p>4 062</text:p>
          </table:table-cell>
          <table:table-cell table:style-name="ce5" office:value-type="float" office:value="325" calcext:value-type="float">
            <text:p>325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320000" calcext:value-type="float">
            <text:p>132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udychová Alena</text:p>
          </table:table-cell>
          <table:table-cell table:style-name="ce2" office:value-type="string" calcext:value-type="string">
            <text:p>galerie umění</text:p>
          </table:table-cell>
          <table:table-cell office:value-type="float" office:value="7722.77227722772" calcext:value-type="float">
            <text:p>7 723</text:p>
          </table:table-cell>
          <table:table-cell table:style-name="ce5" office:value-type="float" office:value="80.8" calcext:value-type="float">
            <text:p>80,8</text:p>
          </table:table-cell>
          <table:table-cell office:value-type="string" calcext:value-type="string">
            <text:p>neurčitá</text:p>
          </table:table-cell>
          <table:table-cell office:value-type="float" office:value="624000" calcext:value-type="float">
            <text:p>624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Zlatá loď, s.r.o. <text:s text:c="8"/></text:p>
          </table:table-cell>
          <table:table-cell table:style-name="ce2" office:value-type="string" calcext:value-type="string">
            <text:p>prodejna - výtvarné potřeby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150" calcext:value-type="float">
            <text:p>150</text:p>
          </table:table-cell>
          <table:table-cell office:value-type="date" office:date-value="2017-07-31" calcext:value-type="date">
            <text:p>31.07.2017</text:p>
          </table:table-cell>
          <table:table-cell office:value-type="float" office:value="1200000" calcext:value-type="float">
            <text:p>120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ADIN ANTIK s.r.o.</text:p>
          </table:table-cell>
          <table:table-cell table:style-name="ce2" office:value-type="string" calcext:value-type="string">
            <text:p>prodejna - starožitnosti, obrazy, galerie</text:p>
          </table:table-cell>
          <table:table-cell office:value-type="float" office:value="8638.74345549738" calcext:value-type="float">
            <text:p>8 639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eurčitá</text:p>
          </table:table-cell>
          <table:table-cell office:value-type="float" office:value="660000" calcext:value-type="float">
            <text:p>66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ULTRA PRAHA s.r.o.</text:p>
          </table:table-cell>
          <table:table-cell table:style-name="ce2" office:value-type="string" calcext:value-type="string">
            <text:p>prodejna <text:s/>- květinářství, sklad</text:p>
          </table:table-cell>
          <table:table-cell office:value-type="float" office:value="8811.06775452288" calcext:value-type="float">
            <text:p>8 811</text:p>
          </table:table-cell>
          <table:table-cell table:style-name="ce5" office:value-type="float" office:value="84.57" calcext:value-type="float">
            <text:p>84,57</text:p>
          </table:table-cell>
          <table:table-cell office:value-type="string" calcext:value-type="string">
            <text:p>neurčitá</text:p>
          </table:table-cell>
          <table:table-cell office:value-type="float" office:value="745152" calcext:value-type="float">
            <text:p>7451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 Mia s.r.o.</text:p>
          </table:table-cell>
          <table:table-cell table:style-name="ce2" office:value-type="string" calcext:value-type="string">
            <text:p>prodejna - <text:s/>dámská konfekce</text:p>
          </table:table-cell>
          <table:table-cell office:value-type="float" office:value="14903.04" calcext:value-type="float">
            <text:p>14 903</text:p>
          </table:table-cell>
          <table:table-cell table:style-name="ce5" office:value-type="float" office:value="50" calcext:value-type="float">
            <text:p>50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745152" calcext:value-type="float">
            <text:p>7451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teřská škola Národní se zaměřením na ranou péči Národní 416/37</text:p>
          </table:table-cell>
          <table:table-cell table:style-name="ce2" office:value-type="string" calcext:value-type="string">
            <text:p>mateřská školka</text:p>
          </table:table-cell>
          <table:table-cell office:value-type="float" office:value="478.005633802817" calcext:value-type="float">
            <text:p>478</text:p>
          </table:table-cell>
          <table:table-cell table:style-name="ce5" office:value-type="float" office:value="710" calcext:value-type="float">
            <text:p>710</text:p>
          </table:table-cell>
          <table:table-cell office:value-type="string" calcext:value-type="string">
            <text:p>neurčitá</text:p>
          </table:table-cell>
          <table:table-cell office:value-type="float" office:value="339384" calcext:value-type="float">
            <text:p>33938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dační fond Festival spisovatelů Praha 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1367.91780821918" calcext:value-type="float">
            <text:p>1 368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office:value-type="float" office:value="199716" calcext:value-type="float">
            <text:p>19971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NNÝ ARCHITECTS s.r.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2596.15384615385" calcext:value-type="float">
            <text:p>2 596</text:p>
          </table:table-cell>
          <table:table-cell table:style-name="ce5" office:value-type="float" office:value="208" calcext:value-type="float">
            <text:p>208</text:p>
          </table:table-cell>
          <table:table-cell office:value-type="string" calcext:value-type="string">
            <text:p>neurčitá</text:p>
          </table:table-cell>
          <table:table-cell office:value-type="float" office:value="540000.000000001" calcext:value-type="float">
            <text:p>540000,00000000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zykový Institut Praha s.r.o.</text:p>
          </table:table-cell>
          <table:table-cell table:style-name="ce2" office:value-type="string" calcext:value-type="string">
            <text:p>učebny, kanceláře, sklad vč. zázemí</text:p>
          </table:table-cell>
          <table:table-cell office:value-type="float" office:value="2279.45580559596" calcext:value-type="float">
            <text:p>2 279</text:p>
          </table:table-cell>
          <table:table-cell table:style-name="ce5" office:value-type="float" office:value="584.35" calcext:value-type="float">
            <text:p>584,35</text:p>
          </table:table-cell>
          <table:table-cell office:value-type="string" calcext:value-type="string">
            <text:p>neurčitá</text:p>
          </table:table-cell>
          <table:table-cell office:value-type="float" office:value="1332000" calcext:value-type="float">
            <text:p>1332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Oplt Libor <text:s/></text:p>
          </table:table-cell>
          <table:table-cell table:style-name="ce2" office:value-type="string" calcext:value-type="string">
            <text:p>ateliér (tmavé)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56" calcext:value-type="float">
            <text:p>56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00800" calcext:value-type="float">
            <text:p>1008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rochová Andrea</text:p>
          </table:table-cell>
          <table:table-cell table:style-name="ce2" office:value-type="string" calcext:value-type="string">
            <text:p>ateliér (tmavé, společné soc.zázemí mimo ateliér)</text:p>
          </table:table-cell>
          <table:table-cell office:value-type="float" office:value="1809.83606557377" calcext:value-type="float">
            <text:p>1 810</text:p>
          </table:table-cell>
          <table:table-cell table:style-name="ce5" office:value-type="float" office:value="30.5" calcext:value-type="float">
            <text:p>30,5</text:p>
          </table:table-cell>
          <table:table-cell office:value-type="date" office:date-value="2017-03-31" calcext:value-type="date">
            <text:p>31.03.2017</text:p>
          </table:table-cell>
          <table:table-cell office:value-type="float" office:value="55200" calcext:value-type="float">
            <text:p>55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 <text:s text:c="16"/></text:p>
          </table:table-cell>
          <table:table-cell table:style-name="ce2" office:value-type="string" calcext:value-type="string">
            <text:p>trafostanice</text:p>
          </table:table-cell>
          <table:table-cell office:value-type="float" office:value="610.285714285714" calcext:value-type="float">
            <text:p>610</text:p>
          </table:table-cell>
          <table:table-cell table:style-name="ce5" office:value-type="float" office:value="14" calcext:value-type="float">
            <text:p>14</text:p>
          </table:table-cell>
          <table:table-cell office:value-type="date" office:date-value="2019-10-31" calcext:value-type="date">
            <text:p>31.10.2019</text:p>
          </table:table-cell>
          <table:table-cell office:value-type="float" office:value="8544" calcext:value-type="float">
            <text:p>854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904.2904290429" calcext:value-type="float">
            <text:p>2 904</text:p>
          </table:table-cell>
          <table:table-cell table:style-name="ce5" office:value-type="float" office:value="181.8" calcext:value-type="float">
            <text:p>181,8</text:p>
          </table:table-cell>
          <table:table-cell/>
          <table:table-cell office:value-type="float" office:value="527999.999999999" calcext:value-type="float">
            <text:p>527999,99999999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6726.45739910314" calcext:value-type="float">
            <text:p>6 726</text:p>
          </table:table-cell>
          <table:table-cell table:style-name="ce5" office:value-type="float" office:value="89.2" calcext:value-type="float">
            <text:p>89,2</text:p>
          </table:table-cell>
          <table:table-cell/>
          <table:table-cell office:value-type="float" office:value="600000" calcext:value-type="float">
            <text:p>60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  <text:p>za námi požadovaných podmínek</text:p>
          </table:table-cell>
          <table:table-cell office:value-type="float" office:value="8108.10810810811" calcext:value-type="float">
            <text:p>8 108</text:p>
          </table:table-cell>
          <table:table-cell table:style-name="ce5" office:value-type="float" office:value="88.8" calcext:value-type="float">
            <text:p>88,8</text:p>
          </table:table-cell>
          <table:table-cell/>
          <table:table-cell office:value-type="float" office:value="720000" calcext:value-type="float">
            <text:p>72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8080.80808080808" calcext:value-type="float">
            <text:p>8 081</text:p>
          </table:table-cell>
          <table:table-cell table:style-name="ce5" office:value-type="float" office:value="89.1" calcext:value-type="float">
            <text:p>89,1</text:p>
          </table:table-cell>
          <table:table-cell/>
          <table:table-cell office:value-type="float" office:value="720000" calcext:value-type="float">
            <text:p>72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V Retail, s.r.o.</text:p>
          </table:table-cell>
          <table:table-cell table:style-name="ce2" office:value-type="string" calcext:value-type="string">
            <text:p>prodejna - nožířství</text:p>
          </table:table-cell>
          <table:table-cell office:value-type="float" office:value="28000" calcext:value-type="float">
            <text:p>28 000</text:p>
          </table:table-cell>
          <table:table-cell table:style-name="ce5" office:value-type="float" office:value="42" calcext:value-type="float">
            <text:p>42</text:p>
          </table:table-cell>
          <table:table-cell office:value-type="date" office:date-value="2020-06-30" calcext:value-type="date">
            <text:p>30.06.2020</text:p>
          </table:table-cell>
          <table:table-cell office:value-type="float" office:value="1176000" calcext:value-type="float">
            <text:p>1176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 office:value-type="string" calcext:value-type="string">
            <text:p>prodejna - sklo, porcelán</text:p>
          </table:table-cell>
          <table:table-cell office:value-type="float" office:value="4922.94774058115" calcext:value-type="float">
            <text:p>4 923</text:p>
          </table:table-cell>
          <table:table-cell table:style-name="ce5" office:value-type="float" office:value="271.53" calcext:value-type="float">
            <text:p>271,53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336728" calcext:value-type="float">
            <text:p>133672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prodejna - zlato, klenoty</text:p>
          </table:table-cell>
          <table:table-cell office:value-type="float" office:value="32883.1363636364" calcext:value-type="float">
            <text:p>32 883</text:p>
          </table:table-cell>
          <table:table-cell table:style-name="ce5" office:value-type="float" office:value="88" calcext:value-type="float">
            <text:p>88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2893716" calcext:value-type="float">
            <text:p>289371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pean Travel Partner s.r.o.</text:p>
          </table:table-cell>
          <table:table-cell table:style-name="ce2" office:value-type="string" calcext:value-type="string">
            <text:p>turistická informační kancelář</text:p>
          </table:table-cell>
          <table:table-cell office:value-type="float" office:value="18418.6046511628" calcext:value-type="float">
            <text:p>18 419</text:p>
          </table:table-cell>
          <table:table-cell table:style-name="ce5" office:value-type="float" office:value="21.5" calcext:value-type="float">
            <text:p>21,5</text:p>
          </table:table-cell>
          <table:table-cell office:value-type="string" calcext:value-type="string">
            <text:p>neurčitá</text:p>
          </table:table-cell>
          <table:table-cell office:value-type="float" office:value="396000" calcext:value-type="float">
            <text:p>396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LU,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56445.6" calcext:value-type="float">
            <text:p>56 446</text:p>
          </table:table-cell>
          <table:table-cell table:style-name="ce5" office:value-type="float" office:value="5" calcext:value-type="float">
            <text:p>5</text:p>
          </table:table-cell>
          <table:table-cell office:value-type="date" office:date-value="2021-06-30" calcext:value-type="date">
            <text:p>30.06.2021</text:p>
          </table:table-cell>
          <table:table-cell office:value-type="float" office:value="282228" calcext:value-type="float">
            <text:p>28222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 office:value-type="string" calcext:value-type="string">
            <text:p>prodejna - sklo, lustry</text:p>
          </table:table-cell>
          <table:table-cell office:value-type="float" office:value="8502.88490737929" calcext:value-type="float">
            <text:p>8 503</text:p>
          </table:table-cell>
          <table:table-cell table:style-name="ce5" office:value-type="float" office:value="98.79" calcext:value-type="float">
            <text:p>98,79</text:p>
          </table:table-cell>
          <table:table-cell office:value-type="string" calcext:value-type="string">
            <text:p>neurčitá</text:p>
          </table:table-cell>
          <table:table-cell office:value-type="float" office:value="840000" calcext:value-type="float">
            <text:p>84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R. Food Light,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043.3560818948" calcext:value-type="float">
            <text:p>12 043</text:p>
          </table:table-cell>
          <table:table-cell table:style-name="ce5" office:value-type="float" office:value="99.64" calcext:value-type="float">
            <text:p>99,64</text:p>
          </table:table-cell>
          <table:table-cell office:value-type="string" calcext:value-type="string">
            <text:p>neurčitá</text:p>
          </table:table-cell>
          <table:table-cell office:value-type="float" office:value="1200000" calcext:value-type="float">
            <text:p>120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evosadová Klára Ing. - ARTIRIS</text:p>
          </table:table-cell>
          <table:table-cell table:style-name="ce2" office:value-type="string" calcext:value-type="string">
            <text:p>kanceláře + prostory pro rekvalifikační kurzy</text:p>
          </table:table-cell>
          <table:table-cell office:value-type="float" office:value="2272.97106563162" calcext:value-type="float">
            <text:p>2 273</text:p>
          </table:table-cell>
          <table:table-cell table:style-name="ce5" office:value-type="float" office:value="141.7" calcext:value-type="float">
            <text:p>141,7</text:p>
          </table:table-cell>
          <table:table-cell office:value-type="string" calcext:value-type="string">
            <text:p>neurčitá</text:p>
          </table:table-cell>
          <table:table-cell office:value-type="float" office:value="322080.000000001" calcext:value-type="float">
            <text:p>322080,00000000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ubišta Jakub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3.3" calcext:value-type="float">
            <text:p>23,3</text:p>
          </table:table-cell>
          <table:table-cell office:value-type="string" calcext:value-type="string">
            <text:p>neurčitá</text:p>
          </table:table-cell>
          <table:table-cell office:value-type="float" office:value="78288" calcext:value-type="float">
            <text:p>7828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dová Mile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 office:value-type="float" office:value="93600" calcext:value-type="float">
            <text:p>936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C PRINT, spol. s 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640" calcext:value-type="float">
            <text:p>2 640</text:p>
          </table:table-cell>
          <table:table-cell table:style-name="ce5" office:value-type="float" office:value="41" calcext:value-type="float">
            <text:p>41</text:p>
          </table:table-cell>
          <table:table-cell office:value-type="date" office:date-value="2016-02-29" calcext:value-type="date">
            <text:p>29.02.2016</text:p>
          </table:table-cell>
          <table:table-cell office:value-type="float" office:value="108240" calcext:value-type="float">
            <text:p>10824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ňátko Zdeněk Mgr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35.5" calcext:value-type="float">
            <text:p>35,5</text:p>
          </table:table-cell>
          <table:table-cell office:value-type="string" calcext:value-type="string">
            <text:p>neurčitá</text:p>
          </table:table-cell>
          <table:table-cell office:value-type="float" office:value="127800" calcext:value-type="float">
            <text:p>1278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auermannová Vlasta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626.37362637363" calcext:value-type="float">
            <text:p>4 626</text:p>
          </table:table-cell>
          <table:table-cell table:style-name="ce5" office:value-type="float" office:value="54.6" calcext:value-type="float">
            <text:p>54,6</text:p>
          </table:table-cell>
          <table:table-cell office:value-type="string" calcext:value-type="string">
            <text:p>neurčitá</text:p>
          </table:table-cell>
          <table:table-cell office:value-type="float" office:value="252600" calcext:value-type="float">
            <text:p>2526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kl Jiří JUDr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5148.23300970874" calcext:value-type="float">
            <text:p>5 148</text:p>
          </table:table-cell>
          <table:table-cell table:style-name="ce5" office:value-type="float" office:value="103" calcext:value-type="float">
            <text:p>103</text:p>
          </table:table-cell>
          <table:table-cell office:value-type="string" calcext:value-type="string">
            <text:p>neurčitá</text:p>
          </table:table-cell>
          <table:table-cell office:value-type="float" office:value="530268" calcext:value-type="float">
            <text:p>53026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HELL REALTY CORPORATION PRAGUE spol. s 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076.92307692308" calcext:value-type="float">
            <text:p>3 077</text:p>
          </table:table-cell>
          <table:table-cell table:style-name="ce5" office:value-type="float" office:value="58.5" calcext:value-type="float">
            <text:p>58,5</text:p>
          </table:table-cell>
          <table:table-cell office:value-type="string" calcext:value-type="string">
            <text:p>neurčitá</text:p>
          </table:table-cell>
          <table:table-cell office:value-type="float" office:value="180000" calcext:value-type="float">
            <text:p>18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kařová Daniela</text:p>
          </table:table-cell>
          <table:table-cell table:style-name="ce2" office:value-type="string" calcext:value-type="string">
            <text:p>oprava oděvů</text:p>
          </table:table-cell>
          <table:table-cell office:value-type="float" office:value="4176.04035308953" calcext:value-type="float">
            <text:p>4 176</text:p>
          </table:table-cell>
          <table:table-cell table:style-name="ce5" office:value-type="float" office:value="23.79" calcext:value-type="float">
            <text:p>23,79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99347.9999999999" calcext:value-type="float">
            <text:p>99347,999999999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956.8" calcext:value-type="float">
            <text:p>3 957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59352" calcext:value-type="float">
            <text:p>593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tejlová Marija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14.61538461538" calcext:value-type="float">
            <text:p>1 215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office:value-type="float" office:value="18947.9999999999" calcext:value-type="float">
            <text:p>18947,999999999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ughton Lewis Yancy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971.42857142857" calcext:value-type="float">
            <text:p>2 971</text:p>
          </table:table-cell>
          <table:table-cell table:style-name="ce5" office:value-type="float" office:value="105" calcext:value-type="float">
            <text:p>105</text:p>
          </table:table-cell>
          <table:table-cell office:value-type="string" calcext:value-type="string">
            <text:p>neurčitá</text:p>
          </table:table-cell>
          <table:table-cell office:value-type="float" office:value="312000" calcext:value-type="float">
            <text:p>312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rym Ladislav JUDr., Mika Miroslav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819.05388883664" calcext:value-type="float">
            <text:p>3 819</text:p>
          </table:table-cell>
          <table:table-cell table:style-name="ce5" office:value-type="float" office:value="106.33" calcext:value-type="float">
            <text:p>106,33</text:p>
          </table:table-cell>
          <table:table-cell office:value-type="string" calcext:value-type="string">
            <text:p>neurčitá</text:p>
          </table:table-cell>
          <table:table-cell office:value-type="float" office:value="406080" calcext:value-type="float">
            <text:p>40608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TARMAN BOHEMIA, spol. s 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909.09090909091" calcext:value-type="float">
            <text:p>2 909</text:p>
          </table:table-cell>
          <table:table-cell table:style-name="ce5" office:value-type="float" office:value="66" calcext:value-type="float">
            <text:p>66</text:p>
          </table:table-cell>
          <table:table-cell office:value-type="string" calcext:value-type="string">
            <text:p>neurčitá</text:p>
          </table:table-cell>
          <table:table-cell office:value-type="float" office:value="192000" calcext:value-type="float">
            <text:p>192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Inowit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876.71232876712" calcext:value-type="float">
            <text:p>2 877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office:value-type="float" office:value="420000" calcext:value-type="float">
            <text:p>42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Štoček Tomá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381.5" calcext:value-type="float">
            <text:p>1 38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office:value-type="float" office:value="11052" calcext:value-type="float">
            <text:p>110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</text:p>
          </table:table-cell>
          <table:table-cell table:style-name="ce2" office:value-type="string" calcext:value-type="string">
            <text:p>provoz trafostanice</text:p>
          </table:table-cell>
          <table:table-cell office:value-type="float" office:value="1361.45454545455" calcext:value-type="float">
            <text:p>1 361</text:p>
          </table:table-cell>
          <table:table-cell table:style-name="ce5" office:value-type="float" office:value="60.5" calcext:value-type="float">
            <text:p>60,5</text:p>
          </table:table-cell>
          <table:table-cell office:value-type="date" office:date-value="2021-06-30" calcext:value-type="date">
            <text:p>30.06.2021</text:p>
          </table:table-cell>
          <table:table-cell office:value-type="float" office:value="82368.0000000003" calcext:value-type="float">
            <text:p>82368,0000000003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umístění antény</text:p>
          </table:table-cell>
          <table:table-cell office:value-type="float" office:value="16718" calcext:value-type="float">
            <text:p>16 718</text:p>
          </table:table-cell>
          <table:table-cell table:style-name="ce5" office:value-type="float" office:value="12" calcext:value-type="float">
            <text:p>12</text:p>
          </table:table-cell>
          <table:table-cell office:value-type="date" office:date-value="2016-10-31" calcext:value-type="date">
            <text:p>31.10.2016</text:p>
          </table:table-cell>
          <table:table-cell office:value-type="float" office:value="200616" calcext:value-type="float">
            <text:p>20061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od 31.12.2015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 office:value-type="float" office:value="3058.82352941176" calcext:value-type="float">
            <text:p>3 059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office:value-type="float" office:value="156000" calcext:value-type="float">
            <text:p>156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UCKY RABBIT, s.r.o.</text:p>
          </table:table-cell>
          <table:table-cell table:style-name="ce2" office:value-type="string" calcext:value-type="string">
            <text:p>restaurace, zázemí, dvůr, sklad, sklepy</text:p>
          </table:table-cell>
          <table:table-cell office:value-type="float" office:value="2586.20689655172" calcext:value-type="float">
            <text:p>2 586</text:p>
          </table:table-cell>
          <table:table-cell table:style-name="ce5" office:value-type="float" office:value="672.8" calcext:value-type="float">
            <text:p>672,8</text:p>
          </table:table-cell>
          <table:table-cell office:value-type="date" office:date-value="2020-04-30" calcext:value-type="date">
            <text:p>30.04.2020</text:p>
          </table:table-cell>
          <table:table-cell office:value-type="float" office:value="1740000" calcext:value-type="float">
            <text:p>174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yskočil Hassan Anife Ismet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001.71428571429" calcext:value-type="float">
            <text:p>3 002</text:p>
          </table:table-cell>
          <table:table-cell table:style-name="ce5" office:value-type="float" office:value="35" calcext:value-type="float">
            <text:p>35</text:p>
          </table:table-cell>
          <table:table-cell office:value-type="date" office:date-value="2021-06-30" calcext:value-type="date">
            <text:p>30.06.2021</text:p>
          </table:table-cell>
          <table:table-cell office:value-type="float" office:value="105060" calcext:value-type="float">
            <text:p>1050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jša Petr</text:p>
          </table:table-cell>
          <table:table-cell table:style-name="ce2" office:value-type="string" calcext:value-type="string">
            <text:p>ateliér - příprava žaloby na vyklizení</text:p>
          </table:table-cell>
          <table:table-cell office:value-type="float" office:value="2799.96" calcext:value-type="float">
            <text:p>2 800</text:p>
          </table:table-cell>
          <table:table-cell table:style-name="ce5" office:value-type="float" office:value="100" calcext:value-type="float">
            <text:p>100</text:p>
          </table:table-cell>
          <table:table-cell office:value-type="date" office:date-value="2015-12-31" calcext:value-type="date">
            <text:p>31.12.2015</text:p>
          </table:table-cell>
          <table:table-cell office:value-type="float" office:value="279996" calcext:value-type="float">
            <text:p>27999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er - exekučně vyklizeno dne 30.10.2015,</text:p>
            <text:p>pro další pronájem nutná úprava prostor</text:p>
          </table:table-cell>
          <table:table-cell/>
          <table:table-cell table:style-name="ce5"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72.590140338251" calcext:value-type="float">
            <text:p>173</text:p>
          </table:table-cell>
          <table:table-cell table:style-name="ce5" office:value-type="float" office:value="2779" calcext:value-type="float">
            <text:p>2779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479628" calcext:value-type="float">
            <text:p>47962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xalis dessous spol. s r.o.</text:p>
          </table:table-cell>
          <table:table-cell table:style-name="ce2" office:value-type="string" calcext:value-type="string">
            <text:p>prodejna prádla</text:p>
          </table:table-cell>
          <table:table-cell office:value-type="float" office:value="22758.6206896552" calcext:value-type="float">
            <text:p>22 759</text:p>
          </table:table-cell>
          <table:table-cell table:style-name="ce5" office:value-type="float" office:value="58" calcext:value-type="float">
            <text:p>58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1320000" calcext:value-type="float">
            <text:p>132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TAVROSS-CZ.POL. s.r.o.</text:p>
          </table:table-cell>
          <table:table-cell table:style-name="ce2" office:value-type="string" calcext:value-type="string">
            <text:p>opravna obuvi</text:p>
          </table:table-cell>
          <table:table-cell office:value-type="float" office:value="10485" calcext:value-type="float">
            <text:p>10 485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eurčitá</text:p>
          </table:table-cell>
          <table:table-cell office:value-type="float" office:value="335520" calcext:value-type="float">
            <text:p>3355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řečková Zdena</text:p>
          </table:table-cell>
          <table:table-cell table:style-name="ce2" office:value-type="string" calcext:value-type="string">
            <text:p>prodejna obrazů</text:p>
          </table:table-cell>
          <table:table-cell office:value-type="float" office:value="19200" calcext:value-type="float">
            <text:p>19 2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office:value-type="float" office:value="441600" calcext:value-type="float">
            <text:p>4416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avigante s.r.o.</text:p>
          </table:table-cell>
          <table:table-cell table:style-name="ce2" office:value-type="string" calcext:value-type="string">
            <text:p>restaurace vč. zázemí, terasy, skladu</text:p>
          </table:table-cell>
          <table:table-cell office:value-type="float" office:value="3441.17647058823" calcext:value-type="float">
            <text:p>3 441</text:p>
          </table:table-cell>
          <table:table-cell table:style-name="ce5" office:value-type="float" office:value="680" calcext:value-type="float">
            <text:p>680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2340000" calcext:value-type="float">
            <text:p>234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DRUŽENÍ VÝTVARNÝCH KRITIKŮ A TEORETIKŮ</text:p>
          </table:table-cell>
          <table:table-cell table:style-name="ce2" office:value-type="string" calcext:value-type="string">
            <text:p>výstavní centrum</text:p>
          </table:table-cell>
          <table:table-cell office:value-type="float" office:value="913.705977382876" calcext:value-type="float">
            <text:p>914</text:p>
          </table:table-cell>
          <table:table-cell table:style-name="ce5" office:value-type="float" office:value="619" calcext:value-type="float">
            <text:p>619</text:p>
          </table:table-cell>
          <table:table-cell office:value-type="string" calcext:value-type="string">
            <text:p>neurčitá</text:p>
          </table:table-cell>
          <table:table-cell office:value-type="float" office:value="565584" calcext:value-type="float">
            <text:p>56558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perátor ICT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485.48" calcext:value-type="float">
            <text:p>1485,48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7130304" calcext:value-type="float">
            <text:p>713030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59.72027972028" calcext:value-type="float">
            <text:p>6 56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office:value-type="float" office:value="93804" calcext:value-type="float">
            <text:p>9380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pokladna</text:p>
          </table:table-cell>
          <table:table-cell office:value-type="float" office:value="8121.85714285714" calcext:value-type="float">
            <text:p>8 122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office:value-type="float" office:value="227412" calcext:value-type="float">
            <text:p>22741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UniCredit Bank Czech Republic and Slovakia, a.s.</text:p>
          </table:table-cell>
          <table:table-cell table:style-name="ce2" office:value-type="string" calcext:value-type="string">
            <text:p>banka, sklad</text:p>
          </table:table-cell>
          <table:table-cell office:value-type="float" office:value="18563.9971312455" calcext:value-type="float">
            <text:p>18 564</text:p>
          </table:table-cell>
          <table:table-cell table:style-name="ce5" office:value-type="float" office:value="418.3" calcext:value-type="float">
            <text:p>418,3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7765319.99999999" calcext:value-type="float">
            <text:p>7765319,9999999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20.65742574258" calcext:value-type="float">
            <text:p>7 121</text:p>
          </table:table-cell>
          <table:table-cell table:style-name="ce5" office:value-type="float" office:value="505" calcext:value-type="float">
            <text:p>505</text:p>
          </table:table-cell>
          <table:table-cell office:value-type="string" calcext:value-type="string">
            <text:p>neurčitá</text:p>
          </table:table-cell>
          <table:table-cell office:value-type="float" office:value="3595932" calcext:value-type="float">
            <text:p>359593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156552" calcext:value-type="float">
            <text:p>1565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156552" calcext:value-type="float">
            <text:p>1565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 office:value-type="string" calcext:value-type="string">
            <text:p>zákaznické centrum, kanceláře</text:p>
          </table:table-cell>
          <table:table-cell office:value-type="float" office:value="5629.36600544535" calcext:value-type="float">
            <text:p>5 629</text:p>
          </table:table-cell>
          <table:table-cell table:style-name="ce5" office:value-type="float" office:value="1542.6" calcext:value-type="float">
            <text:p>1542,6</text:p>
          </table:table-cell>
          <table:table-cell office:value-type="string" calcext:value-type="string">
            <text:p>neurčitá</text:p>
          </table:table-cell>
          <table:table-cell office:value-type="float" office:value="8683860" calcext:value-type="float">
            <text:p>86838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5913.85842472582" calcext:value-type="float">
            <text:p>5 914</text:p>
          </table:table-cell>
          <table:table-cell table:style-name="ce5" office:value-type="float" office:value="401.2" calcext:value-type="float">
            <text:p>401,2</text:p>
          </table:table-cell>
          <table:table-cell office:value-type="string" calcext:value-type="string">
            <text:p>neurčitá</text:p>
          </table:table-cell>
          <table:table-cell office:value-type="float" office:value="2372640" calcext:value-type="float">
            <text:p>237264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5913.84172661871" calcext:value-type="float">
            <text:p>5 914</text:p>
          </table:table-cell>
          <table:table-cell table:style-name="ce5" office:value-type="float" office:value="278" calcext:value-type="float">
            <text:p>278</text:p>
          </table:table-cell>
          <table:table-cell office:value-type="string" calcext:value-type="string">
            <text:p>neurčitá</text:p>
          </table:table-cell>
          <table:table-cell office:value-type="float" office:value="1644048" calcext:value-type="float">
            <text:p>164404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 ICT Alliance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1794.15441176471" calcext:value-type="float">
            <text:p>1 794</text:p>
          </table:table-cell>
          <table:table-cell table:style-name="ce5" office:value-type="float" office:value="544" calcext:value-type="float">
            <text:p>544</text:p>
          </table:table-cell>
          <table:table-cell office:value-type="string" calcext:value-type="string">
            <text:p>neurčitá</text:p>
          </table:table-cell>
          <table:table-cell office:value-type="float" office:value="976020.000000002" calcext:value-type="float">
            <text:p>976020,00000000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5913.75609756098" calcext:value-type="float">
            <text:p>5 914</text:p>
          </table:table-cell>
          <table:table-cell table:style-name="ce5" office:value-type="float" office:value="61.5" calcext:value-type="float">
            <text:p>61,5</text:p>
          </table:table-cell>
          <table:table-cell office:value-type="string" calcext:value-type="string">
            <text:p>neurčitá</text:p>
          </table:table-cell>
          <table:table-cell office:value-type="float" office:value="363696" calcext:value-type="float">
            <text:p>36369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Liška Štěpán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225" calcext:value-type="float">
            <text:p>6 225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eurčitá</text:p>
          </table:table-cell>
          <table:table-cell office:value-type="float" office:value="249000" calcext:value-type="float">
            <text:p>249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ZA Trade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811.0987791343" calcext:value-type="float">
            <text:p>6 811</text:p>
          </table:table-cell>
          <table:table-cell table:style-name="ce5" office:value-type="float" office:value="90.1" calcext:value-type="float">
            <text:p>90,1</text:p>
          </table:table-cell>
          <table:table-cell office:value-type="string" calcext:value-type="string">
            <text:p>neurčitá</text:p>
          </table:table-cell>
          <table:table-cell office:value-type="float" office:value="613680" calcext:value-type="float">
            <text:p>61368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rettinger Václav JUDr., advokát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600" calcext:value-type="float">
            <text:p>6 600</text:p>
          </table:table-cell>
          <table:table-cell table:style-name="ce5" office:value-type="float" office:value="24.6" calcext:value-type="float">
            <text:p>24,6</text:p>
          </table:table-cell>
          <table:table-cell office:value-type="string" calcext:value-type="string">
            <text:p>neurčitá</text:p>
          </table:table-cell>
          <table:table-cell office:value-type="float" office:value="162360" calcext:value-type="float">
            <text:p>1623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ohemia Apartment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office:value-type="float" office:value="51360" calcext:value-type="float">
            <text:p>513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K Šarina,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400" calcext:value-type="float">
            <text:p>5 4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office:value-type="float" office:value="57780" calcext:value-type="float">
            <text:p>5778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uro Cargo &amp; Transportation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office:value-type="float" office:value="116160" calcext:value-type="float">
            <text:p>1161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GK cente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37.8" calcext:value-type="float">
            <text:p>37,8</text:p>
          </table:table-cell>
          <table:table-cell office:value-type="string" calcext:value-type="string">
            <text:p>neurčitá</text:p>
          </table:table-cell>
          <table:table-cell office:value-type="float" office:value="226800" calcext:value-type="float">
            <text:p>2268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lueEn Cze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400" calcext:value-type="float">
            <text:p>5 400</text:p>
          </table:table-cell>
          <table:table-cell table:style-name="ce5" office:value-type="float" office:value="19.4" calcext:value-type="float">
            <text:p>19,4</text:p>
          </table:table-cell>
          <table:table-cell office:value-type="string" calcext:value-type="string">
            <text:p>neurčitá</text:p>
          </table:table-cell>
          <table:table-cell office:value-type="float" office:value="104760" calcext:value-type="float">
            <text:p>1047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eolus, řecká cestovní kancelář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38.3" calcext:value-type="float">
            <text:p>38,3</text:p>
          </table:table-cell>
          <table:table-cell office:value-type="string" calcext:value-type="string">
            <text:p>neurčitá</text:p>
          </table:table-cell>
          <table:table-cell office:value-type="float" office:value="229800" calcext:value-type="float">
            <text:p>2298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emešová Ilona JUDr., <text:s/>notářka v Praze</text:p>
          </table:table-cell>
          <table:table-cell table:style-name="ce2" office:value-type="string" calcext:value-type="string">
            <text:p>kanceláře (pův.byt - dočasně rekolaudován)</text:p>
          </table:table-cell>
          <table:table-cell office:value-type="float" office:value="3331.11014366565" calcext:value-type="float">
            <text:p>3 331</text:p>
          </table:table-cell>
          <table:table-cell table:style-name="ce5" office:value-type="float" office:value="229.7" calcext:value-type="float">
            <text:p>229,7</text:p>
          </table:table-cell>
          <table:table-cell office:value-type="date" office:date-value="2017-04-30" calcext:value-type="date">
            <text:p>30.04.2017</text:p>
          </table:table-cell>
          <table:table-cell office:value-type="float" office:value="765156" calcext:value-type="float">
            <text:p>76515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druško Jan Mgr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655.97992751603" calcext:value-type="float">
            <text:p>4 656</text:p>
          </table:table-cell>
          <table:table-cell table:style-name="ce5" office:value-type="float" office:value="430.44" calcext:value-type="float">
            <text:p>430,44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2004120" calcext:value-type="float">
            <text:p>20041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bu Assad Maruan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1.9" calcext:value-type="float">
            <text:p>11,9</text:p>
          </table:table-cell>
          <table:table-cell office:value-type="string" calcext:value-type="string">
            <text:p>neurčitá</text:p>
          </table:table-cell>
          <table:table-cell office:value-type="float" office:value="57120" calcext:value-type="float">
            <text:p>571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ndřejová Eva JUDr., LL.M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2.2" calcext:value-type="float">
            <text:p>12,2</text:p>
          </table:table-cell>
          <table:table-cell office:value-type="string" calcext:value-type="string">
            <text:p>neurčitá</text:p>
          </table:table-cell>
          <table:table-cell office:value-type="float" office:value="58560" calcext:value-type="float">
            <text:p>585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Iuris Centrum s.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694.36819687648" calcext:value-type="float">
            <text:p>4 694</text:p>
          </table:table-cell>
          <table:table-cell table:style-name="ce5" office:value-type="float" office:value="211.3" calcext:value-type="float">
            <text:p>211,3</text:p>
          </table:table-cell>
          <table:table-cell office:value-type="string" calcext:value-type="string">
            <text:p>neurčitá</text:p>
          </table:table-cell>
          <table:table-cell office:value-type="float" office:value="991920" calcext:value-type="float">
            <text:p>9919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oslovak Models s.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14" calcext:value-type="float">
            <text:p>114</text:p>
          </table:table-cell>
          <table:table-cell office:value-type="date" office:date-value="2016-07-31" calcext:value-type="date">
            <text:p>31.07.2016</text:p>
          </table:table-cell>
          <table:table-cell office:value-type="float" office:value="547200" calcext:value-type="float">
            <text:p>547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ödl &amp; Partner Vorlíčková Tax,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office:value-type="float" office:value="262800" calcext:value-type="float">
            <text:p>2628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omanova Natalia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office:value-type="float" office:value="78000" calcext:value-type="float">
            <text:p>78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 office:value-type="float" office:value="5353.84615384615" calcext:value-type="float">
            <text:p>5 354</text:p>
          </table:table-cell>
          <table:table-cell table:style-name="ce5" office:value-type="float" office:value="130" calcext:value-type="float">
            <text:p>130</text:p>
          </table:table-cell>
          <table:table-cell/>
          <table:table-cell office:value-type="float" office:value="695999.999999999" calcext:value-type="float">
            <text:p>695999,99999999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25.2" calcext:value-type="float">
            <text:p>25,2</text:p>
          </table:table-cell>
          <table:table-cell/>
          <table:table-cell office:value-type="float" office:value="151200" calcext:value-type="float">
            <text:p>151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40.3" calcext:value-type="float">
            <text:p>40,3</text:p>
          </table:table-cell>
          <table:table-cell/>
          <table:table-cell office:value-type="float" office:value="241800" calcext:value-type="float">
            <text:p>2418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 s.</text:p>
          </table:table-cell>
          <table:table-cell table:style-name="ce2" office:value-type="string" calcext:value-type="string">
            <text:p>zákaznické centrum, kanceláře, sklad</text:p>
          </table:table-cell>
          <table:table-cell office:value-type="float" office:value="410.992234685073" calcext:value-type="float">
            <text:p>411</text:p>
          </table:table-cell>
          <table:table-cell table:style-name="ce5" office:value-type="float" office:value="1159" calcext:value-type="float">
            <text:p>1159</text:p>
          </table:table-cell>
          <table:table-cell office:value-type="string" calcext:value-type="string">
            <text:p>neurčitá</text:p>
          </table:table-cell>
          <table:table-cell office:value-type="float" office:value="476340" calcext:value-type="float">
            <text:p>47634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HARAFLI, s. r. o. <text:s text:c="19"/>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47673.75" calcext:value-type="float">
            <text:p>47 674</text:p>
          </table:table-cell>
          <table:table-cell table:style-name="ce5" office:value-type="float" office:value="9.6" calcext:value-type="float">
            <text:p>9,6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457668" calcext:value-type="float">
            <text:p>45766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R - Cars s. r. o.</text:p>
          </table:table-cell>
          <table:table-cell table:style-name="ce2" office:value-type="string" calcext:value-type="string">
            <text:p>prodejna s hodinkami</text:p>
          </table:table-cell>
          <table:table-cell office:value-type="float" office:value="34912.5517241379" calcext:value-type="float">
            <text:p>34 913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eurčitá</text:p>
          </table:table-cell>
          <table:table-cell office:value-type="float" office:value="506232" calcext:value-type="float">
            <text:p>50623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ALAMAKI s. r. o.</text:p>
          </table:table-cell>
          <table:table-cell table:style-name="ce2" office:value-type="string" calcext:value-type="string">
            <text:p>prodejna telekomunikačních produktů </text:p>
          </table:table-cell>
          <table:table-cell office:value-type="float" office:value="115221.818181818" calcext:value-type="float">
            <text:p>115 222</text:p>
          </table:table-cell>
          <table:table-cell table:style-name="ce5" office:value-type="float" office:value="4.4" calcext:value-type="float">
            <text:p>4,4</text:p>
          </table:table-cell>
          <table:table-cell office:value-type="string" calcext:value-type="string">
            <text:p>neurčitá</text:p>
          </table:table-cell>
          <table:table-cell office:value-type="float" office:value="506975.999999999" calcext:value-type="float">
            <text:p>506975,99999999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Thoralf Schenker </text:p>
          </table:table-cell>
          <table:table-cell table:style-name="ce2" office:value-type="string" calcext:value-type="string">
            <text:p>prodejna - bižutérie</text:p>
          </table:table-cell>
          <table:table-cell office:value-type="float" office:value="43500.5405405405" calcext:value-type="float">
            <text:p>43 501</text:p>
          </table:table-cell>
          <table:table-cell table:style-name="ce5" office:value-type="float" office:value="11.1" calcext:value-type="float">
            <text:p>11,1</text:p>
          </table:table-cell>
          <table:table-cell office:value-type="string" calcext:value-type="string">
            <text:p>neurčitá</text:p>
          </table:table-cell>
          <table:table-cell office:value-type="float" office:value="482856" calcext:value-type="float">
            <text:p>48285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NDr. Otto Kembický</text:p>
          </table:table-cell>
          <table:table-cell table:style-name="ce2" office:value-type="string" calcext:value-type="string">
            <text:p>prodejna - šperky, dárky, kameny</text:p>
          </table:table-cell>
          <table:table-cell office:value-type="float" office:value="41924.6017699115" calcext:value-type="float">
            <text:p>41 925</text:p>
          </table:table-cell>
          <table:table-cell table:style-name="ce5" office:value-type="float" office:value="11.3" calcext:value-type="float">
            <text:p>11,3</text:p>
          </table:table-cell>
          <table:table-cell office:value-type="string" calcext:value-type="string">
            <text:p>neurčitá</text:p>
          </table:table-cell>
          <table:table-cell office:value-type="float" office:value="473748" calcext:value-type="float">
            <text:p>47374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aleri style s. r. o.</text:p>
          </table:table-cell>
          <table:table-cell table:style-name="ce2" office:value-type="string" calcext:value-type="string">
            <text:p>prodejan - oděvy</text:p>
          </table:table-cell>
          <table:table-cell office:value-type="float" office:value="17962.7142857143" calcext:value-type="float">
            <text:p>17 963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office:value-type="float" office:value="502956" calcext:value-type="float">
            <text:p>50295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ESCULAP Praha s. r. o.</text:p>
          </table:table-cell>
          <table:table-cell table:style-name="ce2" office:value-type="string" calcext:value-type="string">
            <text:p>kadeřnictví, kosmetika, masáže, sklad</text:p>
          </table:table-cell>
          <table:table-cell office:value-type="float" office:value="1769.95488721805" calcext:value-type="float">
            <text:p>1 770</text:p>
          </table:table-cell>
          <table:table-cell table:style-name="ce5" office:value-type="float" office:value="266" calcext:value-type="float">
            <text:p>266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470808.000000001" calcext:value-type="float">
            <text:p>470808,00000000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asyChange, s. r. o. <text:s text:c="12"/></text:p>
          </table:table-cell>
          <table:table-cell table:style-name="ce2" office:value-type="string" calcext:value-type="string">
            <text:p>kanceláře včetně zázemí</text:p>
          </table:table-cell>
          <table:table-cell office:value-type="float" office:value="10009.2" calcext:value-type="float">
            <text:p>10 009</text:p>
          </table:table-cell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neurčitá</text:p>
          </table:table-cell>
          <table:table-cell office:value-type="float" office:value="500460" calcext:value-type="float">
            <text:p>5004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/>
          <table:table-cell table:style-name="ce5" office:value-type="float" office:value="124.4" calcext:value-type="float">
            <text:p>124,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a Steyrerová</text:p>
          </table:table-cell>
          <table:table-cell table:style-name="ce2" office:value-type="string" calcext:value-type="string">
            <text:p>prodejna - obuv</text:p>
          </table:table-cell>
          <table:table-cell office:value-type="float" office:value="13200" calcext:value-type="float">
            <text:p>13 200</text:p>
          </table:table-cell>
          <table:table-cell table:style-name="ce5" office:value-type="float" office:value="43.6" calcext:value-type="float">
            <text:p>43,6</text:p>
          </table:table-cell>
          <table:table-cell office:value-type="string" calcext:value-type="string">
            <text:p>neurčitá</text:p>
          </table:table-cell>
          <table:table-cell office:value-type="float" office:value="575520" calcext:value-type="float">
            <text:p>5755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lára Štěpánková</text:p>
          </table:table-cell>
          <table:table-cell table:style-name="ce2" office:value-type="string" calcext:value-type="string">
            <text:p>prodejna - second hand</text:p>
          </table:table-cell>
          <table:table-cell office:value-type="float" office:value="10935.8441558442" calcext:value-type="float">
            <text:p>10 936</text:p>
          </table:table-cell>
          <table:table-cell table:style-name="ce5" office:value-type="float" office:value="46.2" calcext:value-type="float">
            <text:p>46,2</text:p>
          </table:table-cell>
          <table:table-cell office:value-type="string" calcext:value-type="string">
            <text:p>neurčitá</text:p>
          </table:table-cell>
          <table:table-cell office:value-type="float" office:value="505236.000000002" calcext:value-type="float">
            <text:p>505236,00000000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ermin Kulenovič</text:p>
          </table:table-cell>
          <table:table-cell table:style-name="ce2" office:value-type="string" calcext:value-type="string">
            <text:p>prodejna - dámská konfekce</text:p>
          </table:table-cell>
          <table:table-cell office:value-type="float" office:value="14716.7398119122" calcext:value-type="float">
            <text:p>14 717</text:p>
          </table:table-cell>
          <table:table-cell table:style-name="ce5" office:value-type="float" office:value="31.9" calcext:value-type="float">
            <text:p>31,9</text:p>
          </table:table-cell>
          <table:table-cell office:value-type="string" calcext:value-type="string">
            <text:p>neurčitá</text:p>
          </table:table-cell>
          <table:table-cell office:value-type="float" office:value="469463.999999999" calcext:value-type="float">
            <text:p>469463,99999999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agazza s. r. o.</text:p>
          </table:table-cell>
          <table:table-cell table:style-name="ce2" office:value-type="string" calcext:value-type="string">
            <text:p>prodejna - kabelky</text:p>
          </table:table-cell>
          <table:table-cell office:value-type="float" office:value="15052.6451612903" calcext:value-type="float">
            <text:p>15 053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office:value-type="float" office:value="233316" calcext:value-type="float">
            <text:p>23331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h To Hai vč, skladu</text:p>
          </table:table-cell>
          <table:table-cell table:style-name="ce2" office:value-type="string" calcext:value-type="string">
            <text:p>prodejna - potraviny</text:p>
          </table:table-cell>
          <table:table-cell office:value-type="float" office:value="8920.72572038421" calcext:value-type="float">
            <text:p>8 921</text:p>
          </table:table-cell>
          <table:table-cell table:style-name="ce5" office:value-type="float" office:value="93.7" calcext:value-type="float">
            <text:p>93,7</text:p>
          </table:table-cell>
          <table:table-cell office:value-type="string" calcext:value-type="string">
            <text:p>neurčitá</text:p>
          </table:table-cell>
          <table:table-cell office:value-type="float" office:value="835872.000000001" calcext:value-type="float">
            <text:p>835872,00000000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artin Cígler</text:p>
          </table:table-cell>
          <table:table-cell table:style-name="ce2" office:value-type="string" calcext:value-type="string">
            <text:p>prodejna - zlatnictví, hodinářství</text:p>
          </table:table-cell>
          <table:table-cell office:value-type="float" office:value="14400" calcext:value-type="float">
            <text:p>14 40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office:value-type="float" office:value="417600" calcext:value-type="float">
            <text:p>4176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ll IT spol. s. r. o.</text:p>
          </table:table-cell>
          <table:table-cell table:style-name="ce2" office:value-type="string" calcext:value-type="string">
            <text:p>prodejna - dětské oblečení</text:p>
          </table:table-cell>
          <table:table-cell office:value-type="float" office:value="12000" calcext:value-type="float">
            <text:p>12 000</text:p>
          </table:table-cell>
          <table:table-cell table:style-name="ce5" office:value-type="float" office:value="36.1" calcext:value-type="float">
            <text:p>36,1</text:p>
          </table:table-cell>
          <table:table-cell office:value-type="string" calcext:value-type="string">
            <text:p>neurčitá</text:p>
          </table:table-cell>
          <table:table-cell office:value-type="float" office:value="433200" calcext:value-type="float">
            <text:p>433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EGAN-PARK s.r.o.</text:p>
          </table:table-cell>
          <table:table-cell table:style-name="ce2" office:value-type="string" calcext:value-type="string">
            <text:p>gastro provoz - bistro</text:p>
          </table:table-cell>
          <table:table-cell office:value-type="float" office:value="11217.0731707317" calcext:value-type="float">
            <text:p>11 217</text:p>
          </table:table-cell>
          <table:table-cell table:style-name="ce5" office:value-type="float" office:value="49.2" calcext:value-type="float">
            <text:p>49,2</text:p>
          </table:table-cell>
          <table:table-cell office:value-type="date" office:date-value="2019-02-28" calcext:value-type="date">
            <text:p>28.02.2019</text:p>
          </table:table-cell>
          <table:table-cell office:value-type="float" office:value="551880" calcext:value-type="float">
            <text:p>55188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V KSČM</text:p>
          </table:table-cell>
          <table:table-cell table:style-name="ce2" office:value-type="string" calcext:value-type="string">
            <text:p>kanceláře, sklad </text:p>
          </table:table-cell>
          <table:table-cell office:value-type="float" office:value="216" calcext:value-type="float">
            <text:p>216</text:p>
          </table:table-cell>
          <table:table-cell table:style-name="ce5" office:value-type="float" office:value="75" calcext:value-type="float">
            <text:p>75</text:p>
          </table:table-cell>
          <table:table-cell office:value-type="date" office:date-value="2016-03-31" calcext:value-type="date">
            <text:p>31.03.2016</text:p>
          </table:table-cell>
          <table:table-cell office:value-type="float" office:value="16200" calcext:value-type="float">
            <text:p>16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gr. Pavla Štěpničková</text:p>
          </table:table-cell>
          <table:table-cell table:style-name="ce2" office:value-type="string" calcext:value-type="string">
            <text:p>kancelář (polosuterén)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 Mihle - STAROMÉSTSKÁ AGENTURA</text:p>
          </table:table-cell>
          <table:table-cell table:style-name="ce2" office:value-type="string" calcext:value-type="string">
            <text:p>kancelář 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73920" calcext:value-type="float">
            <text:p>739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 SOLUTIONS s. r. o.</text:p>
          </table:table-cell>
          <table:table-cell table:style-name="ce2" office:value-type="string" calcext:value-type="string">
            <text:p>kancelář 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33.65" calcext:value-type="float">
            <text:p>33,65</text:p>
          </table:table-cell>
          <table:table-cell office:value-type="string" calcext:value-type="string">
            <text:p>neurčitá</text:p>
          </table:table-cell>
          <table:table-cell office:value-type="float" office:value="80760" calcext:value-type="float">
            <text:p>807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obchod - hledáme nového nájemce</text:p>
            <text:p>za námi požadovaných podmínek</text:p>
          </table:table-cell>
          <table:table-cell office:value-type="float" office:value="14400" calcext:value-type="float">
            <text:p>14 400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office:value-type="float" office:value="576000" calcext:value-type="float">
            <text:p>576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office:value-type="float" office:value="67200" calcext:value-type="float">
            <text:p>67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ůvodně zubní ordinace + laboratoř, totálně vybydlené, nutná zásadní rekonstrukce</text:p>
          </table:table-cell>
          <table:table-cell/>
          <table:table-cell table:style-name="ce5" office:value-type="float" office:value="227" calcext:value-type="float">
            <text:p>2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ůvodně šicí dílna, totálně vybydlené, nutná zásadní rekonstrukce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amit, s.r.o. <text:s text:c="12"/></text:p>
          </table:table-cell>
          <table:table-cell table:style-name="ce2" office:value-type="string" calcext:value-type="string">
            <text:p>Prodejna vč. zázemí a skladu v sut.</text:p>
          </table:table-cell>
          <table:table-cell office:value-type="float" office:value="26564.8854961832" calcext:value-type="float">
            <text:p>26 565</text:p>
          </table:table-cell>
          <table:table-cell table:style-name="ce5" office:value-type="float" office:value="131" calcext:value-type="float">
            <text:p>131</text:p>
          </table:table-cell>
          <table:table-cell office:value-type="string" calcext:value-type="string">
            <text:p>neurčitá</text:p>
          </table:table-cell>
          <table:table-cell office:value-type="float" office:value="3480000" calcext:value-type="float">
            <text:p>3480000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 O L O s.r.o.    <text:span text:style-name="T1">prodejna</text:span><text:span text:style-name="T2">            </text:span></text:p>
          </table:table-cell>
          <table:table-cell table:style-name="ce2" office:value-type="string" calcext:value-type="string">
            <text:p>Prodejna vč. zázemí a kanceláře</text:p>
          </table:table-cell>
          <table:table-cell office:value-type="float" office:value="31215.7271095153" calcext:value-type="float">
            <text:p>31 216</text:p>
          </table:table-cell>
          <table:table-cell table:style-name="ce5" office:value-type="float" office:value="55.7" calcext:value-type="float">
            <text:p>55,7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1738716" calcext:value-type="float">
            <text:p>1738716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OLO s.r.o.    <text:span text:style-name="T1">průchod  </text:span><text:span text:style-name="T2">         </text:span></text:p>
          </table:table-cell>
          <table:table-cell table:style-name="ce2" office:value-type="string" calcext:value-type="string">
            <text:p>Směnárna - mobilní buňka</text:p>
          </table:table-cell>
          <table:table-cell office:value-type="float" office:value="48000" calcext:value-type="float">
            <text:p>48 0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eurčitá</text:p>
          </table:table-cell>
          <table:table-cell office:value-type="float" office:value="144000" calcext:value-type="float">
            <text:p>144000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RAT Czech Republic s.r.o.</text:p>
          </table:table-cell>
          <table:table-cell table:style-name="ce2" office:value-type="string" calcext:value-type="string">
            <text:p>Kanceláře </text:p>
          </table:table-cell>
          <table:table-cell office:value-type="float" office:value="5011.33858267717" calcext:value-type="float">
            <text:p>5 011</text:p>
          </table:table-cell>
          <table:table-cell table:style-name="ce5" office:value-type="float" office:value="76.2" calcext:value-type="float">
            <text:p>76,2</text:p>
          </table:table-cell>
          <table:table-cell office:value-type="string" calcext:value-type="string">
            <text:p>neurčitá</text:p>
          </table:table-cell>
          <table:table-cell office:value-type="float" office:value="381864" calcext:value-type="float">
            <text:p>381864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IZEUM Czech Republic s.r.o.</text:p>
          </table:table-cell>
          <table:table-cell table:style-name="ce2" office:value-type="string" calcext:value-type="string">
            <text:p>Kanceláře vč. chodeb a zázemí</text:p>
          </table:table-cell>
          <table:table-cell office:value-type="float" office:value="4067.26200505476" calcext:value-type="float">
            <text:p>4 067</text:p>
          </table:table-cell>
          <table:table-cell table:style-name="ce5" office:value-type="float" office:value="118.7" calcext:value-type="float">
            <text:p>118,7</text:p>
          </table:table-cell>
          <table:table-cell office:value-type="string" calcext:value-type="string">
            <text:p>neurčitá</text:p>
          </table:table-cell>
          <table:table-cell office:value-type="float" office:value="482784" calcext:value-type="float">
            <text:p>482784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ENTSU AEGIS NETWORK <text:s/>CZECH REPUBLIC s.r.o. <text:s text:c="10"/></text:p>
          </table:table-cell>
          <table:table-cell table:style-name="ce2" office:value-type="string" calcext:value-type="string">
            <text:p>Kanceláře vč. chodeb a zázemí</text:p>
          </table:table-cell>
          <table:table-cell office:value-type="float" office:value="4520.13978296855" calcext:value-type="float">
            <text:p>4 520</text:p>
          </table:table-cell>
          <table:table-cell table:style-name="ce5" office:value-type="float" office:value="543.7" calcext:value-type="float">
            <text:p>543,7</text:p>
          </table:table-cell>
          <table:table-cell office:value-type="string" calcext:value-type="string">
            <text:p>neurčitá</text:p>
          </table:table-cell>
          <table:table-cell office:value-type="float" office:value="2457600" calcext:value-type="float">
            <text:p>2457600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Dr. Petra Habartová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797.75" calcext:value-type="float">
            <text:p>4 798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eurčitá</text:p>
          </table:table-cell>
          <table:table-cell office:value-type="float" office:value="307056" calcext:value-type="float">
            <text:p>30705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gentura theBESTtranslat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75" calcext:value-type="float">
            <text:p>25,75</text:p>
          </table:table-cell>
          <table:table-cell office:value-type="string" calcext:value-type="string">
            <text:p>neurčitá</text:p>
          </table:table-cell>
          <table:table-cell office:value-type="float" office:value="74160" calcext:value-type="float">
            <text:p>741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RNESTA,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office:value-type="float" office:value="78312" calcext:value-type="float">
            <text:p>7831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DIT DANĚ CZ s. r. o.</text:p>
          </table:table-cell>
          <table:table-cell table:style-name="ce2" office:value-type="string" calcext:value-type="string">
            <text:p>kanceláře vč. chodby a zázemí</text:p>
          </table:table-cell>
          <table:table-cell office:value-type="float" office:value="2778.69625520111" calcext:value-type="float">
            <text:p>2 779</text:p>
          </table:table-cell>
          <table:table-cell table:style-name="ce5" office:value-type="float" office:value="108.15" calcext:value-type="float">
            <text:p>108,15</text:p>
          </table:table-cell>
          <table:table-cell office:value-type="string" calcext:value-type="string">
            <text:p>neurčitá</text:p>
          </table:table-cell>
          <table:table-cell office:value-type="float" office:value="300516" calcext:value-type="float">
            <text:p>30051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PEAN LEASE a.s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office:value-type="float" office:value="146952" calcext:value-type="float">
            <text:p>1469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ukamo plus-cz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1.4" calcext:value-type="float">
            <text:p>21,4</text:p>
          </table:table-cell>
          <table:table-cell office:value-type="string" calcext:value-type="string">
            <text:p>neurčitá</text:p>
          </table:table-cell>
          <table:table-cell office:value-type="float" office:value="61632" calcext:value-type="float">
            <text:p>6163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BI 2020 s. r. o.</text:p>
          </table:table-cell>
          <table:table-cell table:style-name="ce2" office:value-type="string" calcext:value-type="string">
            <text:p>kanceláře a skladové prostory</text:p>
          </table:table-cell>
          <table:table-cell office:value-type="float" office:value="2537.14285714286" calcext:value-type="float">
            <text:p>2 537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office:value-type="float" office:value="168720" calcext:value-type="float">
            <text:p>1687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han Oleg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2" calcext:value-type="float">
            <text:p>25,2</text:p>
          </table:table-cell>
          <table:table-cell office:value-type="string" calcext:value-type="string">
            <text:p>neurčitá</text:p>
          </table:table-cell>
          <table:table-cell office:value-type="float" office:value="72576" calcext:value-type="float">
            <text:p>7257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nforum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17.3" calcext:value-type="float">
            <text:p>17,3</text:p>
          </table:table-cell>
          <table:table-cell office:value-type="string" calcext:value-type="string">
            <text:p>neurčitá</text:p>
          </table:table-cell>
          <table:table-cell office:value-type="float" office:value="49824" calcext:value-type="float">
            <text:p>4982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VZ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eurčitá</text:p>
          </table:table-cell>
          <table:table-cell office:value-type="float" office:value="49296" calcext:value-type="float">
            <text:p>4929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BET HOLDING, a. s.</text:p>
          </table:table-cell>
          <table:table-cell table:style-name="ce2" office:value-type="string" calcext:value-type="string">
            <text:p>kanceláře a spol. místnosti</text:p>
          </table:table-cell>
          <table:table-cell office:value-type="float" office:value="4211.81538461538" calcext:value-type="float">
            <text:p>4 212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neurčitá</text:p>
          </table:table-cell>
          <table:table-cell office:value-type="float" office:value="136884" calcext:value-type="float">
            <text:p>13688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HARMONIE FINANCE s. r. o.</text:p>
          </table:table-cell>
          <table:table-cell table:style-name="ce2" office:value-type="string" calcext:value-type="string">
            <text:p>kanceláře a spol. místnosti</text:p>
          </table:table-cell>
          <table:table-cell office:value-type="float" office:value="4172.92984869326" calcext:value-type="float">
            <text:p>4 173</text:p>
          </table:table-cell>
          <table:table-cell table:style-name="ce5" office:value-type="float" office:value="72.7" calcext:value-type="float">
            <text:p>72,7</text:p>
          </table:table-cell>
          <table:table-cell office:value-type="string" calcext:value-type="string">
            <text:p>neurčitá</text:p>
          </table:table-cell>
          <table:table-cell office:value-type="float" office:value="303372" calcext:value-type="float">
            <text:p>30337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au Praha, s. r. o.</text:p>
          </table:table-cell>
          <table:table-cell table:style-name="ce2" office:value-type="string" calcext:value-type="string">
            <text:p>kanceláře, chodby, zázemí</text:p>
          </table:table-cell>
          <table:table-cell office:value-type="float" office:value="2797.35730531788" calcext:value-type="float">
            <text:p>2 797</text:p>
          </table:table-cell>
          <table:table-cell table:style-name="ce5" office:value-type="float" office:value="276.99" calcext:value-type="float">
            <text:p>276,99</text:p>
          </table:table-cell>
          <table:table-cell office:value-type="string" calcext:value-type="string">
            <text:p>neurčitá</text:p>
          </table:table-cell>
          <table:table-cell office:value-type="float" office:value="774840" calcext:value-type="float">
            <text:p>77484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EALTOM,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967.67857142857" calcext:value-type="float">
            <text:p>4 968</text:p>
          </table:table-cell>
          <table:table-cell table:style-name="ce5" office:value-type="float" office:value="22.4" calcext:value-type="float">
            <text:p>22,4</text:p>
          </table:table-cell>
          <table:table-cell office:value-type="string" calcext:value-type="string">
            <text:p>neurčitá</text:p>
          </table:table-cell>
          <table:table-cell office:value-type="float" office:value="111276" calcext:value-type="float">
            <text:p>11127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RÁLOVSKÁ REALITNÍ,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797.71428571429" calcext:value-type="float">
            <text:p>4 798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office:value-type="float" office:value="100752" calcext:value-type="float">
            <text:p>1007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g. Karina Uhlíková, CSc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480.26607538803" calcext:value-type="float">
            <text:p>3 480</text:p>
          </table:table-cell>
          <table:table-cell table:style-name="ce5" office:value-type="float" office:value="22.55" calcext:value-type="float">
            <text:p>22,55</text:p>
          </table:table-cell>
          <table:table-cell office:value-type="string" calcext:value-type="string">
            <text:p>neurčitá</text:p>
          </table:table-cell>
          <table:table-cell office:value-type="float" office:value="78480.0000000001" calcext:value-type="float">
            <text:p>78480,000000000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office:value-type="float" office:value="170208" calcext:value-type="float">
            <text:p>17020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ader Business Consulting Grou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office:value-type="float" office:value="72288" calcext:value-type="float">
            <text:p>7228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dustrial Dynamics,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725.8407079646" calcext:value-type="float">
            <text:p>3 726</text:p>
          </table:table-cell>
          <table:table-cell table:style-name="ce5" office:value-type="float" office:value="45.2" calcext:value-type="float">
            <text:p>45,2</text:p>
          </table:table-cell>
          <table:table-cell office:value-type="string" calcext:value-type="string">
            <text:p>neurčitá</text:p>
          </table:table-cell>
          <table:table-cell office:value-type="float" office:value="168408" calcext:value-type="float">
            <text:p>16840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rigor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7.25" calcext:value-type="float">
            <text:p>17,25</text:p>
          </table:table-cell>
          <table:table-cell office:value-type="string" calcext:value-type="string">
            <text:p>neurčitá</text:p>
          </table:table-cell>
          <table:table-cell office:value-type="float" office:value="53820" calcext:value-type="float">
            <text:p>538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arov.NET,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31.69811320755" calcext:value-type="float">
            <text:p>3 032</text:p>
          </table:table-cell>
          <table:table-cell table:style-name="ce5" office:value-type="float" office:value="21.2" calcext:value-type="float">
            <text:p>21,2</text:p>
          </table:table-cell>
          <table:table-cell office:value-type="string" calcext:value-type="string">
            <text:p>neurčitá</text:p>
          </table:table-cell>
          <table:table-cell office:value-type="float" office:value="64272.0000000001" calcext:value-type="float">
            <text:p>64272,000000000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mages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48.75" calcext:value-type="float">
            <text:p>48,75</text:p>
          </table:table-cell>
          <table:table-cell office:value-type="string" calcext:value-type="string">
            <text:p>neurčitá</text:p>
          </table:table-cell>
          <table:table-cell office:value-type="float" office:value="140400" calcext:value-type="float">
            <text:p>1404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gr. Jana Vyhna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7.1" calcext:value-type="float">
            <text:p>17,1</text:p>
          </table:table-cell>
          <table:table-cell office:value-type="string" calcext:value-type="string">
            <text:p>neurčitá</text:p>
          </table:table-cell>
          <table:table-cell office:value-type="float" office:value="53352" calcext:value-type="float">
            <text:p>533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arie Ingold, Di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office:value-type="float" office:value="48360" calcext:value-type="float">
            <text:p>483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B WIDE TRADING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38.05" calcext:value-type="float">
            <text:p>38,05</text:p>
          </table:table-cell>
          <table:table-cell office:value-type="string" calcext:value-type="string">
            <text:p>neurčitá</text:p>
          </table:table-cell>
          <table:table-cell office:value-type="float" office:value="118716" calcext:value-type="float">
            <text:p>11871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kční a účetní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2.6" calcext:value-type="float">
            <text:p>22,6</text:p>
          </table:table-cell>
          <table:table-cell office:value-type="string" calcext:value-type="string">
            <text:p>neurčitá</text:p>
          </table:table-cell>
          <table:table-cell office:value-type="float" office:value="65088" calcext:value-type="float">
            <text:p>6508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onika Ťap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63360" calcext:value-type="float">
            <text:p>633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Zone CZ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0.6" calcext:value-type="float">
            <text:p>20,6</text:p>
          </table:table-cell>
          <table:table-cell office:value-type="string" calcext:value-type="string">
            <text:p>neurčitá</text:p>
          </table:table-cell>
          <table:table-cell office:value-type="float" office:value="59328" calcext:value-type="float">
            <text:p>5932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reative Unit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65.75" calcext:value-type="float">
            <text:p>65,75</text:p>
          </table:table-cell>
          <table:table-cell office:value-type="string" calcext:value-type="string">
            <text:p>neurčitá</text:p>
          </table:table-cell>
          <table:table-cell office:value-type="float" office:value="189360" calcext:value-type="float">
            <text:p>1893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CHONOV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25.94752186589" calcext:value-type="float">
            <text:p>3 726</text:p>
          </table:table-cell>
          <table:table-cell table:style-name="ce5" office:value-type="float" office:value="17.15" calcext:value-type="float">
            <text:p>17,15</text:p>
          </table:table-cell>
          <table:table-cell office:value-type="string" calcext:value-type="string">
            <text:p>neurčitá</text:p>
          </table:table-cell>
          <table:table-cell office:value-type="float" office:value="63900" calcext:value-type="float">
            <text:p>639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oman Ču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4.3" calcext:value-type="float">
            <text:p>24,3</text:p>
          </table:table-cell>
          <table:table-cell office:value-type="string" calcext:value-type="string">
            <text:p>neurčitá</text:p>
          </table:table-cell>
          <table:table-cell office:value-type="float" office:value="69984" calcext:value-type="float">
            <text:p>6998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ERSIAL s. r. 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4346.76923076923" calcext:value-type="float">
            <text:p>4 347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office:value-type="float" office:value="282540" calcext:value-type="float">
            <text:p>28254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teriérové dveře Brno s.r.o.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89.4" calcext:value-type="float">
            <text:p>89,4</text:p>
          </table:table-cell>
          <table:table-cell office:value-type="string" calcext:value-type="string">
            <text:p>neurčitá</text:p>
          </table:table-cell>
          <table:table-cell office:value-type="float" office:value="536400" calcext:value-type="float">
            <text:p>5364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FIRMIN Praha s. r. 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50.2" calcext:value-type="float">
            <text:p>50,2</text:p>
          </table:table-cell>
          <table:table-cell office:value-type="string" calcext:value-type="string">
            <text:p>neurčitá</text:p>
          </table:table-cell>
          <table:table-cell office:value-type="float" office:value="144576" calcext:value-type="float">
            <text:p>14457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nti GASTRO s. r. o.</text:p>
          </table:table-cell>
          <table:table-cell table:style-name="ce2" office:value-type="string" calcext:value-type="string">
            <text:p>pivní bar, vč. dvorku a skladů</text:p>
          </table:table-cell>
          <table:table-cell office:value-type="float" office:value="1641.4686825054" calcext:value-type="float">
            <text:p>1 641</text:p>
          </table:table-cell>
          <table:table-cell table:style-name="ce5" office:value-type="float" office:value="277.8" calcext:value-type="float">
            <text:p>277,8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456000" calcext:value-type="float">
            <text:p>456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iří Maňas - skla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26400" calcext:value-type="float">
            <text:p>264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 - skla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65.217391304348" calcext:value-type="float">
            <text:p>965</text:p>
          </table:table-cell>
          <table:table-cell table:style-name="ce5" office:value-type="float" office:value="9.2" calcext:value-type="float">
            <text:p>9,2</text:p>
          </table:table-cell>
          <table:table-cell office:value-type="string" calcext:value-type="string">
            <text:p>neurčitá</text:p>
          </table:table-cell>
          <table:table-cell office:value-type="float" office:value="8880" calcext:value-type="float">
            <text:p>888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příprava nájemní smlouvy od 1.3.2016</text:p>
          </table:table-cell>
          <table:table-cell office:value-type="float" office:value="2832.98969072165" calcext:value-type="float">
            <text:p>2 833</text:p>
          </table:table-cell>
          <table:table-cell table:style-name="ce5" office:value-type="float" office:value="19.4" calcext:value-type="float">
            <text:p>19,4</text:p>
          </table:table-cell>
          <table:table-cell/>
          <table:table-cell office:value-type="float" office:value="54960" calcext:value-type="float">
            <text:p>549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4.9" calcext:value-type="float">
            <text:p>24,9</text:p>
          </table:table-cell>
          <table:table-cell/>
          <table:table-cell office:value-type="float" office:value="77688" calcext:value-type="float">
            <text:p>7768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příprava nájemní smlouvy od 1.3.2016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3.5" calcext:value-type="float">
            <text:p>23,5</text:p>
          </table:table-cell>
          <table:table-cell/>
          <table:table-cell office:value-type="float" office:value="73320" calcext:value-type="float">
            <text:p>733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78.05" calcext:value-type="float">
            <text:p>78,05</text:p>
          </table:table-cell>
          <table:table-cell/>
          <table:table-cell office:value-type="float" office:value="468300" calcext:value-type="float">
            <text:p>468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OVACH VASYL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office:value-type="float" office:value="26700" calcext:value-type="float">
            <text:p>267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ELLER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.14" calcext:value-type="float">
            <text:p>1 018</text:p>
          </table:table-cell>
          <table:table-cell table:style-name="ce5" office:value-type="float" office:value="52.52" calcext:value-type="float">
            <text:p>52,52</text:p>
          </table:table-cell>
          <table:table-cell office:value-type="string" calcext:value-type="string">
            <text:p>neurčitá</text:p>
          </table:table-cell>
          <table:table-cell office:value-type="float" office:value="53472.7128" calcext:value-type="float">
            <text:p>53472,71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DOLEŽALOVÁ IVET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2.08" calcext:value-type="float">
            <text:p>52,08</text:p>
          </table:table-cell>
          <table:table-cell office:value-type="string" calcext:value-type="string">
            <text:p>neurčitá</text:p>
          </table:table-cell>
          <table:table-cell office:value-type="float" office:value="57288" calcext:value-type="float">
            <text:p>5728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LEJSEK ONDŘEJ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52.12" calcext:value-type="float">
            <text:p>52,12</text:p>
          </table:table-cell>
          <table:table-cell office:value-type="string" calcext:value-type="string">
            <text:p>neurčitá</text:p>
          </table:table-cell>
          <table:table-cell office:value-type="float" office:value="62544" calcext:value-type="float">
            <text:p>6254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GOLD CAPITAL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14" calcext:value-type="float">
            <text:p>52,14</text:p>
          </table:table-cell>
          <table:table-cell office:value-type="string" calcext:value-type="string">
            <text:p>neurčitá</text:p>
          </table:table-cell>
          <table:table-cell office:value-type="float" office:value="44319" calcext:value-type="float">
            <text:p>4431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ZATŘEPÁLE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52.19" calcext:value-type="float">
            <text:p>52,19</text:p>
          </table:table-cell>
          <table:table-cell office:value-type="string" calcext:value-type="string">
            <text:p>neurčitá</text:p>
          </table:table-cell>
          <table:table-cell office:value-type="float" office:value="54799.5" calcext:value-type="float">
            <text:p>54799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BABY MARKE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7.1" calcext:value-type="float">
            <text:p>917</text:p>
          </table:table-cell>
          <table:table-cell table:style-name="ce5" office:value-type="float" office:value="122.4" calcext:value-type="float">
            <text:p>122,4</text:p>
          </table:table-cell>
          <table:table-cell office:value-type="string" calcext:value-type="string">
            <text:p>neurčitá</text:p>
          </table:table-cell>
          <table:table-cell office:value-type="float" office:value="112253.04" calcext:value-type="float">
            <text:p>112253,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79/23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939/1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DŽALIČ HEDIJ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8.87" calcext:value-type="float">
            <text:p>1 039</text:p>
          </table:table-cell>
          <table:table-cell table:style-name="ce5" office:value-type="float" office:value="47.4" calcext:value-type="float">
            <text:p>47,4</text:p>
          </table:table-cell>
          <table:table-cell office:value-type="string" calcext:value-type="string">
            <text:p>neurčitá</text:p>
          </table:table-cell>
          <table:table-cell office:value-type="float" office:value="49242.438" calcext:value-type="float">
            <text:p>49242,43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0/1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939/1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RABCOVÁ RAD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neurčitá</text:p>
          </table:table-cell>
          <table:table-cell office:value-type="float" office:value="49410" calcext:value-type="float">
            <text:p>494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1/3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939/1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58.7" calcext:value-type="float">
            <text:p>58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2/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939/1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UD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office:value-type="float" office:value="65010" calcext:value-type="float">
            <text:p>650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OW A SPOL.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8.21" calcext:value-type="float">
            <text:p>1 208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office:value-type="float" office:value="56906.691" calcext:value-type="float">
            <text:p>56906,69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1.7" calcext:value-type="float">
            <text:p>7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Šejbalové</text:p>
          </table:table-cell>
          <table:table-cell table:style-name="ce2" office:value-type="string" calcext:value-type="string">
            <text:p>889/6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939/2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/>
          <table:table-cell table:style-name="ce5" office:value-type="float" office:value="45.3" calcext:value-type="float">
            <text:p>45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MOLA STANISLAV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.67" calcext:value-type="float">
            <text:p>1 221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office:value-type="float" office:value="55296.351" calcext:value-type="float">
            <text:p>55296,35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LAŽANIN PET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61.19" calcext:value-type="float">
            <text:p>1 261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eurčitá</text:p>
          </table:table-cell>
          <table:table-cell office:value-type="float" office:value="59528.168" calcext:value-type="float">
            <text:p>59528,1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3/15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939/3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GOLD CAPITA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28.5" calcext:value-type="float">
            <text:p>1 529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office:value-type="float" office:value="90334.35" calcext:value-type="float">
            <text:p>90334,3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URBANEC PETR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7" calcext:value-type="float">
            <text:p>87</text:p>
          </table:table-cell>
          <table:table-cell office:value-type="string" calcext:value-type="string">
            <text:p>neurčitá</text:p>
          </table:table-cell>
          <table:table-cell office:value-type="float" office:value="70922.4" calcext:value-type="float">
            <text:p>70922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2.82" calcext:value-type="float">
            <text:p>32,8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5/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1798/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RYKO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4.72" calcext:value-type="float">
            <text:p>54,72</text:p>
          </table:table-cell>
          <table:table-cell office:value-type="string" calcext:value-type="string">
            <text:p>neurčitá</text:p>
          </table:table-cell>
          <table:table-cell office:value-type="float" office:value="55759.68" calcext:value-type="float">
            <text:p>55759,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6/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1798/6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1.76" calcext:value-type="float">
            <text:p>632</text:p>
          </table:table-cell>
          <table:table-cell table:style-name="ce5" office:value-type="float" office:value="82.1" calcext:value-type="float">
            <text:p>82,1</text:p>
          </table:table-cell>
          <table:table-cell office:value-type="string" calcext:value-type="string">
            <text:p>neurčitá</text:p>
          </table:table-cell>
          <table:table-cell office:value-type="float" office:value="51867.496" calcext:value-type="float">
            <text:p>51867,4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HA J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office:value-type="float" office:value="61955.2" calcext:value-type="float">
            <text:p>61955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.32" calcext:value-type="float">
            <text:p>32,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61/4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1798/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A SPOR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.5" calcext:value-type="float">
            <text:p>19,5</text:p>
          </table:table-cell>
          <table:table-cell office:value-type="string" calcext:value-type="string">
            <text:p>3.12.2022</text:p>
          </table:table-cell>
          <table:table-cell office:value-type="float" office:value="7800" calcext:value-type="float">
            <text:p>7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79.7" calcext:value-type="float">
            <text:p>79,7</text:p>
          </table:table-cell>
          <table:table-cell office:value-type="string" calcext:value-type="string">
            <text:p>neurčitá</text:p>
          </table:table-cell>
          <table:table-cell office:value-type="float" office:value="48467.164" calcext:value-type="float">
            <text:p>48467,1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O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neurčitá</text:p>
          </table:table-cell>
          <table:table-cell office:value-type="float" office:value="27365.4" calcext:value-type="float">
            <text:p>27365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11.4" calcext:value-type="float">
            <text:p>611</text:p>
          </table:table-cell>
          <table:table-cell table:style-name="ce5" office:value-type="float" office:value="17.22" calcext:value-type="float">
            <text:p>17,22</text:p>
          </table:table-cell>
          <table:table-cell office:value-type="string" calcext:value-type="string">
            <text:p>neurčitá</text:p>
          </table:table-cell>
          <table:table-cell office:value-type="float" office:value="10528.308" calcext:value-type="float">
            <text:p>10528,30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NECKÝ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31.1" calcext:value-type="float">
            <text:p>631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office:value-type="float" office:value="27768.4" calcext:value-type="float">
            <text:p>27768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AVŮREK PAVE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95.2" calcext:value-type="float">
            <text:p>1 395</text:p>
          </table:table-cell>
          <table:table-cell table:style-name="ce5" office:value-type="float" office:value="33.2" calcext:value-type="float">
            <text:p>33,2</text:p>
          </table:table-cell>
          <table:table-cell office:value-type="string" calcext:value-type="string">
            <text:p>neurčitá</text:p>
          </table:table-cell>
          <table:table-cell office:value-type="float" office:value="46320.64" calcext:value-type="float">
            <text:p>46320,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Španielova</text:p>
          </table:table-cell>
          <table:table-cell table:style-name="ce2" office:value-type="string" calcext:value-type="string">
            <text:p>1329/29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string" calcext:value-type="string">
            <text:p>1293/59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3.22" calcext:value-type="float">
            <text:p>163,2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BABY GODDS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33" calcext:value-type="float">
            <text:p>1 333</text:p>
          </table:table-cell>
          <table:table-cell table:style-name="ce5" office:value-type="float" office:value="166.46" calcext:value-type="float">
            <text:p>166,46</text:p>
          </table:table-cell>
          <table:table-cell office:value-type="string" calcext:value-type="string">
            <text:p>neurčitá</text:p>
          </table:table-cell>
          <table:table-cell office:value-type="float" office:value="221891.18" calcext:value-type="float">
            <text:p>221891,1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HRONEK LIBO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92" calcext:value-type="float">
            <text:p>61,92</text:p>
          </table:table-cell>
          <table:table-cell office:value-type="string" calcext:value-type="string">
            <text:p>neurčitá</text:p>
          </table:table-cell>
          <table:table-cell office:value-type="float" office:value="61920" calcext:value-type="float">
            <text:p>61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AKŠTEJN J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65.46" calcext:value-type="float">
            <text:p>165,46</text:p>
          </table:table-cell>
          <table:table-cell office:value-type="string" calcext:value-type="string">
            <text:p>neurčitá</text:p>
          </table:table-cell>
          <table:table-cell office:value-type="float" office:value="297828" calcext:value-type="float">
            <text:p>2978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EGIMA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0" calcext:value-type="float">
            <text:p>510</text:p>
          </table:table-cell>
          <table:table-cell table:style-name="ce5" office:value-type="float" office:value="83.37" calcext:value-type="float">
            <text:p>83,37</text:p>
          </table:table-cell>
          <table:table-cell office:value-type="string" calcext:value-type="string">
            <text:p>neurčitá</text:p>
          </table:table-cell>
          <table:table-cell office:value-type="float" office:value="42518.7" calcext:value-type="float">
            <text:p>42518,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9/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string" calcext:value-type="string">
            <text:p>2780/32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THERMIC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24.7" calcext:value-type="float">
            <text:p>1 325</text:p>
          </table:table-cell>
          <table:table-cell table:style-name="ce5" office:value-type="float" office:value="90.19" calcext:value-type="float">
            <text:p>90,19</text:p>
          </table:table-cell>
          <table:table-cell office:value-type="string" calcext:value-type="string">
            <text:p>neurčitá</text:p>
          </table:table-cell>
          <table:table-cell office:value-type="float" office:value="119474.693" calcext:value-type="float">
            <text:p>119474,69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30/59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office:value-type="string" calcext:value-type="string">
            <text:p>2780/32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INARIK RICHAR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6.15" calcext:value-type="float">
            <text:p>866</text:p>
          </table:table-cell>
          <table:table-cell table:style-name="ce5" office:value-type="float" office:value="148.94" calcext:value-type="float">
            <text:p>148,94</text:p>
          </table:table-cell>
          <table:table-cell office:value-type="string" calcext:value-type="string">
            <text:p>neurčitá</text:p>
          </table:table-cell>
          <table:table-cell office:value-type="float" office:value="129004.381" calcext:value-type="float">
            <text:p>129004,38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79/8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-IMPO S.R.O. RATH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210.7" calcext:value-type="float">
            <text:p>210,7</text:p>
          </table:table-cell>
          <table:table-cell office:value-type="string" calcext:value-type="string">
            <text:p>neurčitá</text:p>
          </table:table-cell>
          <table:table-cell office:value-type="float" office:value="257643.96" calcext:value-type="float">
            <text:p>257643,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KULTURNÍ CENTRUM 12</text:p>
          </table:table-cell>
          <table:table-cell table:style-name="ce2" office:value-type="string" calcext:value-type="string">
            <text:p>kultumi služby</text:p>
          </table:table-cell>
          <table:table-cell/>
          <table:table-cell table:style-name="ce5" office:value-type="float" office:value="680.07" calcext:value-type="float">
            <text:p>680,07</text:p>
          </table:table-cell>
          <table:table-cell office:value-type="string" calcext:value-type="string">
            <text:p>31.7.2023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HARENČÁK RUDOLF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office:value-type="float" office:value="6720" calcext:value-type="float">
            <text:p>67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BENEŠ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office:value-type="float" office:value="8960" calcext:value-type="float">
            <text:p>8960</text:p>
          </table:table-cell>
          <table:table-cell table:number-columns-repeated="1010"/>
        </table:table-row>
        <table:table-row table:style-name="ro2" table:number-rows-repeated="10473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Nebytové_prostory_2014_10_02_Bá.$A$1" table:cell-range-address="$Nebytové_prostory_2014_10_02_Bá.$P$1:.$P$1086"/>
        </table:named-expressions>
      </table:table>
      <table:named-expressions>
        <table:named-range table:name="Nebytové_prostory_2014_10_02_Bárta" table:base-cell-address="$Nebytové_prostory_2014_10_02_Bá.$A$1" table:cell-range-address="$Nebytové_prostory_2014_10_02_Bá.$A$1:.$P$1086"/>
      </table:named-expressions>
      <table:database-ranges>
        <table:database-range table:name="__Anonymous_Sheet_DB__0" table:target-range-address="Nebytové_prostory_2014_10_02_Bá.A1:Nebytové_prostory_2014_10_02_Bá.P1258" table:display-filter-buttons="true">
          <table:filter>
            <table:filter-and>
              <table:filter-condition table:field-number="6" table:value="Praha 1" table:operator="="/>
              <table:filter-condition table:field-number="7" table:value="Staré Město" table:operator="="/>
              <table:filter-condition table:field-number="2" table:value="Staroměstské nám.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MS Sans Serif" svg:font-family="'MS Sans Serif'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 number:grouping="true"/>
      <number:text> Kč</number:text>
    </number:number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Kč</number:text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fill-character> </loext:fill-character>
      <number:text>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fill-character> </loext:fill-character>
      <number:text>- Kč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1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number number:decimal-places="2" loext:min-decimal-places="2" number:min-integer-digits="1"/>
    </number:number-style>
    <number:number-style style:name="N135">
      <style:text-properties fo:color="#ff0000"/>
      <number:number number:decimal-places="2" loext:min-decimal-places="2" number:min-integer-digits="1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number number:decimal-places="2" loext:min-decimal-places="2" number:min-integer-digits="1" number:grouping="true"/>
      <style:map style:condition="value()&gt;=0" style:apply-style-name="N136P0"/>
    </number:number-style>
    <number:date-style style:name="N137">
      <number:day/>
      <number:text>.</number:text>
      <number:month/>
    </number:date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loext:min-decimal-places="1" number:min-integer-digits="1" number:grouping="true"/>
    </number:number-style>
    <number:number-style style:name="N147">
      <number:number number:decimal-places="0" loext:min-decimal-places="0" number:min-integer-digits="1" number:grouping="true"/>
      <number:text>     </number:text>
    </number:number-style>
    <number:currency-style style:name="N149P0" style:volatile="true">
      <number:currency-symbol number:language="cs" number:country="CZ">¥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49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49P0"/>
    </number:currency-style>
    <number:date-style style:name="N150">
      <number:month number:textual="true"/>
      <number:text>.</number:text>
      <number:year number:style="long"/>
    </number:date-style>
    <number:currency-style style:name="N152P0" style:volatile="true"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52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52P0"/>
    </number:currency-style>
    <number:number-style style:name="N15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4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.00.0000</text:date>, <text:time style:data-style-name="N2" text:time-value="16:46:17.40266389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Nebytové_5f_prostory_5f_2014_5f_10_5f_02_5f_Bá" style:display-name="PageStyle_Nebytové_prostory_2014_10_02_Bá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9T18:02:25.806690117</dc:date>
    <meta:generator>LibreOffice/5.3.1.2$Linux_X86_64 LibreOffice_project/30m0$Build-2</meta:generator>
    <meta:editing-duration>PT14H34M43S</meta:editing-duration>
    <meta:editing-cycles>15</meta:editing-cycles>
    <meta:document-statistic meta:table-count="1" meta:cell-count="17671" meta:object-count="0"/>
  </office:meta>
</office:document-meta>
</file>